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333333" draw:marker-start-width="0.46cm" draw:marker-end-width="0.46cm" draw:fill-color="#ffff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2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cm" svg:stroke-color="#000000" draw:marker-start-width="0.14cm" draw:marker-end-width="0.14cm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14cm" draw:marker-end-width="0.14cm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5cm" svg:stroke-color="#cccccc" draw:marker-start-width="0.595cm" draw:marker-end-width="0.595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3cm" fo:min-width="0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3cm" fo:min-width="0.464cm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.464cm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draw:fill="solid" draw:fill-color="#ffffcc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svg:stroke-color="#000000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fill="none" draw:fill-color="#ffffcc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-color="#ffffff" draw:textarea-vertical-align="middle"/>
    </style:style>
    <style:style style:name="gr20" style:family="graphic" style:parent-style-name="standard">
      <style:graphic-properties svg:stroke-width="0.01cm" svg:stroke-color="#000000" draw:marker-start-width="0.235cm" draw:marker-end-width="0.235cm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21" style:family="graphic" style:parent-style-name="standard">
      <style:graphic-properties svg:stroke-width="0cm" svg:stroke-color="#000000" draw:marker-start-width="0.14cm" draw:marker-end-width="0.14cm" draw:fill-color="#ffff66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svg:stroke-color="#000000" draw:fill-color="#000000" draw:textarea-vertical-align="middle"/>
    </style:style>
    <style:style style:name="gr25" style:family="graphic">
      <style:graphic-properties style:protect="size"/>
    </style:style>
    <style:style style:name="gr26" style:family="graphic" style:parent-style-name="objectwithoutfill">
      <style:graphic-properties svg:stroke-width="0.2cm" svg:stroke-color="#cccccc" draw:marker-start-width="0.77cm" draw:marker-end-width="0.77cm" draw:fill="none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pt" style:font-size-asian="4pt" style:font-size-complex="4pt"/>
    </style:style>
    <style:style style:name="P3" style:family="paragraph">
      <style:paragraph-properties fo:text-align="justify"/>
    </style:style>
    <style:style style:name="P4" style:family="paragraph">
      <style:text-properties fo:font-size="20pt"/>
    </style:style>
    <style:style style:name="P5" style:family="paragraph">
      <style:paragraph-properties fo:text-align="justify"/>
      <style:text-properties fo:font-size="4pt" style:font-size-asian="4pt" style:font-size-complex="4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p>Vorlagen klein</text:p>
          </draw:text-box>
        </draw:frame>
        <draw:g>
          <draw:custom-shape draw:style-name="gr1" draw:text-style-name="P1" draw:layer="layout" svg:width="2.191cm" svg:height="1.745cm" svg:x="1.242cm" svg:y="4.70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3.087cm" svg:y1="6.119cm" svg:x2="1.588cm" svg:y2="6.119cm">
            <text:p/>
          </draw:line>
          <draw:line draw:style-name="gr2" draw:text-style-name="P1" draw:layer="layout" svg:x1="1.473cm" svg:y1="5.901cm" svg:x2="3.203cm" svg:y2="5.901cm">
            <text:p/>
          </draw:line>
          <draw:line draw:style-name="gr2" draw:text-style-name="P1" draw:layer="layout" svg:x1="1.588cm" svg:y1="5.028cm" svg:x2="3.203cm" svg:y2="5.901cm">
            <text:p/>
          </draw:line>
          <draw:line draw:style-name="gr2" draw:text-style-name="P1" draw:layer="layout" svg:x1="3.088cm" svg:y1="6.119cm" svg:x2="1.473cm" svg:y2="5.246cm">
            <text:p/>
          </draw:line>
          <draw:line draw:style-name="gr2" draw:text-style-name="P1" draw:layer="layout" svg:x1="1.588cm" svg:y1="6.119cm" svg:x2="3.203cm" svg:y2="5.246cm">
            <text:p/>
          </draw:line>
          <draw:line draw:style-name="gr2" draw:text-style-name="P1" draw:layer="layout" svg:x1="1.473cm" svg:y1="5.901cm" svg:x2="3.088cm" svg:y2="5.028cm">
            <text:p/>
          </draw:line>
          <draw:line draw:style-name="gr2" draw:text-style-name="P1" draw:layer="layout" svg:x1="1.588cm" svg:y1="6.119cm" svg:x2="2.511cm" svg:y2="4.701cm">
            <text:p/>
          </draw:line>
          <draw:line draw:style-name="gr2" draw:text-style-name="P1" draw:layer="layout" svg:x1="1.473cm" svg:y1="5.901cm" svg:x2="2.234cm" svg:y2="4.701cm">
            <text:p/>
          </draw:line>
          <draw:line draw:style-name="gr2" draw:text-style-name="P1" draw:layer="layout" svg:x1="2.165cm" svg:y1="6.446cm" svg:x2="3.088cm" svg:y2="5.028cm">
            <text:p/>
          </draw:line>
          <draw:line draw:style-name="gr2" draw:text-style-name="P1" draw:layer="layout" svg:x1="2.442cm" svg:y1="6.446cm" svg:x2="3.203cm" svg:y2="5.246cm">
            <text:p/>
          </draw:line>
          <draw:line draw:style-name="gr2" draw:text-style-name="P1" draw:layer="layout" svg:x1="1.473cm" svg:y1="5.246cm" svg:x2="3.203cm" svg:y2="5.246cm">
            <text:p/>
          </draw:line>
          <draw:line draw:style-name="gr2" draw:text-style-name="P1" draw:layer="layout" svg:x1="3.087cm" svg:y1="5.028cm" svg:x2="1.588cm" svg:y2="5.028cm">
            <text:p/>
          </draw:line>
          <draw:custom-shape draw:style-name="gr3" draw:text-style-name="P1" draw:layer="layout" svg:width="0.23cm" svg:height="0.218cm" svg:x="1.531cm" svg:y="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31cm" svg:height="0.218cm" svg:x="2.915cm" svg:y="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193cm" svg:height="1.746cm" svg:x="1.294cm" svg:y="12.51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3.14cm" svg:y1="13.935cm" svg:x2="1.64cm" svg:y2="13.935cm">
            <text:p/>
          </draw:line>
          <draw:line draw:style-name="gr2" draw:text-style-name="P1" draw:layer="layout" svg:x1="1.525cm" svg:y1="13.717cm" svg:x2="3.256cm" svg:y2="13.717cm">
            <text:p/>
          </draw:line>
          <draw:custom-shape draw:style-name="gr4" draw:text-style-name="P1" draw:layer="layout" svg:width="0.22cm" svg:height="0.22cm" svg:x="2.287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.187cm" svg:y1="13.832cm" svg:x2="2.587cm" svg:y2="13.832cm">
            <text:p/>
          </draw:line>
        </draw:g>
        <draw:g>
          <draw:g>
            <draw:custom-shape draw:style-name="gr1" draw:text-style-name="P1" draw:layer="layout" svg:width="2.192cm" svg:height="1.746cm" svg:x="18.193cm" svg:y="5.35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0.039cm" svg:y1="6.778cm" svg:x2="18.539cm" svg:y2="6.778cm">
              <text:p/>
            </draw:line>
            <draw:line draw:style-name="gr2" draw:text-style-name="P1" draw:layer="layout" svg:x1="18.424cm" svg:y1="6.56cm" svg:x2="20.155cm" svg:y2="6.56cm">
              <text:p/>
            </draw:line>
          </draw:g>
          <draw:frame draw:style-name="gr6" draw:text-style-name="P2" draw:layer="layout" svg:width="0.983cm" svg:height="0.432cm" svg:x="18.77cm" svg:y="5.359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2cm" svg:height="1.746cm" svg:x="15.638cm" svg:y="5.23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7.484cm" svg:y1="6.652cm" svg:x2="15.984cm" svg:y2="6.652cm">
              <text:p/>
            </draw:line>
            <draw:line draw:style-name="gr2" draw:text-style-name="P1" draw:layer="layout" svg:x1="15.869cm" svg:y1="6.434cm" svg:x2="17.6cm" svg:y2="6.434cm">
              <text:p/>
            </draw:line>
            <draw:line draw:style-name="gr2" draw:text-style-name="P1" draw:layer="layout" svg:x1="15.869cm" svg:y1="5.779cm" svg:x2="17.6cm" svg:y2="5.779cm">
              <text:p/>
            </draw:line>
            <draw:line draw:style-name="gr2" draw:text-style-name="P1" draw:layer="layout" svg:x1="17.484cm" svg:y1="5.561cm" svg:x2="15.984cm" svg:y2="5.561cm">
              <text:p/>
            </draw:line>
          </draw:g>
          <draw:frame draw:style-name="gr6" draw:text-style-name="P2" draw:layer="layout" svg:width="0.983cm" svg:height="0.432cm" svg:x="16.191cm" svg:y="6.652cm">
            <draw:text-box>
              <text:p><text:span text:style-name="T1">S-710A</text:span></text:p>
            </draw:text-box>
          </draw:frame>
        </draw:g>
        <draw:g>
          <draw:custom-shape draw:style-name="gr1" draw:text-style-name="P1" draw:layer="layout" svg:width="2.193cm" svg:height="1.746cm" svg:x="4.563cm" svg:y="7.14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6.409cm" svg:y1="8.56cm" svg:x2="4.909cm" svg:y2="8.56cm">
            <text:p/>
          </draw:line>
          <draw:line draw:style-name="gr2" draw:text-style-name="P1" draw:layer="layout" svg:x1="4.794cm" svg:y1="8.342cm" svg:x2="6.525cm" svg:y2="8.342cm">
            <text:p/>
          </draw:line>
          <draw:line draw:style-name="gr2" draw:text-style-name="P1" draw:layer="layout" svg:x1="4.909cm" svg:y1="8.56cm" svg:x2="6.525cm" svg:y2="7.687cm">
            <text:p/>
          </draw:line>
          <draw:line draw:style-name="gr2" draw:text-style-name="P1" draw:layer="layout" svg:x1="4.794cm" svg:y1="8.342cm" svg:x2="6.41cm" svg:y2="7.469cm">
            <text:p/>
          </draw:line>
          <draw:custom-shape draw:style-name="gr3" draw:text-style-name="P1" draw:layer="layout" svg:width="0.23cm" svg:height="0.218cm" svg:x="6.237cm" svg:y="7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5.215cm" svg:y="8.56cm">
            <draw:text-box>
              <text:p><text:span text:style-name="T1">S-954A</text:span></text:p>
            </draw:text-box>
          </draw:frame>
        </draw:g>
        <draw:g>
          <draw:custom-shape draw:style-name="gr1" draw:text-style-name="P1" draw:layer="layout" svg:width="2.193cm" svg:height="1.74cm" draw:transform="rotate (3.12448842691966) translate (9.504cm 8.932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9.175cm" svg:y1="8.6cm" svg:x2="7.675cm" svg:y2="8.574cm">
            <text:p/>
          </draw:line>
          <draw:line draw:style-name="gr2" draw:text-style-name="P1" draw:layer="layout" svg:x1="7.563cm" svg:y1="8.354cm" svg:x2="9.294cm" svg:y2="8.384cm">
            <text:p/>
          </draw:line>
          <draw:line draw:style-name="gr2" draw:text-style-name="P1" draw:layer="layout" svg:x1="7.693cm" svg:y1="7.483cm" svg:x2="9.294cm" svg:y2="8.384cm">
            <text:p/>
          </draw:line>
          <draw:line draw:style-name="gr2" draw:text-style-name="P1" draw:layer="layout" svg:x1="9.175cm" svg:y1="8.6cm" svg:x2="7.574cm" svg:y2="7.699cm">
            <text:p/>
          </draw:line>
          <draw:custom-shape draw:style-name="gr3" draw:text-style-name="P1" draw:layer="layout" svg:width="0.23cm" svg:height="0.218cm" draw:transform="rotate (3.12448842691966) translate (7.854cm 8.14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0.984cm" svg:height="0.433cm" svg:x="7.971cm" svg:y="8.6cm">
            <draw:text-box>
              <text:p><text:span text:style-name="T1">S-955A</text:span></text:p>
            </draw:text-box>
          </draw:frame>
        </draw:g>
        <draw:g>
          <draw:custom-shape draw:style-name="gr1" draw:text-style-name="P1" draw:layer="layout" svg:width="2.194cm" svg:height="1.746cm" svg:x="7.229cm" svg:y="4.8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9.076cm" svg:y1="6.314cm" svg:x2="7.576cm" svg:y2="6.314cm">
            <text:p/>
          </draw:line>
          <draw:line draw:style-name="gr2" draw:text-style-name="P1" draw:layer="layout" svg:x1="7.461cm" svg:y1="6.096cm" svg:x2="9.192cm" svg:y2="6.096cm">
            <text:p/>
          </draw:line>
          <draw:line draw:style-name="gr2" draw:text-style-name="P1" draw:layer="layout" svg:x1="7.576cm" svg:y1="6.315cm" svg:x2="8.499cm" svg:y2="4.896cm">
            <text:p/>
          </draw:line>
          <draw:line draw:style-name="gr2" draw:text-style-name="P1" draw:layer="layout" svg:x1="7.461cm" svg:y1="6.097cm" svg:x2="8.222cm" svg:y2="4.896cm">
            <text:p/>
          </draw:line>
          <draw:custom-shape draw:style-name="gr3" draw:text-style-name="P1" draw:layer="layout" svg:width="0.231cm" svg:height="0.218cm" svg:x="8.903cm" svg:y="5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31cm" svg:height="0.219cm" svg:x="8.499cm" svg:y="5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7.895cm" svg:y="6.314cm">
            <draw:text-box>
              <text:p><text:span text:style-name="T1">S-906A</text:span></text:p>
            </draw:text-box>
          </draw:frame>
        </draw:g>
        <draw:g>
          <draw:custom-shape draw:style-name="gr1" draw:text-style-name="P1" draw:layer="layout" svg:width="2.192cm" svg:height="1.746cm" svg:x="4.488cm" svg:y="4.854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6.334cm" svg:y1="6.273cm" svg:x2="4.834cm" svg:y2="6.273cm">
            <text:p/>
          </draw:line>
          <draw:line draw:style-name="gr2" draw:text-style-name="P1" draw:layer="layout" svg:x1="4.718cm" svg:y1="6.055cm" svg:x2="6.449cm" svg:y2="6.055cm">
            <text:p/>
          </draw:line>
          <draw:line draw:style-name="gr2" draw:text-style-name="P1" draw:layer="layout" svg:x1="4.834cm" svg:y1="6.273cm" svg:x2="5.757cm" svg:y2="4.854cm">
            <text:p/>
          </draw:line>
          <draw:line draw:style-name="gr2" draw:text-style-name="P1" draw:layer="layout" svg:x1="4.718cm" svg:y1="6.055cm" svg:x2="5.479cm" svg:y2="4.854cm">
            <text:p/>
          </draw:line>
          <draw:custom-shape draw:style-name="gr3" draw:text-style-name="P1" draw:layer="layout" svg:width="0.23cm" svg:height="0.219cm" svg:x="6.161cm" svg:y="5.6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2" draw:layer="layout" svg:width="0.984cm" svg:height="0.432cm" svg:x="5.036cm" svg:y="6.273cm">
            <draw:text-box>
              <text:p><text:span text:style-name="T1">S-956A</text:span></text:p>
            </draw:text-box>
          </draw:frame>
        </draw:g>
        <draw:g>
          <draw:g>
            <draw:custom-shape draw:style-name="gr1" draw:text-style-name="P1" draw:layer="layout" svg:width="2.193cm" svg:height="1.745cm" svg:x="10.076cm" svg:y="5.02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1.923cm" svg:y1="6.441cm" svg:x2="10.423cm" svg:y2="6.441cm">
              <text:p/>
            </draw:line>
            <draw:line draw:style-name="gr2" draw:text-style-name="P1" draw:layer="layout" svg:x1="10.308cm" svg:y1="6.223cm" svg:x2="12.039cm" svg:y2="6.223cm">
              <text:p/>
            </draw:line>
            <draw:line draw:style-name="gr2" draw:text-style-name="P1" draw:layer="layout" svg:x1="10.423cm" svg:y1="5.35cm" svg:x2="12.039cm" svg:y2="6.223cm">
              <text:p/>
            </draw:line>
            <draw:line draw:style-name="gr2" draw:text-style-name="P1" draw:layer="layout" svg:x1="11.924cm" svg:y1="6.441cm" svg:x2="10.308cm" svg:y2="5.568cm">
              <text:p/>
            </draw:line>
            <draw:line draw:style-name="gr2" draw:text-style-name="P1" draw:layer="layout" svg:x1="10.308cm" svg:y1="5.568cm" svg:x2="12.039cm" svg:y2="5.568cm">
              <text:p/>
            </draw:line>
            <draw:line draw:style-name="gr2" draw:text-style-name="P1" draw:layer="layout" svg:x1="11.923cm" svg:y1="5.35cm" svg:x2="10.423cm" svg:y2="5.35cm">
              <text:p/>
            </draw:line>
            <draw:custom-shape draw:style-name="gr3" draw:text-style-name="P1" draw:layer="layout" svg:width="0.23cm" svg:height="0.218cm" svg:x="10.366cm" svg:y="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31cm" svg:height="0.218cm" svg:x="11.75cm" svg:y="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2" draw:layer="layout" svg:width="0.983cm" svg:height="0.433cm" svg:x="10.814cm" svg:y="6.441cm">
            <draw:text-box>
              <text:p><text:span text:style-name="T1">S-953A</text:span></text:p>
            </draw:text-box>
          </draw:frame>
        </draw:g>
        <draw:g>
          <draw:line draw:style-name="gr2" draw:text-style-name="P1" draw:layer="layout" svg:x1="5.023cm" svg:y1="16.55cm" svg:x2="6.522cm" svg:y2="16.55cm">
            <text:p/>
          </draw:line>
          <draw:line draw:style-name="gr2" draw:text-style-name="P1" draw:layer="layout" svg:x1="6.637cm" svg:y1="16.768cm" svg:x2="4.907cm" svg:y2="16.768cm">
            <text:p/>
          </draw:line>
          <draw:custom-shape draw:style-name="gr10" draw:text-style-name="P1" draw:layer="layout" svg:width="2.191cm" svg:height="0.86cm" draw:transform="rotate (3.1415926535892) translate (6.855cm 17.09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5.023cm" svg:y1="16.55cm" svg:x2="6.522cm" svg:y2="16.55cm">
            <text:p/>
          </draw:line>
          <draw:line draw:style-name="gr2" draw:text-style-name="P1" draw:layer="layout" svg:x1="6.637cm" svg:y1="16.768cm" svg:x2="4.907cm" svg:y2="16.768cm">
            <text:p/>
          </draw:line>
          <draw:custom-shape draw:style-name="gr4" draw:text-style-name="P1" draw:layer="layout" svg:width="-0.22cm" svg:height="-0.22cm" svg:x="6.222cm" svg:y="16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-0.983cm" svg:height="-0.432cm" svg:x="5.936cm" svg:y="16.533cm">
            <draw:text-box>
              <text:p><text:span text:style-name="T1">S-615A</text:span></text:p>
            </draw:text-box>
          </draw:frame>
        </draw:g>
        <draw:g>
          <draw:g>
            <draw:line draw:style-name="gr11" draw:text-style-name="P1" draw:layer="layout" svg:x1="5.04cm" svg:y1="17.771cm" svg:x2="6.539cm" svg:y2="17.771cm">
              <text:p/>
            </draw:line>
            <draw:line draw:style-name="gr11" draw:text-style-name="P1" draw:layer="layout" svg:x1="6.654cm" svg:y1="17.553cm" svg:x2="4.924cm" svg:y2="17.553cm">
              <text:p/>
            </draw:line>
            <draw:custom-shape draw:style-name="gr12" draw:text-style-name="P1" draw:layer="layout" svg:width="2.191cm" svg:height="0.86cm" draw:transform="rotate (3.1415926535892) translate (6.863cm 18.072cm)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5.04cm" svg:y1="17.771cm" svg:x2="6.539cm" svg:y2="17.771cm">
              <text:p/>
            </draw:line>
            <draw:line draw:style-name="gr11" draw:text-style-name="P1" draw:layer="layout" svg:x1="6.654cm" svg:y1="17.553cm" svg:x2="4.924cm" svg:y2="17.553cm">
              <text:p/>
            </draw:line>
          </draw:g>
          <draw:custom-shape draw:style-name="gr4" draw:text-style-name="P1" draw:layer="layout" svg:width="-0.22cm" svg:height="-0.22cm" svg:x="6.239cm" svg:y="17.77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-0.983cm" svg:height="-0.432cm" svg:x="6.227cm" svg:y="17.554cm">
            <draw:text-box>
              <text:p><text:span text:style-name="T1">S-616A</text:span></text:p>
            </draw:text-box>
          </draw:frame>
        </draw:g>
        <draw:frame draw:style-name="gr6" draw:text-style-name="P2" draw:layer="layout" svg:width="0.983cm" svg:height="0.432cm" svg:x="1.997cm" svg:y="15.747cm">
          <draw:text-box>
            <text:p><text:span text:style-name="T1">S-510A</text:span></text:p>
          </draw:text-box>
        </draw:frame>
        <draw:frame draw:style-name="gr6" draw:text-style-name="P2" draw:layer="layout" svg:width="0.983cm" svg:height="0.432cm" svg:x="1.998cm" svg:y="16.247cm">
          <draw:text-box>
            <text:p><text:span text:style-name="T1">S-700A</text:span></text:p>
          </draw:text-box>
        </draw:frame>
        <draw:g>
          <draw:custom-shape draw:style-name="gr12" draw:text-style-name="P1" draw:layer="layout" svg:width="2.191cm" svg:height="0.86cm" svg:x="18.439cm" svg:y="15.76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" draw:layer="layout" svg:width="0.983cm" svg:height="0.432cm" svg:x="19.06cm" svg:y="16.303cm">
            <draw:text-box>
              <text:p><text:span text:style-name="T1">S-500A</text:span></text:p>
            </draw:text-box>
          </draw:frame>
        </draw:g>
        <draw:g>
          <draw:custom-shape draw:style-name="gr10" draw:text-style-name="P1" draw:layer="layout" svg:width="2.191cm" svg:height="0.86cm" svg:x="7.664cm" svg:y="17.39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22cm" svg:height="0.22cm" svg:x="8.645cm" svg:y="17.4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502cm" svg:y1="17.929cm" svg:x2="8.003cm" svg:y2="17.929cm">
            <text:p/>
          </draw:line>
          <draw:line draw:style-name="gr2" draw:text-style-name="P1" draw:layer="layout" svg:x1="7.888cm" svg:y1="17.711cm" svg:x2="9.618cm" svg:y2="17.711cm">
            <text:p/>
          </draw:line>
          <draw:line draw:style-name="gr2" draw:text-style-name="P1" draw:layer="layout" svg:x1="9.502cm" svg:y1="17.929cm" svg:x2="8.003cm" svg:y2="17.929cm">
            <text:p/>
          </draw:line>
          <draw:line draw:style-name="gr2" draw:text-style-name="P1" draw:layer="layout" svg:x1="7.888cm" svg:y1="17.711cm" svg:x2="9.618cm" svg:y2="17.711cm">
            <text:p/>
          </draw:line>
          <draw:g>
            <draw:custom-shape draw:style-name="gr14" draw:text-style-name="P1" draw:layer="layout" svg:width="0.274cm" svg:height="0.211cm" svg:x="8.647cm" svg:y="17.98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8.782cm" svg:y="17.9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841cm" svg:y="18.0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8.577cm" svg:y="17.9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636cm" svg:y="18.0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8.577cm" svg:y1="18.089cm" svg:x2="8.446cm" svg:y2="18.088cm">
              <text:p/>
            </draw:line>
            <draw:line draw:style-name="gr17" draw:text-style-name="P1" draw:layer="layout" svg:x1="8.455cm" svg:y1="18.023cm" svg:x2="8.454cm" svg:y2="18.154cm">
              <text:p/>
            </draw:line>
          </draw:g>
          <draw:frame draw:style-name="gr6" draw:text-style-name="P2" draw:layer="layout" svg:width="0.983cm" svg:height="0.432cm" svg:x="9.024cm" svg:y="17.279cm">
            <draw:text-box>
              <text:p text:style-name="P3"><text:span text:style-name="T1">S-621B</text:span></text:p>
            </draw:text-box>
          </draw:frame>
        </draw:g>
        <draw:g>
          <draw:custom-shape draw:style-name="gr14" draw:text-style-name="P1" draw:layer="layout" svg:width="0.274cm" svg:height="0.211cm" svg:x="2.161cm" svg:y="17.7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5" draw:text-style-name="P1" draw:layer="layout" svg:width="0.205cm" svg:height="0.211cm" svg:x="2.296cm" svg:y="17.7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087cm" svg:height="0.089cm" svg:x="2.355cm" svg:y="17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5" draw:text-style-name="P1" draw:layer="layout" svg:width="0.205cm" svg:height="0.211cm" svg:x="2.091cm" svg:y="17.7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087cm" svg:height="0.089cm" svg:x="2.15cm" svg:y="17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1" draw:layer="layout" svg:x1="2.091cm" svg:y1="17.818cm" svg:x2="1.96cm" svg:y2="17.817cm">
            <text:p/>
          </draw:line>
          <draw:line draw:style-name="gr17" draw:text-style-name="P1" draw:layer="layout" svg:x1="1.969cm" svg:y1="17.752cm" svg:x2="1.968cm" svg:y2="17.883cm">
            <text:p/>
          </draw:line>
        </draw:g>
        <draw:custom-shape draw:style-name="gr4" draw:text-style-name="P1" draw:layer="layout" svg:width="0.22cm" svg:height="0.22cm" svg:x="2.67cm" svg:y="17.7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1" draw:text-style-name="P1" draw:layer="layout" svg:x1="22.743cm" svg:y1="5.995cm" svg:x2="21.244cm" svg:y2="5.995cm">
              <text:p/>
            </draw:line>
            <draw:line draw:style-name="gr11" draw:text-style-name="P1" draw:layer="layout" svg:x1="21.129cm" svg:y1="5.777cm" svg:x2="22.859cm" svg:y2="5.777cm">
              <text:p/>
            </draw:line>
            <draw:custom-shape draw:style-name="gr12" draw:text-style-name="P1" draw:layer="layout" svg:width="2.191cm" svg:height="0.86cm" svg:x="20.905cm" svg:y="5.46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2.242cm" svg:y1="5.995cm" svg:x2="21.244cm" svg:y2="5.995cm">
              <text:p/>
            </draw:line>
            <draw:line draw:style-name="gr11" draw:text-style-name="P1" draw:layer="layout" svg:x1="21.129cm" svg:y1="5.777cm" svg:x2="22.242cm" svg:y2="5.777cm">
              <text:p/>
            </draw:line>
            <draw:line draw:style-name="gr11" draw:text-style-name="P1" draw:layer="layout" svg:x1="22.234cm" svg:y1="5.703cm" svg:x2="22.234cm" svg:y2="6.092cm">
              <text:p/>
            </draw:line>
          </draw:g>
          <draw:frame draw:style-name="gr13" draw:text-style-name="P2" draw:layer="layout" svg:width="0.983cm" svg:height="0.432cm" svg:x="21.45cm" svg:y="5.345cm">
            <draw:text-box>
              <text:p><text:span text:style-name="T1">S-512A</text:span></text:p>
            </draw:text-box>
          </draw:frame>
        </draw:g>
        <draw:g>
          <draw:custom-shape draw:style-name="gr1" draw:text-style-name="P1" draw:layer="layout" svg:width="2.191cm" svg:height="1.745cm" svg:x="18.337cm" svg:y="13.29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2" draw:layer="layout" svg:width="0.983cm" svg:height="0.432cm" svg:x="18.898cm" svg:y="14.7cm">
            <draw:text-box>
              <text:p><text:span text:style-name="T1">S-700A</text:span></text:p>
            </draw:text-box>
          </draw:frame>
        </draw:g>
        <draw:g>
          <draw:g>
            <draw:line draw:style-name="gr11" draw:text-style-name="P1" draw:layer="layout" svg:x1="22.829cm" svg:y1="7.082cm" svg:x2="21.33cm" svg:y2="7.082cm">
              <text:p/>
            </draw:line>
            <draw:line draw:style-name="gr11" draw:text-style-name="P1" draw:layer="layout" svg:x1="21.215cm" svg:y1="6.864cm" svg:x2="22.945cm" svg:y2="6.864cm">
              <text:p/>
            </draw:line>
            <draw:custom-shape draw:style-name="gr12" draw:text-style-name="P1" draw:layer="layout" svg:width="2.191cm" svg:height="0.86cm" svg:x="20.991cm" svg:y="6.54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2.829cm" svg:y1="7.082cm" svg:x2="21.33cm" svg:y2="7.082cm">
              <text:p/>
            </draw:line>
            <draw:line draw:style-name="gr11" draw:text-style-name="P1" draw:layer="layout" svg:x1="21.215cm" svg:y1="6.864cm" svg:x2="22.945cm" svg:y2="6.864cm">
              <text:p/>
            </draw:line>
          </draw:g>
          <draw:frame draw:style-name="gr6" draw:text-style-name="P2" draw:layer="layout" svg:width="0.983cm" svg:height="0.432cm" svg:x="21.694cm" svg:y="7.082cm">
            <draw:text-box>
              <text:p><text:span text:style-name="T1">S-510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9.998cm 16.8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22cm" svg:height="0.22cm" svg:x="8.789cm" svg:y="16.0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646cm" svg:y1="16.529cm" svg:x2="8.147cm" svg:y2="16.529cm">
            <text:p/>
          </draw:line>
          <draw:line draw:style-name="gr2" draw:text-style-name="P1" draw:layer="layout" svg:x1="9.655cm" svg:y1="16.311cm" svg:x2="8.156cm" svg:y2="16.311cm">
            <text:p/>
          </draw:line>
          <draw:line draw:style-name="gr2" draw:text-style-name="P1" draw:layer="layout" svg:x1="8.028cm" svg:y1="16.529cm" svg:x2="9.796cm" svg:y2="16.529cm">
            <text:p/>
          </draw:line>
          <draw:g>
            <draw:custom-shape draw:style-name="gr14" draw:text-style-name="P1" draw:layer="layout" svg:width="0.274cm" svg:height="0.211cm" svg:x="8.791cm" svg:y="16.58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8.926cm" svg:y="16.5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985cm" svg:y="16.6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8.721cm" svg:y="16.5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78cm" svg:y="16.6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8.721cm" svg:y1="16.689cm" svg:x2="8.59cm" svg:y2="16.688cm">
              <text:p/>
            </draw:line>
            <draw:line draw:style-name="gr17" draw:text-style-name="P1" draw:layer="layout" svg:x1="8.599cm" svg:y1="16.623cm" svg:x2="8.598cm" svg:y2="16.754cm">
              <text:p/>
            </draw:line>
          </draw:g>
          <draw:frame draw:style-name="gr6" draw:text-style-name="P2" draw:layer="layout" svg:width="0.983cm" svg:height="0.432cm" svg:x="9.123cm" svg:y="16.529cm">
            <draw:text-box>
              <text:p text:style-name="P3"><text:span text:style-name="T1">S-622B</text:span></text:p>
            </draw:text-box>
          </draw:frame>
        </draw:g>
        <draw:line draw:style-name="gr18" draw:text-style-name="P1" draw:layer="layout" svg:x1="4.035cm" svg:y1="3.969cm" svg:x2="4.035cm" svg:y2="19.777cm">
          <text:p/>
        </draw:line>
        <draw:g>
          <draw:custom-shape draw:style-name="gr15" draw:text-style-name="P1" draw:layer="layout" svg:width="0.41cm" svg:height="0.211cm" svg:x="2.091cm" svg:y="17.3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19" draw:text-style-name="P1" draw:layer="layout" svg:width="0.086cm" svg:height="0.165cm" svg:x="2.344cm" svg:y="17.409cm">
            <text:p/>
          </draw:rect>
          <draw:rect draw:style-name="gr19" draw:text-style-name="P1" draw:layer="layout" svg:width="0.086cm" svg:height="0.165cm" draw:transform="rotate (-2.32687295875959) translate (2.309cm 17.516cm)">
            <text:p/>
          </draw:rect>
          <draw:line draw:style-name="gr17" draw:text-style-name="P1" draw:layer="layout" svg:x1="2.091cm" svg:y1="17.494cm" svg:x2="1.96cm" svg:y2="17.493cm">
            <text:p/>
          </draw:line>
          <draw:line draw:style-name="gr17" draw:text-style-name="P1" draw:layer="layout" svg:x1="1.969cm" svg:y1="17.428cm" svg:x2="1.968cm" svg:y2="17.559cm">
            <text:p/>
          </draw:line>
        </draw:g>
        <draw:g>
          <draw:custom-shape draw:style-name="gr10" draw:text-style-name="P1" draw:layer="layout" svg:width="2.191cm" svg:height="0.86cm" draw:transform="rotate (3.1415926535892) translate (13.073cm 16.8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layout" svg:width="0.22cm" svg:height="0.22cm" svg:x="11.864cm" svg:y="16.03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721cm" svg:y1="16.524cm" svg:x2="11.222cm" svg:y2="16.524cm">
            <text:p/>
          </draw:line>
          <draw:line draw:style-name="gr2" draw:text-style-name="P1" draw:layer="layout" svg:x1="12.73cm" svg:y1="16.306cm" svg:x2="11.231cm" svg:y2="16.306cm">
            <text:p/>
          </draw:line>
          <draw:line draw:style-name="gr2" draw:text-style-name="P1" draw:layer="layout" svg:x1="11.103cm" svg:y1="16.524cm" svg:x2="12.871cm" svg:y2="16.524cm">
            <text:p/>
          </draw:line>
          <draw:frame draw:style-name="gr6" draw:text-style-name="P2" draw:layer="layout" svg:width="0.983cm" svg:height="0.432cm" svg:x="12.198cm" svg:y="16.524cm">
            <draw:text-box>
              <text:p text:style-name="P3"><text:span text:style-name="T1">S-641B</text:span></text:p>
            </draw:text-box>
          </draw:frame>
          <draw:g>
            <draw:custom-shape draw:style-name="gr15" draw:text-style-name="P1" draw:layer="layout" svg:width="0.41cm" svg:height="0.211cm" svg:x="11.801cm" svg:y="16.5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rect draw:style-name="gr19" draw:text-style-name="P1" draw:layer="layout" svg:width="0.086cm" svg:height="0.165cm" svg:x="12.054cm" svg:y="16.605cm">
              <text:p/>
            </draw:rect>
            <draw:rect draw:style-name="gr19" draw:text-style-name="P1" draw:layer="layout" svg:width="0.086cm" svg:height="0.165cm" draw:transform="rotate (-2.32687295875959) translate (12.019cm 16.712cm)">
              <text:p/>
            </draw:rect>
            <draw:line draw:style-name="gr17" draw:text-style-name="P1" draw:layer="layout" svg:x1="11.801cm" svg:y1="16.69cm" svg:x2="11.67cm" svg:y2="16.689cm">
              <text:p/>
            </draw:line>
            <draw:line draw:style-name="gr17" draw:text-style-name="P1" draw:layer="layout" svg:x1="11.679cm" svg:y1="16.624cm" svg:x2="11.678cm" svg:y2="16.755cm">
              <text:p/>
            </draw:line>
          </draw:g>
        </draw:g>
        <draw:custom-shape draw:style-name="gr10" draw:text-style-name="P1" draw:layer="layout" svg:width="2.191cm" svg:height="0.86cm" svg:x="10.855cm" svg:y="17.44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5" draw:text-style-name="P1" draw:layer="layout" svg:width="0.41cm" svg:height="0.211cm" svg:x="11.786cm" svg:y="18.0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19" draw:text-style-name="P1" draw:layer="layout" svg:width="0.086cm" svg:height="0.165cm" svg:x="12.039cm" svg:y="18.06cm">
            <text:p/>
          </draw:rect>
          <draw:rect draw:style-name="gr19" draw:text-style-name="P1" draw:layer="layout" svg:width="0.086cm" svg:height="0.165cm" draw:transform="rotate (-2.32687295875959) translate (12.004cm 18.167cm)">
            <text:p/>
          </draw:rect>
          <draw:line draw:style-name="gr17" draw:text-style-name="P1" draw:layer="layout" svg:x1="11.786cm" svg:y1="18.145cm" svg:x2="11.655cm" svg:y2="18.144cm">
            <text:p/>
          </draw:line>
          <draw:line draw:style-name="gr17" draw:text-style-name="P1" draw:layer="layout" svg:x1="11.664cm" svg:y1="18.079cm" svg:x2="11.663cm" svg:y2="18.21cm">
            <text:p/>
          </draw:line>
        </draw:g>
        <draw:custom-shape draw:style-name="gr3" draw:text-style-name="P1" draw:layer="layout" svg:width="0.22cm" svg:height="0.22cm" svg:x="11.836cm" svg:y="17.48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93cm" svg:y1="17.976cm" svg:x2="11.194cm" svg:y2="17.976cm">
          <text:p/>
        </draw:line>
        <draw:line draw:style-name="gr2" draw:text-style-name="P1" draw:layer="layout" svg:x1="11.079cm" svg:y1="17.758cm" svg:x2="12.809cm" svg:y2="17.758cm">
          <text:p/>
        </draw:line>
        <draw:line draw:style-name="gr2" draw:text-style-name="P1" draw:layer="layout" svg:x1="12.693cm" svg:y1="17.976cm" svg:x2="11.194cm" svg:y2="17.976cm">
          <text:p/>
        </draw:line>
        <draw:line draw:style-name="gr2" draw:text-style-name="P1" draw:layer="layout" svg:x1="11.079cm" svg:y1="17.758cm" svg:x2="12.809cm" svg:y2="17.758cm">
          <text:p/>
        </draw:line>
        <draw:frame draw:style-name="gr6" draw:text-style-name="P2" draw:layer="layout" svg:width="0.983cm" svg:height="0.432cm" svg:x="12.215cm" svg:y="17.326cm">
          <draw:text-box>
            <text:p text:style-name="P3"><text:span text:style-name="T1">S-640B</text:span></text:p>
          </draw:text-box>
        </draw:frame>
        <draw:custom-shape draw:style-name="gr20" draw:text-style-name="P1" draw:layer="layout" svg:width="0.228cm" svg:height="0.09cm" svg:x="10.27cm" svg:y="10.1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28cm" svg:height="0.09cm" svg:x="10.57cm" svg:y="10.15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2.191cm" svg:height="1.745cm" svg:x="10.138cm" svg:y="7.1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1.983cm" svg:y1="8.576cm" svg:x2="10.484cm" svg:y2="8.576cm">
            <text:p/>
          </draw:line>
          <draw:line draw:style-name="gr2" draw:text-style-name="P1" draw:layer="layout" svg:x1="10.369cm" svg:y1="8.358cm" svg:x2="12.099cm" svg:y2="8.358cm">
            <text:p/>
          </draw:line>
          <draw:line draw:style-name="gr2" draw:text-style-name="P1" draw:layer="layout" svg:x1="10.484cm" svg:y1="8.576cm" svg:x2="12.099cm" svg:y2="7.703cm">
            <text:p/>
          </draw:line>
          <draw:line draw:style-name="gr2" draw:text-style-name="P1" draw:layer="layout" svg:x1="10.369cm" svg:y1="8.358cm" svg:x2="11.984cm" svg:y2="7.485cm">
            <text:p/>
          </draw:line>
          <draw:line draw:style-name="gr2" draw:text-style-name="P1" draw:layer="layout" svg:x1="10.369cm" svg:y1="7.703cm" svg:x2="12.099cm" svg:y2="7.703cm">
            <text:p/>
          </draw:line>
          <draw:line draw:style-name="gr2" draw:text-style-name="P1" draw:layer="layout" svg:x1="11.983cm" svg:y1="7.485cm" svg:x2="10.484cm" svg:y2="7.485cm">
            <text:p/>
          </draw:line>
          <draw:custom-shape draw:style-name="gr3" draw:text-style-name="P1" draw:layer="layout" svg:width="0.23cm" svg:height="0.218cm" svg:x="10.427cm" svg:y="7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31cm" svg:height="0.218cm" svg:x="11.811cm" svg:y="7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228cm" svg:height="0.09cm" svg:x="11.116cm" svg:y="8.4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28cm" svg:height="0.09cm" svg:x="11.1cm" svg:y="7.54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" draw:layer="layout" svg:width="0.228cm" svg:height="0.09cm" draw:transform="rotate (0.49165925028671) translate (10.957cm 8.132cm)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" draw:layer="layout" svg:width="0.228cm" svg:height="0.09cm" draw:transform="rotate (0.49165925028671) translate (11.221cm 7.99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2" draw:layer="layout" svg:width="0.983cm" svg:height="0.432cm" svg:x="10.94cm" svg:y="8.576cm">
            <draw:text-box>
              <text:p><text:span text:style-name="T1">S-952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16.112cm 18.01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custom-shape draw:style-name="gr21" draw:text-style-name="P1" draw:layer="layout" svg:width="-0.22cm" svg:height="-0.22cm" svg:x="15.131cm" svg:y="17.974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274cm" svg:y1="17.485cm" svg:x2="15.773cm" svg:y2="17.485cm">
              <text:p/>
            </draw:line>
            <draw:line draw:style-name="gr2" draw:text-style-name="P1" draw:layer="layout" svg:x1="15.888cm" svg:y1="17.703cm" svg:x2="14.158cm" svg:y2="17.703cm">
              <text:p/>
            </draw:line>
            <draw:line draw:style-name="gr2" draw:text-style-name="P1" draw:layer="layout" svg:x1="14.263cm" svg:y1="17.485cm" svg:x2="15.773cm" svg:y2="17.485cm">
              <text:p/>
            </draw:line>
            <draw:line draw:style-name="gr2" draw:text-style-name="P1" draw:layer="layout" svg:x1="15.905cm" svg:y1="17.703cm" svg:x2="14.125cm" svg:y2="17.703cm">
              <text:p/>
            </draw:line>
            <draw:frame draw:style-name="gr6" draw:text-style-name="P2" draw:layer="layout" svg:width="-0.992cm" svg:height="-0.432cm" svg:x="14.752cm" svg:y="18.135cm">
              <draw:text-box>
                <text:p text:style-name="P3"><text:span text:style-name="T1">S-642C</text:span></text:p>
              </draw:text-box>
            </draw:frame>
            <draw:g>
              <draw:custom-shape draw:style-name="gr14" draw:text-style-name="P1" draw:layer="layout" svg:width="-0.485cm" svg:height="-0.211cm" svg:x="15.214cm" svg:y="17.42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5" draw:text-style-name="P1" draw:layer="layout" svg:width="-0.205cm" svg:height="-0.211cm" svg:x="14.868cm" svg:y="17.4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1" draw:layer="layout" svg:width="-0.087cm" svg:height="-0.089cm" svg:x="14.809cm" svg:y="17.36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5" draw:text-style-name="P1" draw:layer="layout" svg:width="-0.205cm" svg:height="-0.211cm" svg:x="15.073cm" svg:y="17.4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1" draw:layer="layout" svg:width="-0.087cm" svg:height="-0.089cm" svg:x="15.014cm" svg:y="17.36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5" draw:text-style-name="P1" draw:layer="layout" svg:width="-0.205cm" svg:height="-0.211cm" svg:x="15.273cm" svg:y="17.4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1" draw:layer="layout" svg:width="-0.087cm" svg:height="-0.089cm" svg:x="15.214cm" svg:y="17.36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rect draw:style-name="gr19" draw:text-style-name="P1" draw:layer="layout" svg:width="0.086cm" svg:height="0.165cm" draw:transform="rotate (0.814719694830799) translate (15.076cm 17.292cm)">
                <text:p/>
              </draw:rect>
              <draw:line draw:style-name="gr17" draw:text-style-name="P1" draw:layer="layout" svg:x1="15.273cm" svg:y1="17.324cm" svg:x2="15.404cm" svg:y2="17.325cm">
                <text:p/>
              </draw:line>
              <draw:line draw:style-name="gr17" draw:text-style-name="P1" draw:layer="layout" svg:x1="15.395cm" svg:y1="17.39cm" svg:x2="15.396cm" svg:y2="17.259cm">
                <text:p/>
              </draw:line>
            </draw:g>
            <draw:custom-shape draw:style-name="gr4" draw:text-style-name="P1" draw:layer="layout" svg:width="-0.22cm" svg:height="-0.22cm" svg:x="14.774cm" svg:y="17.974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-0.22cm" svg:height="-0.22cm" svg:x="15.507cm" svg:y="17.969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" draw:layer="layout" svg:width="0.15cm" svg:height="0.157cm" draw:transform="rotate (-2.35619449019309) translate (15.128cm 17.868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g>
              <draw:custom-shape draw:style-name="gr10" draw:text-style-name="P1" draw:layer="layout" svg:width="2.191cm" svg:height="0.86cm" svg:x="13.301cm" svg:y="15.942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1" draw:text-style-name="P1" draw:layer="layout" svg:width="-0.217cm" svg:height="-0.22cm" svg:x="14.509cm" svg:y="16.757cm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line draw:style-name="gr2" draw:text-style-name="P1" draw:layer="layout" svg:x1="13.655cm" svg:y1="16.268cm" svg:x2="15.154cm" svg:y2="16.268cm">
              <text:p/>
            </draw:line>
            <draw:g>
              <draw:frame draw:style-name="gr6" draw:text-style-name="P2" draw:layer="layout" svg:width="0.992cm" svg:height="0.432cm" svg:x="14.651cm" svg:y="15.809cm">
                <draw:text-box>
                  <text:p text:style-name="P3"><text:span text:style-name="T1">S-643C</text:span></text:p>
                </draw:text-box>
              </draw:frame>
              <draw:g>
                <draw:line draw:style-name="gr2" draw:text-style-name="P1" draw:layer="layout" svg:x1="13.644cm" svg:y1="16.486cm" svg:x2="15.154cm" svg:y2="16.486cm">
                  <text:p/>
                </draw:line>
                <draw:line draw:style-name="gr2" draw:text-style-name="P1" draw:layer="layout" svg:x1="15.278cm" svg:y1="16.267cm" svg:x2="13.498cm" svg:y2="16.267cm">
                  <text:p/>
                </draw:line>
                <draw:g>
                  <draw:custom-shape draw:style-name="gr14" draw:text-style-name="P1" draw:layer="layout" svg:width="-0.485cm" svg:height="-0.211cm" svg:x="14.593cm" svg:y="16.209cm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g>
                    <draw:custom-shape draw:style-name="gr15" draw:text-style-name="P1" draw:layer="layout" svg:width="-0.205cm" svg:height="-0.211cm" svg:x="14.247cm" svg:y="16.20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6" draw:text-style-name="P1" draw:layer="layout" svg:width="-0.087cm" svg:height="-0.089cm" svg:x="14.188cm" svg:y="16.14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g>
                    <draw:custom-shape draw:style-name="gr15" draw:text-style-name="P1" draw:layer="layout" svg:width="-0.205cm" svg:height="-0.211cm" svg:x="14.452cm" svg:y="16.20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6" draw:text-style-name="P1" draw:layer="layout" svg:width="-0.087cm" svg:height="-0.089cm" svg:x="14.393cm" svg:y="16.14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g>
                    <draw:custom-shape draw:style-name="gr15" draw:text-style-name="P1" draw:layer="layout" svg:width="-0.205cm" svg:height="-0.211cm" svg:x="14.652cm" svg:y="16.20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6" draw:text-style-name="P1" draw:layer="layout" svg:width="-0.087cm" svg:height="-0.089cm" svg:x="14.593cm" svg:y="16.14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rect draw:style-name="gr19" draw:text-style-name="P1" draw:layer="layout" svg:width="0.086cm" svg:height="0.165cm" draw:transform="rotate (0.814719694830799) translate (14.455cm 16.073cm)">
                    <text:p/>
                  </draw:rect>
                  <draw:line draw:style-name="gr17" draw:text-style-name="P1" draw:layer="layout" svg:x1="14.652cm" svg:y1="16.105cm" svg:x2="14.783cm" svg:y2="16.106cm">
                    <text:p/>
                  </draw:line>
                  <draw:line draw:style-name="gr17" draw:text-style-name="P1" draw:layer="layout" svg:x1="14.774cm" svg:y1="16.171cm" svg:x2="14.775cm" svg:y2="16.04cm">
                    <text:p/>
                  </draw:line>
                </draw:g>
                <draw:custom-shape draw:style-name="gr4" draw:text-style-name="P1" draw:layer="layout" svg:width="-0.22cm" svg:height="-0.22cm" svg:x="14.155cm" svg:y="16.757cm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1" draw:layer="layout" svg:width="-0.22cm" svg:height="-0.22cm" svg:x="14.888cm" svg:y="16.752cm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2" draw:text-style-name="P1" draw:layer="layout" svg:width="0.15cm" svg:height="0.157cm" draw:transform="rotate (-2.35619449019309) translate (14.509cm 16.651cm)">
                  <text:p/>
      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    <draw:equation draw:name="f0" draw:formula="$0 *10799/10800"/>
                    <draw:equation draw:name="f1" draw:formula="?f0 "/>
                    <draw:equation draw:name="f2" draw:formula="right-?f0 "/>
                    <draw:equation draw:name="f3" draw:formula="bottom-?f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21" draw:text-style-name="P1" draw:layer="layout" svg:width="-0.22cm" svg:height="-0.22cm" svg:x="2.868cm" svg:y="17.43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2.865cm 17.33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g>
              <draw:custom-shape draw:style-name="gr1" draw:text-style-name="P1" draw:layer="layout" svg:width="2.191cm" svg:height="1.745cm" draw:transform="rotate (3.1415926535892) translate (14.901cm 9.051cm)">
                <text:p/>
  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  <draw:equation draw:name="f0" draw:formula="$0 "/>
                  <draw:equation draw:name="f1" draw:formula="21600-$0 "/>
                  <draw:equation draw:name="f2" draw:formula="$0 *100/234"/>
                  <draw:equation draw:name="f3" draw:formula="?f2 +1700"/>
                  <draw:equation draw:name="f4" draw:formula="21600-?f3 "/>
                  <draw:handle draw:handle-position="$0 top" draw:handle-range-x-minimum="0" draw:handle-range-x-maximum="10800"/>
                </draw:enhanced-geometry>
              </draw:custom-shape>
              <draw:g>
                <draw:line draw:style-name="gr2" draw:text-style-name="P1" draw:layer="layout" svg:x1="14.555cm" svg:y1="8.724cm" svg:x2="13.661cm" svg:y2="7.306cm">
                  <text:p/>
                </draw:line>
                <draw:line draw:style-name="gr2" draw:text-style-name="P1" draw:layer="layout" svg:x1="13.942cm" svg:y1="7.307cm" svg:x2="14.67cm" svg:y2="8.506cm">
                  <text:p/>
                </draw:line>
                <draw:line draw:style-name="gr2" draw:text-style-name="P1" draw:layer="layout" svg:x1="13.942cm" svg:y1="7.306cm" svg:x2="13.942cm" svg:y2="9.051cm">
                  <text:p/>
                </draw:line>
                <draw:line draw:style-name="gr2" draw:text-style-name="P1" draw:layer="layout" svg:x1="13.661cm" svg:y1="7.307cm" svg:x2="13.661cm" svg:y2="9.051cm">
                  <text:p/>
                </draw:line>
                <draw:custom-shape draw:style-name="gr3" draw:text-style-name="P1" draw:layer="layout" svg:width="-0.23cm" svg:height="-0.218cm" svg:x="14.288cm" svg:y="8.67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>
                  <draw:custom-shape draw:style-name="gr21" draw:text-style-name="P1" draw:layer="layout" svg:width="0.22cm" svg:height="0.22cm" svg:x="13.397cm" svg:y="8.447cm">
                    <text:p/>
  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2" draw:text-style-name="P1" draw:layer="layout" svg:width="0.15cm" svg:height="0.157cm" draw:transform="rotate (0.7853981633973) translate (13.4cm 8.553cm)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      <draw:equation draw:name="f0" draw:formula="$0 *10799/10800"/>
                      <draw:equation draw:name="f1" draw:formula="?f0 "/>
                      <draw:equation draw:name="f2" draw:formula="right-?f0 "/>
                      <draw:equation draw:name="f3" draw:formula="bottom-?f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custom-shape draw:style-name="gr1" draw:text-style-name="P1" draw:layer="layout" svg:width="2.191cm" svg:height="1.745cm" svg:x="12.708cm" svg:y="5.561cm">
                  <text:p/>
    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g>
                  <draw:line draw:style-name="gr2" draw:text-style-name="P1" draw:layer="layout" svg:x1="13.054cm" svg:y1="5.888cm" svg:x2="13.948cm" svg:y2="7.306cm">
                    <text:p/>
                  </draw:line>
                  <draw:line draw:style-name="gr2" draw:text-style-name="P1" draw:layer="layout" svg:x1="13.667cm" svg:y1="7.305cm" svg:x2="12.939cm" svg:y2="6.106cm">
                    <text:p/>
                  </draw:line>
                  <draw:line draw:style-name="gr2" draw:text-style-name="P1" draw:layer="layout" svg:x1="13.667cm" svg:y1="7.306cm" svg:x2="13.667cm" svg:y2="5.561cm">
                    <text:p/>
                  </draw:line>
                  <draw:line draw:style-name="gr2" draw:text-style-name="P1" draw:layer="layout" svg:x1="13.948cm" svg:y1="7.305cm" svg:x2="13.948cm" svg:y2="5.561cm">
                    <text:p/>
                  </draw:line>
                  <draw:custom-shape draw:style-name="gr3" draw:text-style-name="P1" draw:layer="layout" svg:width="0.23cm" svg:height="0.218cm" svg:x="13.321cm" svg:y="5.933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draw:custom-shape draw:style-name="gr21" draw:text-style-name="P1" draw:layer="layout" svg:width="-0.22cm" svg:height="-0.22cm" svg:x="14.212cm" svg:y="6.165cm">
                      <text:p/>
    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2" draw:text-style-name="P1" draw:layer="layout" svg:width="0.15cm" svg:height="0.157cm" draw:transform="rotate (-2.35619449019309) translate (14.209cm 6.059cm)">
                      <text:p/>
      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        <draw:equation draw:name="f0" draw:formula="$0 *10799/10800"/>
                        <draw:equation draw:name="f1" draw:formula="?f0 "/>
                        <draw:equation draw:name="f2" draw:formula="right-?f0 "/>
                        <draw:equation draw:name="f3" draw:formula="bottom-?f0 "/>
                        <draw:handle draw:handle-position="$0 top" draw:handle-switched="true" draw:handle-range-x-minimum="0" draw:handle-range-x-maximum="10800"/>
                      </draw:enhanced-geometry>
                    </draw:custom-shape>
                  </draw:g>
                </draw:g>
                <draw:frame draw:style-name="gr6" draw:text-style-name="P2" draw:layer="layout" svg:width="0.983cm" svg:height="0.432cm" svg:x="13.992cm" svg:y="6.165cm">
                  <draw:text-box>
                    <text:p><text:span text:style-name="T1">S-959A</text:span></text:p>
                  </draw:text-box>
                </draw:frame>
                <draw:line draw:style-name="gr23" draw:text-style-name="P1" draw:layer="layout" svg:x1="13.948cm" svg:y1="6.446cm" svg:x2="14.314cm" svg:y2="7.912cm">
                  <text:p/>
                </draw:line>
                <draw:line draw:style-name="gr23" draw:text-style-name="P1" draw:layer="layout" svg:x1="13.295cm" svg:y1="6.679cm" svg:x2="13.661cm" svg:y2="8.145cm">
                  <text:p/>
                </draw:line>
                <draw:custom-shape draw:style-name="gr15" draw:text-style-name="P1" draw:layer="layout" svg:width="0.686cm" svg:height="2.994cm" draw:transform="rotate (0.705985682431573) translate (12.567cm 6.378cm)">
                  <text:p/>
                  <draw:enhanced-geometry svg:viewBox="0 0 21600 21600" draw:glue-points="?f6 0 10800 ?f8 ?f11 10800 ?f9 21600 10800 ?f10 ?f5 10800" draw:text-areas="?f3 ?f3 ?f4 ?f4" draw:type="parallelogram" draw:modifiers="14620.0873362445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rect draw:style-name="gr24" draw:text-style-name="P1" draw:layer="layout" svg:width="0.279cm" svg:height="3.49cm" svg:x="13.667cm" svg:y="5.561cm">
                  <text:p/>
                </draw:rect>
                <draw:rect draw:style-name="gr24" draw:text-style-name="P1" draw:layer="layout" svg:width="0.69cm" svg:height="1.531cm" draw:transform="skewX (0.0801106126665246) rotate (0.330216294477265) translate (13.3cm 6.7cm)">
                  <text:p/>
                </draw:rect>
                <draw:custom-shape draw:style-name="gr20" draw:text-style-name="P1" draw:layer="layout" svg:width="0.228cm" svg:height="0.09cm" draw:transform="rotate (-1.01037110398051) translate (14.434cm 8.2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57079632679579) translate (13.858cm 8.429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57079632679579) translate (13.853cm 5.924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01037110398051) translate (13.129cm 6.134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32278504008744) translate (13.569cm 6.92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32278504008744) translate (13.936cm 6.826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32278504008744) translate (14.082cm 7.41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32278504008744) translate (13.708cm 7.505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15" draw:text-style-name="P1" draw:layer="layout" svg:width="0.087cm" svg:height="0.26cm" draw:transform="rotate (-0.871093829671393) translate (14.698cm 8.479cm)">
              <text:p/>
  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  </draw:custom-shape>
          </draw:g>
          <draw:custom-shape draw:style-name="gr15" draw:text-style-name="P1" draw:layer="layout" svg:width="0.049cm" svg:height="0.182cm" draw:transform="rotate (2.29580609807291) translate (12.942cm 6.069cm)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</draw:g>
        <draw:g>
          <draw:g>
            <draw:custom-shape draw:style-name="gr1" draw:text-style-name="P1" draw:layer="layout" svg:width="2.191cm" svg:height="1.745cm" svg:x="0.9cm" svg:y="7.33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line draw:style-name="gr2" draw:text-style-name="P1" draw:layer="layout" svg:x1="1.858cm" svg:y1="9.081cm" svg:x2="1.859cm" svg:y2="7.337cm">
                <text:p/>
              </draw:line>
              <draw:line draw:style-name="gr2" draw:text-style-name="P1" draw:layer="layout" svg:x1="2.133cm" svg:y1="9.082cm" svg:x2="2.138cm" svg:y2="7.339cm">
                <text:p/>
              </draw:line>
              <draw:custom-shape draw:style-name="gr3" draw:text-style-name="P1" draw:layer="layout" svg:width="0.23cm" svg:height="0.218cm" svg:x="1.189cm" svg:y="8.1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231cm" svg:height="0.218cm" svg:x="2.573cm" svg:y="8.1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" draw:text-style-name="P1" draw:layer="layout" svg:width="2.191cm" svg:height="1.745cm" svg:x="0.884cm" svg:y="7.321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line draw:style-name="gr2" draw:text-style-name="P1" draw:layer="layout" svg:x1="1.842cm" svg:y1="9.065cm" svg:x2="1.843cm" svg:y2="7.321cm">
                <text:p/>
              </draw:line>
              <draw:line draw:style-name="gr2" draw:text-style-name="P1" draw:layer="layout" svg:x1="2.117cm" svg:y1="9.066cm" svg:x2="2.122cm" svg:y2="7.323cm">
                <text:p/>
              </draw:line>
              <draw:custom-shape draw:style-name="gr3" draw:text-style-name="P1" draw:layer="layout" svg:width="0.23cm" svg:height="0.218cm" svg:x="1.173cm" svg:y="8.0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231cm" svg:height="0.218cm" svg:x="2.557cm" svg:y="8.0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1" draw:text-style-name="P1" draw:layer="layout" svg:width="2.191cm" svg:height="1.745cm" svg:x="15.947cm" svg:y="16.138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line draw:style-name="gr2" draw:text-style-name="P1" draw:layer="layout" svg:x1="16.905cm" svg:y1="17.882cm" svg:x2="16.906cm" svg:y2="16.138cm">
                <text:p/>
              </draw:line>
              <draw:line draw:style-name="gr2" draw:text-style-name="P1" draw:layer="layout" svg:x1="17.18cm" svg:y1="17.883cm" svg:x2="17.185cm" svg:y2="16.14cm">
                <text:p/>
              </draw:line>
              <draw:custom-shape draw:style-name="gr3" draw:text-style-name="P1" draw:layer="layout" svg:width="0.23cm" svg:height="0.218cm" svg:x="16.236cm" svg:y="1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231cm" svg:height="0.218cm" svg:x="17.62cm" svg:y="1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1" draw:text-style-name="P1" draw:layer="layout" svg:width="2.191cm" svg:height="1.745cm" svg:x="15.931cm" svg:y="16.122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6.889cm" svg:y1="17.866cm" svg:x2="16.89cm" svg:y2="16.122cm">
            <text:p/>
          </draw:line>
          <draw:line draw:style-name="gr2" draw:text-style-name="P1" draw:layer="layout" svg:x1="17.164cm" svg:y1="17.867cm" svg:x2="17.169cm" svg:y2="16.124cm">
            <text:p/>
          </draw:line>
          <draw:g>
            <draw:custom-shape draw:style-name="gr14" draw:text-style-name="P1" draw:layer="layout" svg:width="0.485cm" svg:height="0.211cm" draw:transform="rotate (1.5707963267946) translate (17.236cm 17.2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draw:transform="rotate (1.5707963267946) translate (17.236cm 16.88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draw:transform="rotate (1.5707963267946) translate (17.299cm 16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draw:transform="rotate (1.5707963267946) translate (17.236cm 17.0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draw:transform="rotate (1.5707963267946) translate (17.299cm 17.0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draw:transform="rotate (1.5707963267946) translate (17.236cm 17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draw:transform="rotate (1.5707963267946) translate (17.299cm 17.2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0.756076631964987) translate (17.372cm 17.097cm)">
              <text:p/>
            </draw:rect>
            <draw:line draw:style-name="gr17" draw:text-style-name="P1" draw:layer="layout" svg:x1="17.34cm" svg:y1="17.294cm" svg:x2="17.339cm" svg:y2="17.425cm">
              <text:p/>
            </draw:line>
            <draw:line draw:style-name="gr17" draw:text-style-name="P1" draw:layer="layout" svg:x1="17.274cm" svg:y1="17.416cm" svg:x2="17.405cm" svg:y2="17.417cm">
              <text:p/>
            </draw:line>
          </draw:g>
          <draw:custom-shape draw:style-name="gr21" draw:text-style-name="P1" draw:layer="layout" svg:width="0.217cm" svg:height="0.22cm" draw:transform="rotate (-1.57079632679579) translate (16.771cm 16.9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2cm" svg:height="0.22cm" draw:transform="rotate (-1.57079632679579) translate (16.771cm 16.57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draw:transform="rotate (-1.57079632679579) translate (16.776cm 17.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2.3561944901919) translate (16.657cm 17.15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" draw:layer="layout" svg:width="0.983cm" svg:height="0.432cm" draw:transform="rotate (-0.985936494452597) translate (17.661cm 16.079cm)">
            <draw:text-box>
              <text:p text:style-name="P3"><text:span text:style-name="T1">S-861A</text:span></text:p>
            </draw:text-box>
          </draw:frame>
        </draw:g>
        <draw:custom-shape draw:style-name="gr1" draw:text-style-name="P1" draw:layer="layout" svg:width="2.191cm" svg:height="1.745cm" svg:x="7.078cm" svg:y="12.531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1" draw:text-style-name="P1" draw:layer="layout" svg:width="2.191cm" svg:height="1.745cm" svg:x="4.671cm" svg:y="10.2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4.882cm" svg:y1="11.509cm" svg:x2="5.594cm" svg:y2="11.129cm">
            <text:p/>
          </draw:line>
          <draw:line draw:style-name="gr2" draw:text-style-name="P1" draw:layer="layout" svg:x1="5.595cm" svg:y1="11.129cm" svg:x2="5.614cm" svg:y2="10.297cm">
            <text:p/>
          </draw:line>
          <draw:line draw:style-name="gr2" draw:text-style-name="P1" draw:layer="layout" svg:x1="5.871cm" svg:y1="11.258cm" svg:x2="5.893cm" svg:y2="10.297cm">
            <text:p/>
          </draw:line>
          <draw:line draw:style-name="gr2" draw:text-style-name="P1" draw:layer="layout" svg:x1="5.018cm" svg:y1="11.715cm" svg:x2="5.871cm" svg:y2="11.258cm">
            <text:p/>
          </draw:line>
          <draw:rect draw:style-name="gr24" draw:text-style-name="P1" draw:layer="layout" svg:width="0.27cm" svg:height="0.562cm" draw:transform="skewX (0.003490658503988) rotate (-0.0260054058558972) translate (5.623cm 10.293cm)">
            <text:p/>
          </draw:rect>
          <draw:rect draw:style-name="gr24" draw:text-style-name="P1" draw:layer="layout" svg:width="0.243cm" svg:height="0.552cm" draw:transform="skewX (0.0596902604181948) rotate (-1.02049401364208) translate (5.37cm 11.247cm)">
            <text:p/>
          </draw:rect>
          <draw:frame draw:style-name="gr6" draw:text-style-name="P2" draw:layer="layout" svg:width="0.983cm" svg:height="0.432cm" svg:x="5.261cm" svg:y="11.715cm">
            <draw:text-box>
              <text:p><text:span text:style-name="T1">S-717A</text:span></text:p>
            </draw:text-box>
          </draw:frame>
        </draw:g>
        <draw:g>
          <draw:g>
            <draw:custom-shape draw:style-name="gr1" draw:text-style-name="P1" draw:layer="layout" svg:width="2.191cm" svg:height="1.745cm" svg:x="7.05cm" svg:y="10.18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8.008cm" svg:y1="11.931cm" svg:x2="8.009cm" svg:y2="10.187cm">
              <text:p/>
            </draw:line>
            <draw:line draw:style-name="gr2" draw:text-style-name="P1" draw:layer="layout" svg:x1="8.283cm" svg:y1="11.932cm" svg:x2="8.288cm" svg:y2="10.189cm">
              <text:p/>
            </draw:line>
            <draw:line draw:style-name="gr2" draw:text-style-name="P1" draw:layer="layout" svg:x1="7.992cm" svg:y1="11.915cm" svg:x2="7.993cm" svg:y2="10.171cm">
              <text:p/>
            </draw:line>
            <draw:line draw:style-name="gr2" draw:text-style-name="P1" draw:layer="layout" svg:x1="8.267cm" svg:y1="11.916cm" svg:x2="8.272cm" svg:y2="10.173cm">
              <text:p/>
            </draw:line>
            <draw:rect draw:style-name="gr24" draw:text-style-name="P1" draw:layer="layout" svg:width="0.27cm" svg:height="0.562cm" draw:transform="skewX (0.003490658503988) rotate (0.0047123889803838) translate (8.001cm 10.176cm)">
              <text:p/>
            </draw:rect>
            <draw:rect draw:style-name="gr24" draw:text-style-name="P1" draw:layer="layout" svg:width="0.27cm" svg:height="0.562cm" draw:transform="skewX (0.003490658503988) rotate (0.0047123889803838) translate (8.002cm 11.377cm)">
              <text:p/>
            </draw:rect>
          </draw:g>
          <draw:frame draw:style-name="gr6" draw:text-style-name="P2" draw:layer="layout" svg:width="0.975cm" svg:height="0.432cm" draw:transform="rotate (1.0175269539125) translate (8.413cm 11.771cm)">
            <draw:text-box>
              <text:p><text:span text:style-name="T1">S-711A</text:span></text:p>
            </draw:text-box>
          </draw:frame>
        </draw:g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3" draw:layer="layout" svg:width="25.199cm" svg:height="3.506cm" svg:x="1.4cm" svg:y="0.837cm" presentation:class="title">
          <draw:text-box>
            <text:p>Hauptbahnhof Entwurf</text:p>
          </draw:text-box>
        </draw:frame>
        <draw:g>
          <draw:g>
            <draw:custom-shape draw:style-name="gr1" draw:text-style-name="P1" draw:layer="layout" svg:width="2.191cm" svg:height="1.745cm" svg:x="16.132cm" svg:y="6.9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7.977cm" svg:y1="8.408cm" svg:x2="16.478cm" svg:y2="8.408cm">
              <text:p/>
            </draw:line>
            <draw:line draw:style-name="gr2" draw:text-style-name="P1" draw:layer="layout" svg:x1="16.363cm" svg:y1="8.19cm" svg:x2="18.093cm" svg:y2="8.19cm">
              <text:p/>
            </draw:line>
          </draw:g>
          <draw:frame draw:style-name="gr6" draw:text-style-name="P2" draw:layer="layout" svg:width="0.983cm" svg:height="0.432cm" svg:x="16.709cm" svg:y="6.99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1cm" svg:height="1.745cm" svg:x="17.805cm" svg:y="9.596cm">
              <text:p/>
  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9.65cm" svg:y1="9.938cm" svg:x2="18.151cm" svg:y2="9.938cm">
              <text:p/>
            </draw:line>
            <draw:line draw:style-name="gr2" draw:text-style-name="P1" draw:layer="layout" svg:x1="18.036cm" svg:y1="10.156cm" svg:x2="19.766cm" svg:y2="10.156cm">
              <text:p/>
            </draw:line>
          </draw:g>
          <draw:frame draw:style-name="gr6" draw:text-style-name="P2" draw:layer="layout" svg:width="0.983cm" svg:height="0.432cm" svg:x="18.382cm" svg:y="10.924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1cm" svg:height="1.745cm" svg:x="16.132cm" svg:y="8.73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7.977cm" svg:y1="10.153cm" svg:x2="16.478cm" svg:y2="10.153cm">
              <text:p/>
            </draw:line>
            <draw:line draw:style-name="gr2" draw:text-style-name="P1" draw:layer="layout" svg:x1="16.363cm" svg:y1="9.935cm" svg:x2="18.093cm" svg:y2="9.935cm">
              <text:p/>
            </draw:line>
            <draw:line draw:style-name="gr2" draw:text-style-name="P1" draw:layer="layout" svg:x1="16.363cm" svg:y1="9.28cm" svg:x2="18.093cm" svg:y2="9.28cm">
              <text:p/>
            </draw:line>
            <draw:line draw:style-name="gr2" draw:text-style-name="P1" draw:layer="layout" svg:x1="17.977cm" svg:y1="9.062cm" svg:x2="16.478cm" svg:y2="9.062cm">
              <text:p/>
            </draw:line>
          </draw:g>
          <draw:frame draw:style-name="gr6" draw:text-style-name="P2" draw:layer="layout" svg:width="0.983cm" svg:height="0.432cm" svg:x="16.685cm" svg:y="10.153cm">
            <draw:text-box>
              <text:p><text:span text:style-name="T1">S-710A</text:span></text:p>
            </draw:text-box>
          </draw:frame>
        </draw:g>
        <draw:g>
          <draw:g>
            <draw:custom-shape draw:style-name="gr1" draw:text-style-name="P1" draw:layer="layout" svg:width="2.191cm" svg:height="1.745cm" svg:x="19.477cm" svg:y="8.73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1.322cm" svg:y1="10.154cm" svg:x2="19.823cm" svg:y2="10.154cm">
              <text:p/>
            </draw:line>
            <draw:line draw:style-name="gr2" draw:text-style-name="P1" draw:layer="layout" svg:x1="19.708cm" svg:y1="9.936cm" svg:x2="21.438cm" svg:y2="9.936cm">
              <text:p/>
            </draw:line>
            <draw:line draw:style-name="gr2" draw:text-style-name="P1" draw:layer="layout" svg:x1="19.823cm" svg:y1="9.063cm" svg:x2="21.438cm" svg:y2="9.936cm">
              <text:p/>
            </draw:line>
            <draw:line draw:style-name="gr2" draw:text-style-name="P1" draw:layer="layout" svg:x1="21.323cm" svg:y1="10.154cm" svg:x2="19.708cm" svg:y2="9.281cm">
              <text:p/>
            </draw:line>
            <draw:line draw:style-name="gr2" draw:text-style-name="P1" draw:layer="layout" svg:x1="19.708cm" svg:y1="9.281cm" svg:x2="21.438cm" svg:y2="9.281cm">
              <text:p/>
            </draw:line>
            <draw:line draw:style-name="gr2" draw:text-style-name="P1" draw:layer="layout" svg:x1="21.322cm" svg:y1="9.063cm" svg:x2="19.823cm" svg:y2="9.063cm">
              <text:p/>
            </draw:line>
            <draw:custom-shape draw:style-name="gr3" draw:text-style-name="P1" draw:layer="layout" svg:width="0.23cm" svg:height="0.218cm" svg:x="19.76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31cm" svg:height="0.218cm" svg:x="21.15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2" draw:layer="layout" svg:width="0.983cm" svg:height="0.432cm" svg:x="20.214cm" svg:y="10.154cm">
            <draw:text-box>
              <text:p><text:span text:style-name="T1">S-953A</text:span></text:p>
            </draw:text-box>
          </draw:frame>
        </draw:g>
        <draw:g>
          <draw:g>
            <draw:custom-shape draw:style-name="gr1" draw:text-style-name="P1" draw:layer="layout" svg:width="2.191cm" svg:height="1.745cm" svg:x="17.805cm" svg:y="7.86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9.65cm" svg:y1="9.286cm" svg:x2="18.151cm" svg:y2="9.286cm">
              <text:p/>
            </draw:line>
            <draw:line draw:style-name="gr2" draw:text-style-name="P1" draw:layer="layout" svg:x1="18.036cm" svg:y1="9.068cm" svg:x2="19.766cm" svg:y2="9.068cm">
              <text:p/>
            </draw:line>
            <draw:line draw:style-name="gr2" draw:text-style-name="P1" draw:layer="layout" svg:x1="18.151cm" svg:y1="8.195cm" svg:x2="19.766cm" svg:y2="9.068cm">
              <text:p/>
            </draw:line>
            <draw:line draw:style-name="gr2" draw:text-style-name="P1" draw:layer="layout" svg:x1="19.651cm" svg:y1="9.286cm" svg:x2="18.036cm" svg:y2="8.413cm">
              <text:p/>
            </draw:line>
            <draw:line draw:style-name="gr2" draw:text-style-name="P1" draw:layer="layout" svg:x1="18.036cm" svg:y1="8.413cm" svg:x2="19.766cm" svg:y2="8.413cm">
              <text:p/>
            </draw:line>
            <draw:line draw:style-name="gr2" draw:text-style-name="P1" draw:layer="layout" svg:x1="19.65cm" svg:y1="8.195cm" svg:x2="18.151cm" svg:y2="8.195cm">
              <text:p/>
            </draw:line>
            <draw:custom-shape draw:style-name="gr3" draw:text-style-name="P1" draw:layer="layout" svg:width="0.23cm" svg:height="0.218cm" svg:x="18.094cm" svg:y="8.6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31cm" svg:height="0.218cm" svg:x="19.478cm" svg:y="8.6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2" draw:layer="layout" svg:width="0.983cm" svg:height="0.432cm" svg:x="18.542cm" svg:y="9.286cm">
            <draw:text-box>
              <text:p><text:span text:style-name="T1">S-953A</text:span></text:p>
            </draw:text-box>
          </draw:frame>
        </draw:g>
        <draw:g>
          <draw:g>
            <draw:custom-shape draw:style-name="gr1" draw:text-style-name="P1" draw:layer="layout" svg:width="2.191cm" svg:height="1.745cm" svg:x="15.474cm" svg:y="12.36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7.319cm" svg:y1="13.784cm" svg:x2="15.82cm" svg:y2="13.784cm">
              <text:p/>
            </draw:line>
            <draw:line draw:style-name="gr2" draw:text-style-name="P1" draw:layer="layout" svg:x1="15.705cm" svg:y1="13.566cm" svg:x2="17.435cm" svg:y2="13.566cm">
              <text:p/>
            </draw:line>
          </draw:g>
          <draw:frame draw:style-name="gr6" draw:text-style-name="P2" draw:layer="layout" svg:width="0.983cm" svg:height="0.432cm" svg:x="16.051cm" svg:y="12.366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3" draw:layer="layout" svg:width="2.191cm" svg:height="1.745cm" svg:x="18.831cm" svg:y="12.42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0.676cm" svg:y1="13.84cm" svg:x2="19.177cm" svg:y2="13.84cm">
              <text:p/>
            </draw:line>
            <draw:line draw:style-name="gr2" draw:text-style-name="P3" draw:layer="layout" svg:x1="19.062cm" svg:y1="13.622cm" svg:x2="20.792cm" svg:y2="13.622cm">
              <text:p/>
            </draw:line>
          </draw:g>
          <draw:frame draw:style-name="gr6" draw:text-style-name="P5" draw:layer="layout" svg:width="0.983cm" svg:height="0.432cm" svg:x="19.408cm" svg:y="12.422cm">
            <draw:text-box>
              <text:p text:style-name="P3"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1cm" svg:height="1.745cm" svg:x="20.464cm" svg:y="13.308cm">
              <text:p/>
  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2.309cm" svg:y1="13.65cm" svg:x2="20.81cm" svg:y2="13.65cm">
              <text:p/>
            </draw:line>
            <draw:line draw:style-name="gr2" draw:text-style-name="P1" draw:layer="layout" svg:x1="20.695cm" svg:y1="13.868cm" svg:x2="22.425cm" svg:y2="13.868cm">
              <text:p/>
            </draw:line>
          </draw:g>
          <draw:frame draw:style-name="gr6" draw:text-style-name="P2" draw:layer="layout" svg:width="0.983cm" svg:height="0.432cm" svg:x="21.041cm" svg:y="14.636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3" draw:layer="layout" svg:width="2.191cm" svg:height="1.745cm" svg:x="22.101cm" svg:y="14.23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3.946cm" svg:y1="15.652cm" svg:x2="22.447cm" svg:y2="15.652cm">
              <text:p/>
            </draw:line>
            <draw:line draw:style-name="gr2" draw:text-style-name="P3" draw:layer="layout" svg:x1="22.332cm" svg:y1="15.434cm" svg:x2="24.062cm" svg:y2="15.434cm">
              <text:p/>
            </draw:line>
          </draw:g>
          <draw:frame draw:style-name="gr6" draw:text-style-name="P5" draw:layer="layout" svg:width="0.983cm" svg:height="0.432cm" svg:x="22.678cm" svg:y="14.234cm">
            <draw:text-box>
              <text:p text:style-name="P3"><text:span text:style-name="T1">S-709A</text:span></text:p>
            </draw:text-box>
          </draw:frame>
        </draw:g>
        <draw:g>
          <draw:custom-shape draw:style-name="gr1" draw:text-style-name="P1" draw:layer="layout" svg:width="2.192cm" svg:height="1.745cm" draw:transform="rotate (-0.00523598775716862) translate (17.133cm 13.245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7.488cm" svg:y1="13.579cm" svg:x2="18.987cm" svg:y2="13.587cm">
            <text:p/>
          </draw:line>
          <draw:line draw:style-name="gr2" draw:text-style-name="P1" draw:layer="layout" svg:x1="19.102cm" svg:y1="13.805cm" svg:x2="17.372cm" svg:y2="13.796cm">
            <text:p/>
          </draw:line>
          <draw:line draw:style-name="gr2" draw:text-style-name="P1" draw:layer="layout" svg:x1="18.982cm" svg:y1="14.677cm" svg:x2="17.372cm" svg:y2="13.796cm">
            <text:p/>
          </draw:line>
          <draw:line draw:style-name="gr2" draw:text-style-name="P1" draw:layer="layout" svg:x1="17.488cm" svg:y1="13.579cm" svg:x2="19.098cm" svg:y2="14.46cm">
            <text:p/>
          </draw:line>
          <draw:custom-shape draw:style-name="gr3" draw:text-style-name="P1" draw:layer="layout" svg:width="0.23cm" svg:height="0.218cm" draw:transform="rotate (-0.00523598775716863) translate (18.802cm 14.012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draw:transform="rotate (-3.12972441467683) translate (18.691cm 13.565cm)">
            <draw:text-box>
              <text:p><text:span text:style-name="T1">S-955A</text:span></text:p>
            </draw:text-box>
          </draw:frame>
        </draw:g>
        <draw:g>
          <draw:custom-shape draw:style-name="gr1" draw:text-style-name="P1" draw:layer="layout" svg:width="2.192cm" svg:height="1.745cm" draw:transform="rotate (3.12239403181727) translate (20.947cm 15.919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20.618cm" svg:y1="15.593cm" svg:x2="19.119cm" svg:y2="15.564cm">
            <text:p/>
          </draw:line>
          <draw:line draw:style-name="gr2" draw:text-style-name="P1" draw:layer="layout" svg:x1="19.007cm" svg:y1="15.343cm" svg:x2="20.737cm" svg:y2="15.376cm">
            <text:p/>
          </draw:line>
          <draw:line draw:style-name="gr2" draw:text-style-name="P1" draw:layer="layout" svg:x1="19.139cm" svg:y1="14.473cm" svg:x2="20.737cm" svg:y2="15.377cm">
            <text:p/>
          </draw:line>
          <draw:line draw:style-name="gr2" draw:text-style-name="P1" draw:layer="layout" svg:x1="20.618cm" svg:y1="15.592cm" svg:x2="19.02cm" svg:y2="14.688cm">
            <text:p/>
          </draw:line>
          <draw:custom-shape draw:style-name="gr3" draw:text-style-name="P1" draw:layer="layout" svg:width="0.23cm" svg:height="0.218cm" draw:transform="rotate (3.12239403181727) translate (19.299cm 15.129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draw:transform="rotate (-0.00209439510357992) translate (19.415cm 15.59cm)">
            <draw:text-box>
              <text:p><text:span text:style-name="T1">S-955A</text:span></text:p>
            </draw:text-box>
          </draw:frame>
        </draw:g>
        <draw:g>
          <draw:custom-shape draw:style-name="gr1" draw:text-style-name="P1" draw:layer="layout" svg:width="2.192cm" svg:height="1.745cm" draw:transform="rotate (3.12448842691966) translate (24.241cm 17.761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23.901cm" svg:y1="17.425cm" svg:x2="22.402cm" svg:y2="17.399cm">
            <text:p/>
          </draw:line>
          <draw:line draw:style-name="gr2" draw:text-style-name="P1" draw:layer="layout" svg:x1="22.29cm" svg:y1="17.179cm" svg:x2="24.02cm" svg:y2="17.209cm">
            <text:p/>
          </draw:line>
          <draw:line draw:style-name="gr2" draw:text-style-name="P1" draw:layer="layout" svg:x1="22.42cm" svg:y1="16.308cm" svg:x2="24.02cm" svg:y2="17.208cm">
            <text:p/>
          </draw:line>
          <draw:line draw:style-name="gr2" draw:text-style-name="P1" draw:layer="layout" svg:x1="23.901cm" svg:y1="17.424cm" svg:x2="22.301cm" svg:y2="16.524cm">
            <text:p/>
          </draw:line>
          <draw:custom-shape draw:style-name="gr3" draw:text-style-name="P1" draw:layer="layout" svg:width="0.23cm" svg:height="0.218cm" draw:transform="rotate (3.12448842691966) translate (22.581cm 16.96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svg:x="22.698cm" svg:y="17.425cm">
            <draw:text-box>
              <text:p><text:span text:style-name="T1">S-955A</text:span></text:p>
            </draw:text-box>
          </draw:frame>
        </draw:g>
        <draw:g>
          <draw:custom-shape draw:style-name="gr1" draw:text-style-name="P1" draw:layer="layout" svg:width="2.192cm" svg:height="1.745cm" draw:transform="rotate (-0.0157079632691322) translate (20.434cm 15.057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20.785cm" svg:y1="15.403cm" svg:x2="22.284cm" svg:y2="15.427cm">
            <text:p/>
          </draw:line>
          <draw:line draw:style-name="gr2" draw:text-style-name="P1" draw:layer="layout" svg:x1="22.397cm" svg:y1="15.646cm" svg:x2="20.667cm" svg:y2="15.619cm">
            <text:p/>
          </draw:line>
          <draw:line draw:style-name="gr2" draw:text-style-name="P1" draw:layer="layout" svg:x1="22.268cm" svg:y1="16.517cm" svg:x2="20.667cm" svg:y2="15.619cm">
            <text:p/>
          </draw:line>
          <draw:line draw:style-name="gr2" draw:text-style-name="P1" draw:layer="layout" svg:x1="20.785cm" svg:y1="15.403cm" svg:x2="22.386cm" svg:y2="16.301cm">
            <text:p/>
          </draw:line>
          <draw:custom-shape draw:style-name="gr3" draw:text-style-name="P1" draw:layer="layout" svg:width="0.23cm" svg:height="0.218cm" draw:transform="rotate (-0.0157079632691322) translate (22.103cm 15.861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draw:transform="rotate (-3.14019639018879) translate (21.988cm 15.4cm)">
            <draw:text-box>
              <text:p><text:span text:style-name="T1">S-955A</text:span></text:p>
            </draw:text-box>
          </draw:frame>
        </draw:g>
        <draw:g>
          <draw:line draw:style-name="gr2" draw:text-style-name="P1" draw:layer="layout" svg:x1="27.247cm" svg:y1="15.663cm" svg:x2="25.748cm" svg:y2="15.663cm">
            <text:p/>
          </draw:line>
          <draw:line draw:style-name="gr2" draw:text-style-name="P1" draw:layer="layout" svg:x1="25.633cm" svg:y1="15.445cm" svg:x2="27.363cm" svg:y2="15.445cm">
            <text:p/>
          </draw:line>
          <draw:custom-shape draw:style-name="gr10" draw:text-style-name="P1" draw:layer="layout" svg:width="2.191cm" svg:height="0.86cm" svg:x="25.415cm" svg:y="15.123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27.247cm" svg:y1="15.663cm" svg:x2="25.748cm" svg:y2="15.663cm">
            <text:p/>
          </draw:line>
          <draw:line draw:style-name="gr2" draw:text-style-name="P1" draw:layer="layout" svg:x1="25.633cm" svg:y1="15.445cm" svg:x2="27.363cm" svg:y2="15.445cm">
            <text:p/>
          </draw:line>
          <draw:line draw:style-name="gr26" draw:text-style-name="P1" draw:layer="layout" svg:x1="26.602cm" svg:y1="15.557cm" svg:x2="27.002cm" svg:y2="15.557cm">
            <text:p/>
          </draw:line>
          <draw:custom-shape draw:style-name="gr4" draw:text-style-name="P1" draw:layer="layout" svg:width="0.22cm" svg:height="0.22cm" svg:x="26.048cm" svg:y="15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svg:x="26.334cm" svg:y="15.68cm">
            <draw:text-box>
              <text:p><text:span text:style-name="T1">S-515A</text:span></text:p>
            </draw:text-box>
          </draw:frame>
        </draw:g>
        <draw:g>
          <draw:g>
            <draw:line draw:style-name="gr11" draw:text-style-name="P1" draw:layer="layout" svg:x1="22.982cm" svg:y1="9.903cm" svg:x2="21.483cm" svg:y2="9.903cm">
              <text:p/>
            </draw:line>
            <draw:line draw:style-name="gr11" draw:text-style-name="P1" draw:layer="layout" svg:x1="21.368cm" svg:y1="10.121cm" svg:x2="23.098cm" svg:y2="10.121cm">
              <text:p/>
            </draw:line>
            <draw:custom-shape draw:style-name="gr12" draw:text-style-name="P1" draw:layer="layout" svg:width="2.191cm" svg:height="0.86cm" svg:x="21.159cm" svg:y="9.602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2.982cm" svg:y1="9.903cm" svg:x2="21.483cm" svg:y2="9.903cm">
              <text:p/>
            </draw:line>
            <draw:line draw:style-name="gr11" draw:text-style-name="P1" draw:layer="layout" svg:x1="21.368cm" svg:y1="10.121cm" svg:x2="23.098cm" svg:y2="10.121cm">
              <text:p/>
            </draw:line>
          </draw:g>
          <draw:line draw:style-name="gr26" draw:text-style-name="P1" draw:layer="layout" svg:x1="22.337cm" svg:y1="10.009cm" svg:x2="22.737cm" svg:y2="10.009cm">
            <text:p/>
          </draw:line>
          <draw:custom-shape draw:style-name="gr4" draw:text-style-name="P1" draw:layer="layout" svg:width="0.22cm" svg:height="0.22cm" svg:x="21.783cm" svg:y="9.901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svg:x="21.795cm" svg:y="10.12cm">
            <draw:text-box>
              <text:p><text:span text:style-name="T1">S-516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24.996cm 9.5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4.015cm" svg:y="9.54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3.158cm" svg:y1="9.053cm" svg:x2="24.657cm" svg:y2="9.053cm">
            <text:p/>
          </draw:line>
          <draw:line draw:style-name="gr2" draw:text-style-name="P1" draw:layer="layout" svg:x1="24.772cm" svg:y1="9.271cm" svg:x2="23.042cm" svg:y2="9.271cm">
            <text:p/>
          </draw:line>
          <draw:line draw:style-name="gr2" draw:text-style-name="P1" draw:layer="layout" svg:x1="23.158cm" svg:y1="9.053cm" svg:x2="24.657cm" svg:y2="9.053cm">
            <text:p/>
          </draw:line>
          <draw:line draw:style-name="gr2" draw:text-style-name="P1" draw:layer="layout" svg:x1="24.772cm" svg:y1="9.271cm" svg:x2="23.042cm" svg:y2="9.271cm">
            <text:p/>
          </draw:line>
          <draw:g>
            <draw:custom-shape draw:style-name="gr14" draw:text-style-name="P1" draw:layer="layout" svg:width="-0.274cm" svg:height="-0.211cm" svg:x="24.013cm" svg:y="8.99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3.878cm" svg:y="8.99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3.819cm" svg:y="8.9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4.083cm" svg:y="8.99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024cm" svg:y="8.9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4.083cm" svg:y1="8.893cm" svg:x2="24.214cm" svg:y2="8.894cm">
              <text:p/>
            </draw:line>
            <draw:line draw:style-name="gr17" draw:text-style-name="P1" draw:layer="layout" svg:x1="24.205cm" svg:y1="8.959cm" svg:x2="24.206cm" svg:y2="8.828cm">
              <text:p/>
            </draw:line>
          </draw:g>
          <draw:frame draw:style-name="gr6" draw:text-style-name="P2" draw:layer="layout" svg:width="-0.983cm" svg:height="-0.432cm" svg:x="23.636cm" svg:y="9.703cm">
            <draw:text-box>
              <text:p text:style-name="P3"><text:span text:style-name="T1">S-621B</text:span></text:p>
            </draw:text-box>
          </draw:frame>
        </draw:g>
        <draw:g>
          <draw:g>
            <draw:line draw:style-name="gr11" draw:text-style-name="P1" draw:layer="layout" svg:x1="23.958cm" svg:y1="13.86cm" svg:x2="22.459cm" svg:y2="13.86cm">
              <text:p/>
            </draw:line>
            <draw:line draw:style-name="gr11" draw:text-style-name="P1" draw:layer="layout" svg:x1="22.344cm" svg:y1="13.642cm" svg:x2="24.074cm" svg:y2="13.642cm">
              <text:p/>
            </draw:line>
            <draw:custom-shape draw:style-name="gr12" draw:text-style-name="P1" draw:layer="layout" svg:width="2.191cm" svg:height="0.86cm" svg:x="22.12cm" svg:y="13.326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3.457cm" svg:y1="13.86cm" svg:x2="22.459cm" svg:y2="13.86cm">
              <text:p/>
            </draw:line>
            <draw:line draw:style-name="gr11" draw:text-style-name="P1" draw:layer="layout" svg:x1="22.344cm" svg:y1="13.642cm" svg:x2="23.457cm" svg:y2="13.642cm">
              <text:p/>
            </draw:line>
            <draw:line draw:style-name="gr11" draw:text-style-name="P1" draw:layer="layout" svg:x1="23.449cm" svg:y1="13.568cm" svg:x2="23.449cm" svg:y2="13.957cm">
              <text:p/>
            </draw:line>
          </draw:g>
          <draw:frame draw:style-name="gr13" draw:text-style-name="P2" draw:layer="layout" svg:width="0.983cm" svg:height="0.432cm" svg:x="22.665cm" svg:y="13.21cm">
            <draw:text-box>
              <text:p><text:span text:style-name="T1">S-512A</text:span></text:p>
            </draw:text-box>
          </draw:frame>
        </draw:g>
        <draw:g>
          <draw:g>
            <draw:line draw:style-name="gr11" draw:text-style-name="P1" draw:layer="layout" svg:x1="21.512cm" svg:y1="8.208cm" svg:x2="23.011cm" svg:y2="8.208cm">
              <text:p/>
            </draw:line>
            <draw:line draw:style-name="gr11" draw:text-style-name="P1" draw:layer="layout" svg:x1="23.126cm" svg:y1="8.426cm" svg:x2="21.396cm" svg:y2="8.426cm">
              <text:p/>
            </draw:line>
            <draw:custom-shape draw:style-name="gr12" draw:text-style-name="P1" draw:layer="layout" svg:width="2.191cm" svg:height="0.86cm" draw:transform="rotate (3.1415926535892) translate (23.35cm 8.7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1.512cm" svg:y1="8.208cm" svg:x2="23.011cm" svg:y2="8.208cm">
              <text:p/>
            </draw:line>
            <draw:line draw:style-name="gr11" draw:text-style-name="P1" draw:layer="layout" svg:x1="23.126cm" svg:y1="8.426cm" svg:x2="21.396cm" svg:y2="8.426cm">
              <text:p/>
            </draw:line>
          </draw:g>
          <draw:frame draw:style-name="gr6" draw:text-style-name="P2" draw:layer="layout" svg:width="-0.983cm" svg:height="-0.432cm" svg:x="22.647cm" svg:y="8.208cm">
            <draw:text-box>
              <text:p><text:span text:style-name="T1">S-510A</text:span></text:p>
            </draw:text-box>
          </draw:frame>
        </draw:g>
        <draw:g>
          <draw:g>
            <draw:line draw:style-name="gr11" draw:text-style-name="P1" draw:layer="layout" svg:x1="24.643cm" svg:y1="8.416cm" svg:x2="23.144cm" svg:y2="8.416cm">
              <text:p/>
            </draw:line>
            <draw:line draw:style-name="gr11" draw:text-style-name="P1" draw:layer="layout" svg:x1="23.029cm" svg:y1="8.198cm" svg:x2="24.759cm" svg:y2="8.198cm">
              <text:p/>
            </draw:line>
            <draw:custom-shape draw:style-name="gr12" draw:text-style-name="P1" draw:layer="layout" svg:width="2.191cm" svg:height="0.86cm" svg:x="22.805cm" svg:y="7.882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4.142cm" svg:y1="8.416cm" svg:x2="23.144cm" svg:y2="8.416cm">
              <text:p/>
            </draw:line>
            <draw:line draw:style-name="gr11" draw:text-style-name="P1" draw:layer="layout" svg:x1="23.029cm" svg:y1="8.198cm" svg:x2="24.142cm" svg:y2="8.198cm">
              <text:p/>
            </draw:line>
            <draw:line draw:style-name="gr11" draw:text-style-name="P1" draw:layer="layout" svg:x1="24.134cm" svg:y1="8.124cm" svg:x2="24.134cm" svg:y2="8.513cm">
              <text:p/>
            </draw:line>
          </draw:g>
          <draw:frame draw:style-name="gr13" draw:text-style-name="P2" draw:layer="layout" svg:width="0.983cm" svg:height="0.432cm" svg:x="23.35cm" svg:y="7.766cm">
            <draw:text-box>
              <text:p><text:span text:style-name="T1">S-512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25.914cm 17.74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4.933cm" svg:y="17.696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076cm" svg:y1="17.207cm" svg:x2="25.575cm" svg:y2="17.207cm">
            <text:p/>
          </draw:line>
          <draw:line draw:style-name="gr2" draw:text-style-name="P1" draw:layer="layout" svg:x1="25.69cm" svg:y1="17.425cm" svg:x2="23.96cm" svg:y2="17.425cm">
            <text:p/>
          </draw:line>
          <draw:line draw:style-name="gr2" draw:text-style-name="P1" draw:layer="layout" svg:x1="24.076cm" svg:y1="17.207cm" svg:x2="25.575cm" svg:y2="17.207cm">
            <text:p/>
          </draw:line>
          <draw:line draw:style-name="gr2" draw:text-style-name="P1" draw:layer="layout" svg:x1="25.69cm" svg:y1="17.425cm" svg:x2="23.96cm" svg:y2="17.425cm">
            <text:p/>
          </draw:line>
          <draw:g>
            <draw:custom-shape draw:style-name="gr14" draw:text-style-name="P1" draw:layer="layout" svg:width="-0.274cm" svg:height="-0.211cm" svg:x="24.931cm" svg:y="17.1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4.796cm" svg:y="17.1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737cm" svg:y="17.0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5.001cm" svg:y="17.1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942cm" svg:y="17.0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5.001cm" svg:y1="17.047cm" svg:x2="25.132cm" svg:y2="17.048cm">
              <text:p/>
            </draw:line>
            <draw:line draw:style-name="gr17" draw:text-style-name="P1" draw:layer="layout" svg:x1="25.123cm" svg:y1="17.113cm" svg:x2="25.124cm" svg:y2="16.982cm">
              <text:p/>
            </draw:line>
          </draw:g>
          <draw:frame draw:style-name="gr6" draw:text-style-name="P2" draw:layer="layout" svg:width="-0.983cm" svg:height="-0.432cm" svg:x="24.554cm" svg:y="17.857cm">
            <draw:text-box>
              <text:p text:style-name="P3"><text:span text:style-name="T1">S-621B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25.943cm 15.98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4.962cm" svg:y="15.93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105cm" svg:y1="15.449cm" svg:x2="25.604cm" svg:y2="15.449cm">
            <text:p/>
          </draw:line>
          <draw:line draw:style-name="gr2" draw:text-style-name="P1" draw:layer="layout" svg:x1="25.719cm" svg:y1="15.667cm" svg:x2="23.989cm" svg:y2="15.667cm">
            <text:p/>
          </draw:line>
          <draw:line draw:style-name="gr2" draw:text-style-name="P1" draw:layer="layout" svg:x1="24.105cm" svg:y1="15.449cm" svg:x2="25.604cm" svg:y2="15.449cm">
            <text:p/>
          </draw:line>
          <draw:line draw:style-name="gr2" draw:text-style-name="P1" draw:layer="layout" svg:x1="25.719cm" svg:y1="15.667cm" svg:x2="23.989cm" svg:y2="15.667cm">
            <text:p/>
          </draw:line>
          <draw:g>
            <draw:custom-shape draw:style-name="gr14" draw:text-style-name="P1" draw:layer="layout" svg:width="-0.274cm" svg:height="-0.211cm" svg:x="24.96cm" svg:y="15.39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4.825cm" svg:y="15.3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766cm" svg:y="15.3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5.03cm" svg:y="15.3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971cm" svg:y="15.3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5.03cm" svg:y1="15.289cm" svg:x2="25.161cm" svg:y2="15.29cm">
              <text:p/>
            </draw:line>
            <draw:line draw:style-name="gr17" draw:text-style-name="P1" draw:layer="layout" svg:x1="25.152cm" svg:y1="15.355cm" svg:x2="25.153cm" svg:y2="15.224cm">
              <text:p/>
            </draw:line>
          </draw:g>
          <draw:frame draw:style-name="gr6" draw:text-style-name="P2" draw:layer="layout" svg:width="-0.983cm" svg:height="-0.432cm" svg:x="24.583cm" svg:y="16.099cm">
            <draw:text-box>
              <text:p text:style-name="P3"><text:span text:style-name="T1">S-621B</text:span></text:p>
            </draw:text-box>
          </draw:frame>
        </draw:g>
        <draw:frame draw:style-name="gr27" draw:text-style-name="P2" draw:layer="layout" svg:width="1.192cm" svg:height="0.412cm" svg:x="19.996cm" svg:y="8.042cm">
          <draw:text-box>
            <text:p><text:span text:style-name="T1">Sperrsignal</text:span></text:p>
          </draw:text-box>
        </draw:frame>
        <draw:g>
          <draw:line draw:style-name="gr2" draw:text-style-name="P1" draw:layer="layout" svg:x1="27.188cm" svg:y1="17.421cm" svg:x2="25.689cm" svg:y2="17.421cm">
            <text:p/>
          </draw:line>
          <draw:line draw:style-name="gr2" draw:text-style-name="P1" draw:layer="layout" svg:x1="25.574cm" svg:y1="17.203cm" svg:x2="27.304cm" svg:y2="17.203cm">
            <text:p/>
          </draw:line>
          <draw:custom-shape draw:style-name="gr10" draw:text-style-name="P1" draw:layer="layout" svg:width="2.191cm" svg:height="0.86cm" svg:x="25.356cm" svg:y="16.881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27.188cm" svg:y1="17.421cm" svg:x2="25.689cm" svg:y2="17.421cm">
            <text:p/>
          </draw:line>
          <draw:line draw:style-name="gr2" draw:text-style-name="P1" draw:layer="layout" svg:x1="25.574cm" svg:y1="17.203cm" svg:x2="27.304cm" svg:y2="17.203cm">
            <text:p/>
          </draw:line>
          <draw:line draw:style-name="gr26" draw:text-style-name="P1" draw:layer="layout" svg:x1="26.543cm" svg:y1="17.315cm" svg:x2="26.943cm" svg:y2="17.315cm">
            <text:p/>
          </draw:line>
          <draw:custom-shape draw:style-name="gr4" draw:text-style-name="P1" draw:layer="layout" svg:width="0.22cm" svg:height="0.22cm" svg:x="25.989cm" svg:y="17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svg:x="26.275cm" svg:y="17.438cm">
            <draw:text-box>
              <text:p><text:span text:style-name="T1">S-515A</text:span></text:p>
            </draw:text-box>
          </draw:frame>
        </draw:g>
        <draw:g>
          <draw:line draw:style-name="gr2" draw:text-style-name="P1" draw:layer="layout" svg:x1="22.991cm" svg:y1="9.282cm" svg:x2="21.492cm" svg:y2="9.282cm">
            <text:p/>
          </draw:line>
          <draw:line draw:style-name="gr2" draw:text-style-name="P1" draw:layer="layout" svg:x1="21.377cm" svg:y1="9.064cm" svg:x2="23.107cm" svg:y2="9.064cm">
            <text:p/>
          </draw:line>
          <draw:custom-shape draw:style-name="gr10" draw:text-style-name="P1" draw:layer="layout" svg:width="2.191cm" svg:height="0.86cm" svg:x="21.159cm" svg:y="8.742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22.991cm" svg:y1="9.282cm" svg:x2="21.492cm" svg:y2="9.282cm">
            <text:p/>
          </draw:line>
          <draw:line draw:style-name="gr2" draw:text-style-name="P1" draw:layer="layout" svg:x1="21.377cm" svg:y1="9.064cm" svg:x2="23.107cm" svg:y2="9.064cm">
            <text:p/>
          </draw:line>
          <draw:line draw:style-name="gr26" draw:text-style-name="P1" draw:layer="layout" svg:x1="22.346cm" svg:y1="9.176cm" svg:x2="22.746cm" svg:y2="9.176cm">
            <text:p/>
          </draw:line>
          <draw:custom-shape draw:style-name="gr4" draw:text-style-name="P1" draw:layer="layout" svg:width="0.22cm" svg:height="0.22cm" svg:x="21.792cm" svg:y="9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svg:x="22.078cm" svg:y="9.299cm">
            <draw:text-box>
              <text:p><text:span text:style-name="T1">S-515A</text:span></text:p>
            </draw:text-box>
          </draw:frame>
        </draw:g>
        <draw:g>
          <draw:custom-shape draw:style-name="gr10" draw:text-style-name="P1" draw:layer="layout" svg:width="2.191cm" svg:height="0.86cm" svg:x="22.805cm" svg:y="9.60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4.014cm" svg:y="10.41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3.157cm" svg:y1="9.928cm" svg:x2="24.656cm" svg:y2="9.928cm">
            <text:p/>
          </draw:line>
          <draw:line draw:style-name="gr2" draw:text-style-name="P1" draw:layer="layout" svg:x1="23.148cm" svg:y1="10.146cm" svg:x2="24.647cm" svg:y2="10.146cm">
            <text:p/>
          </draw:line>
          <draw:line draw:style-name="gr2" draw:text-style-name="P1" draw:layer="layout" svg:x1="24.775cm" svg:y1="9.928cm" svg:x2="23.007cm" svg:y2="9.928cm">
            <text:p/>
          </draw:line>
          <draw:g>
            <draw:custom-shape draw:style-name="gr14" draw:text-style-name="P1" draw:layer="layout" svg:width="-0.274cm" svg:height="-0.211cm" svg:x="24.012cm" svg:y="9.87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3.877cm" svg:y="9.8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3.818cm" svg:y="9.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4.082cm" svg:y="9.8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023cm" svg:y="9.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4.082cm" svg:y1="9.768cm" svg:x2="24.213cm" svg:y2="9.769cm">
              <text:p/>
            </draw:line>
            <draw:line draw:style-name="gr17" draw:text-style-name="P1" draw:layer="layout" svg:x1="24.204cm" svg:y1="9.834cm" svg:x2="24.205cm" svg:y2="9.703cm">
              <text:p/>
            </draw:line>
          </draw:g>
          <draw:frame draw:style-name="gr6" draw:text-style-name="P2" draw:layer="layout" svg:width="-0.983cm" svg:height="-0.432cm" svg:x="23.68cm" svg:y="9.928cm">
            <draw:text-box>
              <text:p text:style-name="P3"><text:span text:style-name="T1">S-622B</text:span></text:p>
            </draw:text-box>
          </draw:frame>
        </draw:g>
        <draw:g>
          <draw:custom-shape draw:style-name="gr12" draw:text-style-name="P1" draw:layer="layout" svg:width="2.191cm" svg:height="0.86cm" svg:x="23.752cm" svg:y="15.98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" draw:layer="layout" svg:width="0.983cm" svg:height="0.432cm" svg:x="24.373cm" svg:y="16.517cm">
            <draw:text-box>
              <text:p><text:span text:style-name="T1">S-500A</text:span></text:p>
            </draw:text-box>
          </draw:frame>
        </draw:g>
        <draw:g>
          <draw:custom-shape draw:style-name="gr12" draw:text-style-name="P1" draw:layer="layout" svg:width="2.191cm" svg:height="0.86cm" draw:transform="rotate (3.1415926535892) translate (27.606cm 16.84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" draw:layer="layout" svg:width="-0.983cm" svg:height="-0.432cm" svg:x="26.985cm" svg:y="16.309cm">
            <draw:text-box>
              <text:p><text:span text:style-name="T1">S-500A</text:span></text:p>
            </draw:text-box>
          </draw:frame>
        </draw:g>
        <draw:g>
          <draw:g>
            <draw:custom-shape draw:style-name="gr1" draw:text-style-name="P1" draw:layer="layout" svg:width="2.191cm" svg:height="1.745cm" svg:x="14.473cm" svg:y="7.85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6.318cm" svg:y1="9.273cm" svg:x2="14.819cm" svg:y2="9.273cm">
              <text:p/>
            </draw:line>
            <draw:line draw:style-name="gr2" draw:text-style-name="P1" draw:layer="layout" svg:x1="14.704cm" svg:y1="9.055cm" svg:x2="16.434cm" svg:y2="9.055cm">
              <text:p/>
            </draw:line>
            <draw:line draw:style-name="gr2" draw:text-style-name="P1" draw:layer="layout" svg:x1="14.704cm" svg:y1="8.4cm" svg:x2="16.434cm" svg:y2="8.4cm">
              <text:p/>
            </draw:line>
            <draw:line draw:style-name="gr2" draw:text-style-name="P1" draw:layer="layout" svg:x1="16.318cm" svg:y1="8.182cm" svg:x2="14.819cm" svg:y2="8.182cm">
              <text:p/>
            </draw:line>
          </draw:g>
          <draw:frame draw:style-name="gr6" draw:text-style-name="P2" draw:layer="layout" svg:width="0.983cm" svg:height="0.432cm" svg:x="15.026cm" svg:y="9.273cm">
            <draw:text-box>
              <text:p><text:span text:style-name="T1">S-710A</text:span></text:p>
            </draw:text-box>
          </draw:frame>
        </draw:g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3" draw:layer="layout" svg:width="25.199cm" svg:height="3.506cm" svg:x="1.4cm" svg:y="0.837cm" presentation:class="title" presentation:user-transformed="true">
          <draw:text-box>
            <text:p>Hauptbahnhof</text:p>
          </draw:text-box>
        </draw:frame>
        <draw:g>
          <draw:g>
            <draw:custom-shape draw:style-name="gr1" draw:text-style-name="P1" draw:layer="layout" svg:width="2.191cm" svg:height="1.745cm" svg:x="20.977cm" svg:y="12.14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2.822cm" svg:y1="13.56cm" svg:x2="21.323cm" svg:y2="13.56cm">
              <text:p/>
            </draw:line>
            <draw:line draw:style-name="gr2" draw:text-style-name="P1" draw:layer="layout" svg:x1="21.208cm" svg:y1="13.342cm" svg:x2="22.938cm" svg:y2="13.342cm">
              <text:p/>
            </draw:line>
            <draw:line draw:style-name="gr2" draw:text-style-name="P1" draw:layer="layout" svg:x1="21.323cm" svg:y1="12.469cm" svg:x2="22.938cm" svg:y2="13.342cm">
              <text:p/>
            </draw:line>
            <draw:line draw:style-name="gr2" draw:text-style-name="P1" draw:layer="layout" svg:x1="22.823cm" svg:y1="13.56cm" svg:x2="21.208cm" svg:y2="12.687cm">
              <text:p/>
            </draw:line>
            <draw:line draw:style-name="gr2" draw:text-style-name="P1" draw:layer="layout" svg:x1="21.208cm" svg:y1="12.687cm" svg:x2="22.938cm" svg:y2="12.687cm">
              <text:p/>
            </draw:line>
            <draw:line draw:style-name="gr2" draw:text-style-name="P1" draw:layer="layout" svg:x1="22.822cm" svg:y1="12.469cm" svg:x2="21.323cm" svg:y2="12.469cm">
              <text:p/>
            </draw:line>
            <draw:custom-shape draw:style-name="gr3" draw:text-style-name="P1" draw:layer="layout" svg:width="0.23cm" svg:height="0.218cm" svg:x="21.266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31cm" svg:height="0.218cm" svg:x="22.65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2" draw:layer="layout" svg:width="0.983cm" svg:height="0.432cm" svg:x="21.714cm" svg:y="13.56cm">
            <draw:text-box>
              <text:p><text:span text:style-name="T1">S-953A</text:span></text:p>
            </draw:text-box>
          </draw:frame>
        </draw:g>
        <draw:g>
          <draw:g>
            <draw:custom-shape draw:style-name="gr1" draw:text-style-name="P1" draw:layer="layout" svg:width="2.191cm" svg:height="1.745cm" svg:x="19.305cm" svg:y="11.26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1.15cm" svg:y1="12.686cm" svg:x2="19.651cm" svg:y2="12.686cm">
              <text:p/>
            </draw:line>
            <draw:line draw:style-name="gr2" draw:text-style-name="P1" draw:layer="layout" svg:x1="19.536cm" svg:y1="12.468cm" svg:x2="21.266cm" svg:y2="12.468cm">
              <text:p/>
            </draw:line>
            <draw:line draw:style-name="gr2" draw:text-style-name="P1" draw:layer="layout" svg:x1="19.651cm" svg:y1="11.595cm" svg:x2="21.266cm" svg:y2="12.468cm">
              <text:p/>
            </draw:line>
            <draw:line draw:style-name="gr2" draw:text-style-name="P1" draw:layer="layout" svg:x1="21.151cm" svg:y1="12.686cm" svg:x2="19.536cm" svg:y2="11.813cm">
              <text:p/>
            </draw:line>
            <draw:line draw:style-name="gr2" draw:text-style-name="P1" draw:layer="layout" svg:x1="19.536cm" svg:y1="11.813cm" svg:x2="21.266cm" svg:y2="11.813cm">
              <text:p/>
            </draw:line>
            <draw:line draw:style-name="gr2" draw:text-style-name="P1" draw:layer="layout" svg:x1="21.15cm" svg:y1="11.595cm" svg:x2="19.651cm" svg:y2="11.595cm">
              <text:p/>
            </draw:line>
            <draw:custom-shape draw:style-name="gr3" draw:text-style-name="P1" draw:layer="layout" svg:width="0.23cm" svg:height="0.218cm" svg:x="19.594cm" svg:y="12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31cm" svg:height="0.218cm" svg:x="20.978cm" svg:y="12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2" draw:layer="layout" svg:width="0.983cm" svg:height="0.432cm" svg:x="20.042cm" svg:y="12.686cm">
            <draw:text-box>
              <text:p><text:span text:style-name="T1">S-953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26.452cm 13.00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5.471cm" svg:y="12.95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614cm" svg:y1="12.468cm" svg:x2="26.113cm" svg:y2="12.468cm">
            <text:p/>
          </draw:line>
          <draw:line draw:style-name="gr2" draw:text-style-name="P1" draw:layer="layout" svg:x1="26.228cm" svg:y1="12.686cm" svg:x2="24.498cm" svg:y2="12.686cm">
            <text:p/>
          </draw:line>
          <draw:line draw:style-name="gr2" draw:text-style-name="P1" draw:layer="layout" svg:x1="24.614cm" svg:y1="12.468cm" svg:x2="26.113cm" svg:y2="12.468cm">
            <text:p/>
          </draw:line>
          <draw:line draw:style-name="gr2" draw:text-style-name="P1" draw:layer="layout" svg:x1="26.228cm" svg:y1="12.686cm" svg:x2="24.498cm" svg:y2="12.686cm">
            <text:p/>
          </draw:line>
          <draw:g>
            <draw:custom-shape draw:style-name="gr14" draw:text-style-name="P1" draw:layer="layout" svg:width="-0.274cm" svg:height="-0.211cm" svg:x="25.469cm" svg:y="12.4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5.334cm" svg:y="12.4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5.275cm" svg:y="12.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5.539cm" svg:y="12.4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5.48cm" svg:y="12.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5.539cm" svg:y1="12.308cm" svg:x2="25.67cm" svg:y2="12.309cm">
              <text:p/>
            </draw:line>
            <draw:line draw:style-name="gr17" draw:text-style-name="P1" draw:layer="layout" svg:x1="25.661cm" svg:y1="12.374cm" svg:x2="25.662cm" svg:y2="12.243cm">
              <text:p/>
            </draw:line>
          </draw:g>
          <draw:frame draw:style-name="gr6" draw:text-style-name="P2" draw:layer="layout" svg:width="-0.983cm" svg:height="-0.432cm" svg:x="25.092cm" svg:y="13.118cm">
            <draw:text-box>
              <text:p text:style-name="P3"><text:span text:style-name="T1">S-621B</text:span></text:p>
            </draw:text-box>
          </draw:frame>
        </draw:g>
        <draw:g>
          <draw:g>
            <draw:line draw:style-name="gr11" draw:text-style-name="P1" draw:layer="layout" svg:x1="26.099cm" svg:y1="11.809cm" svg:x2="24.6cm" svg:y2="11.809cm">
              <text:p/>
            </draw:line>
            <draw:line draw:style-name="gr11" draw:text-style-name="P1" draw:layer="layout" svg:x1="24.485cm" svg:y1="11.591cm" svg:x2="26.215cm" svg:y2="11.591cm">
              <text:p/>
            </draw:line>
            <draw:custom-shape draw:style-name="gr12" draw:text-style-name="P1" draw:layer="layout" svg:width="2.191cm" svg:height="0.86cm" svg:x="24.261cm" svg:y="11.275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5.598cm" svg:y1="11.809cm" svg:x2="24.6cm" svg:y2="11.809cm">
              <text:p/>
            </draw:line>
            <draw:line draw:style-name="gr11" draw:text-style-name="P1" draw:layer="layout" svg:x1="24.485cm" svg:y1="11.591cm" svg:x2="25.598cm" svg:y2="11.591cm">
              <text:p/>
            </draw:line>
            <draw:line draw:style-name="gr11" draw:text-style-name="P1" draw:layer="layout" svg:x1="25.59cm" svg:y1="11.517cm" svg:x2="25.59cm" svg:y2="11.906cm">
              <text:p/>
            </draw:line>
          </draw:g>
          <draw:frame draw:style-name="gr13" draw:text-style-name="P2" draw:layer="layout" svg:width="0.983cm" svg:height="0.432cm" svg:x="24.806cm" svg:y="11.159cm">
            <draw:text-box>
              <text:p><text:span text:style-name="T1">S-512A</text:span></text:p>
            </draw:text-box>
          </draw:frame>
        </draw:g>
        <draw:g>
          <draw:custom-shape draw:style-name="gr10" draw:text-style-name="P1" draw:layer="layout" svg:width="2.191cm" svg:height="0.86cm" svg:x="24.228cm" svg:y="13.02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5.437cm" svg:y="13.836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58cm" svg:y1="13.347cm" svg:x2="26.079cm" svg:y2="13.347cm">
            <text:p/>
          </draw:line>
          <draw:line draw:style-name="gr2" draw:text-style-name="P1" draw:layer="layout" svg:x1="24.571cm" svg:y1="13.565cm" svg:x2="26.07cm" svg:y2="13.565cm">
            <text:p/>
          </draw:line>
          <draw:line draw:style-name="gr2" draw:text-style-name="P1" draw:layer="layout" svg:x1="26.198cm" svg:y1="13.347cm" svg:x2="24.43cm" svg:y2="13.347cm">
            <text:p/>
          </draw:line>
          <draw:g>
            <draw:custom-shape draw:style-name="gr14" draw:text-style-name="P1" draw:layer="layout" svg:width="-0.274cm" svg:height="-0.211cm" svg:x="25.435cm" svg:y="13.29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5.3cm" svg:y="13.2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5.241cm" svg:y="13.2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5.505cm" svg:y="13.2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5.446cm" svg:y="13.2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5.505cm" svg:y1="13.187cm" svg:x2="25.636cm" svg:y2="13.188cm">
              <text:p/>
            </draw:line>
            <draw:line draw:style-name="gr17" draw:text-style-name="P1" draw:layer="layout" svg:x1="25.627cm" svg:y1="13.253cm" svg:x2="25.628cm" svg:y2="13.122cm">
              <text:p/>
            </draw:line>
          </draw:g>
          <draw:frame draw:style-name="gr6" draw:text-style-name="P2" draw:layer="layout" svg:width="-0.983cm" svg:height="-0.432cm" svg:x="25.103cm" svg:y="13.347cm">
            <draw:text-box>
              <text:p text:style-name="P3"><text:span text:style-name="T1">S-622B</text:span></text:p>
            </draw:text-box>
          </draw:frame>
        </draw:g>
        <draw:g>
          <draw:g>
            <draw:custom-shape draw:style-name="gr1" draw:text-style-name="P1" draw:layer="layout" svg:width="2.191cm" svg:height="1.745cm" svg:x="14.32cm" svg:y="12.1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6.165cm" svg:y1="13.568cm" svg:x2="14.666cm" svg:y2="13.568cm">
              <text:p/>
            </draw:line>
            <draw:line draw:style-name="gr2" draw:text-style-name="P1" draw:layer="layout" svg:x1="14.551cm" svg:y1="13.35cm" svg:x2="16.281cm" svg:y2="13.35cm">
              <text:p/>
            </draw:line>
            <draw:line draw:style-name="gr2" draw:text-style-name="P1" draw:layer="layout" svg:x1="14.551cm" svg:y1="12.695cm" svg:x2="16.281cm" svg:y2="12.695cm">
              <text:p/>
            </draw:line>
            <draw:line draw:style-name="gr2" draw:text-style-name="P1" draw:layer="layout" svg:x1="16.165cm" svg:y1="12.477cm" svg:x2="14.666cm" svg:y2="12.477cm">
              <text:p/>
            </draw:line>
          </draw:g>
          <draw:frame draw:style-name="gr6" draw:text-style-name="P2" draw:layer="layout" svg:width="0.983cm" svg:height="0.432cm" svg:x="14.873cm" svg:y="13.568cm">
            <draw:text-box>
              <text:p><text:span text:style-name="T1">S-710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21.103cm 18.13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22cm" svg:height="0.22cm" svg:x="19.894cm" svg:y="17.32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751cm" svg:y1="17.813cm" svg:x2="19.252cm" svg:y2="17.813cm">
            <text:p/>
          </draw:line>
          <draw:line draw:style-name="gr2" draw:text-style-name="P1" draw:layer="layout" svg:x1="20.76cm" svg:y1="17.595cm" svg:x2="19.261cm" svg:y2="17.595cm">
            <text:p/>
          </draw:line>
          <draw:line draw:style-name="gr2" draw:text-style-name="P1" draw:layer="layout" svg:x1="19.133cm" svg:y1="17.813cm" svg:x2="20.901cm" svg:y2="17.813cm">
            <text:p/>
          </draw:line>
          <draw:g>
            <draw:custom-shape draw:style-name="gr14" draw:text-style-name="P1" draw:layer="layout" svg:width="0.274cm" svg:height="0.211cm" svg:x="19.896cm" svg:y="17.8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20.031cm" svg:y="17.86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09cm" svg:y="17.9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9.826cm" svg:y="17.86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9.885cm" svg:y="17.9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19.826cm" svg:y1="17.973cm" svg:x2="19.695cm" svg:y2="17.972cm">
              <text:p/>
            </draw:line>
            <draw:line draw:style-name="gr17" draw:text-style-name="P1" draw:layer="layout" svg:x1="19.704cm" svg:y1="17.907cm" svg:x2="19.703cm" svg:y2="18.038cm">
              <text:p/>
            </draw:line>
          </draw:g>
          <draw:frame draw:style-name="gr6" draw:text-style-name="P2" draw:layer="layout" svg:width="0.983cm" svg:height="0.432cm" svg:x="20.228cm" svg:y="17.813cm">
            <draw:text-box>
              <text:p text:style-name="P3"><text:span text:style-name="T1">S-622B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19.742cm 16.54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22cm" svg:height="0.22cm" svg:x="18.533cm" svg:y="15.729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39cm" svg:y1="16.218cm" svg:x2="17.891cm" svg:y2="16.218cm">
            <text:p/>
          </draw:line>
          <draw:line draw:style-name="gr2" draw:text-style-name="P1" draw:layer="layout" svg:x1="19.399cm" svg:y1="16cm" svg:x2="17.9cm" svg:y2="16cm">
            <text:p/>
          </draw:line>
          <draw:line draw:style-name="gr2" draw:text-style-name="P1" draw:layer="layout" svg:x1="17.772cm" svg:y1="16.218cm" svg:x2="19.54cm" svg:y2="16.218cm">
            <text:p/>
          </draw:line>
          <draw:g>
            <draw:custom-shape draw:style-name="gr14" draw:text-style-name="P1" draw:layer="layout" svg:width="0.274cm" svg:height="0.211cm" svg:x="18.535cm" svg:y="16.27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18.67cm" svg:y="16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729cm" svg:y="16.3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8.465cm" svg:y="16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524cm" svg:y="16.3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18.465cm" svg:y1="16.378cm" svg:x2="18.334cm" svg:y2="16.377cm">
              <text:p/>
            </draw:line>
            <draw:line draw:style-name="gr17" draw:text-style-name="P1" draw:layer="layout" svg:x1="18.343cm" svg:y1="16.312cm" svg:x2="18.342cm" svg:y2="16.443cm">
              <text:p/>
            </draw:line>
          </draw:g>
          <draw:frame draw:style-name="gr6" draw:text-style-name="P2" draw:layer="layout" svg:width="0.983cm" svg:height="0.432cm" svg:x="18.867cm" svg:y="16.218cm">
            <draw:text-box>
              <text:p text:style-name="P3"><text:span text:style-name="T1">S-622B</text:span></text:p>
            </draw:text-box>
          </draw:frame>
        </draw:g>
        <draw:g>
          <draw:g>
            <draw:line draw:style-name="gr11" draw:text-style-name="P1" draw:layer="layout" svg:x1="13.035cm" svg:y1="13.361cm" svg:x2="14.534cm" svg:y2="13.361cm">
              <text:p/>
            </draw:line>
            <draw:line draw:style-name="gr11" draw:text-style-name="P1" draw:layer="layout" svg:x1="14.649cm" svg:y1="13.579cm" svg:x2="12.919cm" svg:y2="13.579cm">
              <text:p/>
            </draw:line>
            <draw:custom-shape draw:style-name="gr12" draw:text-style-name="P1" draw:layer="layout" svg:width="2.191cm" svg:height="0.86cm" draw:transform="rotate (3.1415926535892) translate (14.873cm 13.895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13.035cm" svg:y1="13.361cm" svg:x2="14.534cm" svg:y2="13.361cm">
              <text:p/>
            </draw:line>
            <draw:line draw:style-name="gr11" draw:text-style-name="P1" draw:layer="layout" svg:x1="14.649cm" svg:y1="13.579cm" svg:x2="12.919cm" svg:y2="13.579cm">
              <text:p/>
            </draw:line>
          </draw:g>
          <draw:frame draw:style-name="gr6" draw:text-style-name="P2" draw:layer="layout" svg:width="-0.983cm" svg:height="-0.432cm" svg:x="14.17cm" svg:y="13.361cm">
            <draw:text-box>
              <text:p><text:span text:style-name="T1">S-510A</text:span></text:p>
            </draw:text-box>
          </draw:frame>
        </draw:g>
        <draw:g>
          <draw:custom-shape draw:style-name="gr10" draw:text-style-name="P1" draw:layer="layout" svg:width="2.191cm" svg:height="0.86cm" svg:x="20.973cm" svg:y="11.27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layout" svg:width="-0.22cm" svg:height="-0.22cm" svg:x="22.182cm" svg:y="12.091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1.325cm" svg:y1="11.602cm" svg:x2="22.824cm" svg:y2="11.602cm">
            <text:p/>
          </draw:line>
          <draw:line draw:style-name="gr2" draw:text-style-name="P1" draw:layer="layout" svg:x1="21.316cm" svg:y1="11.82cm" svg:x2="22.815cm" svg:y2="11.82cm">
            <text:p/>
          </draw:line>
          <draw:line draw:style-name="gr2" draw:text-style-name="P1" draw:layer="layout" svg:x1="22.943cm" svg:y1="11.602cm" svg:x2="21.175cm" svg:y2="11.602cm">
            <text:p/>
          </draw:line>
          <draw:frame draw:style-name="gr6" draw:text-style-name="P2" draw:layer="layout" svg:width="-0.983cm" svg:height="-0.432cm" svg:x="21.848cm" svg:y="11.602cm">
            <draw:text-box>
              <text:p text:style-name="P3"><text:span text:style-name="T1">S-641B</text:span></text:p>
            </draw:text-box>
          </draw:frame>
          <draw:g>
            <draw:custom-shape draw:style-name="gr15" draw:text-style-name="P1" draw:layer="layout" svg:width="-0.41cm" svg:height="-0.211cm" svg:x="22.245cm" svg:y="11.54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rect draw:style-name="gr19" draw:text-style-name="P1" draw:layer="layout" svg:width="-0.086cm" svg:height="-0.165cm" svg:x="21.992cm" svg:y="11.521cm">
              <text:p/>
            </draw:rect>
            <draw:rect draw:style-name="gr19" draw:text-style-name="P1" draw:layer="layout" svg:width="0.086cm" svg:height="0.165cm" draw:transform="rotate (0.814719694830799) translate (22.027cm 11.414cm)">
              <text:p/>
            </draw:rect>
            <draw:line draw:style-name="gr17" draw:text-style-name="P1" draw:layer="layout" svg:x1="22.245cm" svg:y1="11.436cm" svg:x2="22.376cm" svg:y2="11.437cm">
              <text:p/>
            </draw:line>
            <draw:line draw:style-name="gr17" draw:text-style-name="P1" draw:layer="layout" svg:x1="22.367cm" svg:y1="11.502cm" svg:x2="22.368cm" svg:y2="11.371cm">
              <text:p/>
            </draw:line>
          </draw:g>
        </draw:g>
        <draw:g>
          <draw:custom-shape draw:style-name="gr10" draw:text-style-name="P1" draw:layer="layout" svg:width="2.191cm" svg:height="0.86cm" svg:x="17.25cm" svg:y="17.27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custom-shape draw:style-name="gr15" draw:text-style-name="P1" draw:layer="layout" svg:width="0.41cm" svg:height="0.211cm" svg:x="18.181cm" svg:y="17.8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rect draw:style-name="gr19" draw:text-style-name="P1" draw:layer="layout" svg:width="0.086cm" svg:height="0.165cm" svg:x="18.434cm" svg:y="17.897cm">
              <text:p/>
            </draw:rect>
            <draw:rect draw:style-name="gr19" draw:text-style-name="P1" draw:layer="layout" svg:width="0.086cm" svg:height="0.165cm" draw:transform="rotate (-2.32687295875959) translate (18.399cm 18.004cm)">
              <text:p/>
            </draw:rect>
            <draw:line draw:style-name="gr17" draw:text-style-name="P1" draw:layer="layout" svg:x1="18.181cm" svg:y1="17.982cm" svg:x2="18.05cm" svg:y2="17.981cm">
              <text:p/>
            </draw:line>
            <draw:line draw:style-name="gr17" draw:text-style-name="P1" draw:layer="layout" svg:x1="18.059cm" svg:y1="17.916cm" svg:x2="18.058cm" svg:y2="18.047cm">
              <text:p/>
            </draw:line>
          </draw:g>
          <draw:custom-shape draw:style-name="gr3" draw:text-style-name="P1" draw:layer="layout" svg:width="0.22cm" svg:height="0.22cm" svg:x="18.231cm" svg:y="17.32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088cm" svg:y1="17.813cm" svg:x2="17.589cm" svg:y2="17.813cm">
            <text:p/>
          </draw:line>
          <draw:line draw:style-name="gr2" draw:text-style-name="P1" draw:layer="layout" svg:x1="17.474cm" svg:y1="17.595cm" svg:x2="19.204cm" svg:y2="17.595cm">
            <text:p/>
          </draw:line>
          <draw:line draw:style-name="gr2" draw:text-style-name="P1" draw:layer="layout" svg:x1="19.088cm" svg:y1="17.813cm" svg:x2="17.589cm" svg:y2="17.813cm">
            <text:p/>
          </draw:line>
          <draw:line draw:style-name="gr2" draw:text-style-name="P1" draw:layer="layout" svg:x1="17.474cm" svg:y1="17.595cm" svg:x2="19.204cm" svg:y2="17.595cm">
            <text:p/>
          </draw:line>
          <draw:frame draw:style-name="gr6" draw:text-style-name="P2" draw:layer="layout" svg:width="0.983cm" svg:height="0.432cm" svg:x="18.61cm" svg:y="17.163cm">
            <draw:text-box>
              <text:p text:style-name="P3"><text:span text:style-name="T1">S-640B</text:span></text:p>
            </draw:text-box>
          </draw:frame>
        </draw:g>
        <draw:g>
          <draw:line draw:style-name="gr2" draw:text-style-name="P1" draw:layer="layout" svg:x1="22.974cm" svg:y1="13.345cm" svg:x2="24.473cm" svg:y2="13.345cm">
            <text:p/>
          </draw:line>
          <draw:line draw:style-name="gr2" draw:text-style-name="P1" draw:layer="layout" svg:x1="24.588cm" svg:y1="13.563cm" svg:x2="22.858cm" svg:y2="13.563cm">
            <text:p/>
          </draw:line>
          <draw:custom-shape draw:style-name="gr10" draw:text-style-name="P1" draw:layer="layout" svg:width="2.191cm" svg:height="0.86cm" draw:transform="rotate (3.1415926535892) translate (24.806cm 13.885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22.974cm" svg:y1="13.345cm" svg:x2="24.473cm" svg:y2="13.345cm">
            <text:p/>
          </draw:line>
          <draw:line draw:style-name="gr2" draw:text-style-name="P1" draw:layer="layout" svg:x1="24.588cm" svg:y1="13.563cm" svg:x2="22.858cm" svg:y2="13.563cm">
            <text:p/>
          </draw:line>
          <draw:custom-shape draw:style-name="gr4" draw:text-style-name="P1" draw:layer="layout" svg:width="-0.22cm" svg:height="-0.22cm" svg:x="24.173cm" svg:y="13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-0.983cm" svg:height="-0.432cm" svg:x="23.887cm" svg:y="13.328cm">
            <draw:text-box>
              <text:p><text:span text:style-name="T1">S-615A</text:span></text:p>
            </draw:text-box>
          </draw:frame>
        </draw:g>
        <draw:g>
          <draw:g>
            <draw:line draw:style-name="gr11" draw:text-style-name="P1" draw:layer="layout" svg:x1="22.983cm" svg:y1="12.701cm" svg:x2="24.482cm" svg:y2="12.701cm">
              <text:p/>
            </draw:line>
            <draw:line draw:style-name="gr11" draw:text-style-name="P1" draw:layer="layout" svg:x1="24.597cm" svg:y1="12.483cm" svg:x2="22.867cm" svg:y2="12.483cm">
              <text:p/>
            </draw:line>
            <draw:custom-shape draw:style-name="gr12" draw:text-style-name="P1" draw:layer="layout" svg:width="2.191cm" svg:height="0.86cm" draw:transform="rotate (3.1415926535892) translate (24.806cm 13.002cm)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2.983cm" svg:y1="12.701cm" svg:x2="24.482cm" svg:y2="12.701cm">
              <text:p/>
            </draw:line>
            <draw:line draw:style-name="gr11" draw:text-style-name="P1" draw:layer="layout" svg:x1="24.597cm" svg:y1="12.483cm" svg:x2="22.867cm" svg:y2="12.483cm">
              <text:p/>
            </draw:line>
          </draw:g>
          <draw:custom-shape draw:style-name="gr4" draw:text-style-name="P1" draw:layer="layout" svg:width="-0.22cm" svg:height="-0.22cm" svg:x="24.182cm" svg:y="12.70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-0.983cm" svg:height="-0.432cm" svg:x="24.17cm" svg:y="12.484cm">
            <draw:text-box>
              <text:p><text:span text:style-name="T1">S-616A</text:span></text:p>
            </draw:text-box>
          </draw:frame>
        </draw:g>
        <draw:g>
          <draw:line draw:style-name="gr2" draw:text-style-name="P1" draw:layer="layout" svg:x1="22.974cm" svg:y1="11.596cm" svg:x2="24.473cm" svg:y2="11.596cm">
            <text:p/>
          </draw:line>
          <draw:line draw:style-name="gr2" draw:text-style-name="P1" draw:layer="layout" svg:x1="24.588cm" svg:y1="11.814cm" svg:x2="22.858cm" svg:y2="11.814cm">
            <text:p/>
          </draw:line>
          <draw:custom-shape draw:style-name="gr10" draw:text-style-name="P1" draw:layer="layout" svg:width="2.191cm" svg:height="0.86cm" draw:transform="rotate (3.1415926535892) translate (24.806cm 12.136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22.974cm" svg:y1="11.596cm" svg:x2="24.473cm" svg:y2="11.596cm">
            <text:p/>
          </draw:line>
          <draw:line draw:style-name="gr2" draw:text-style-name="P1" draw:layer="layout" svg:x1="24.588cm" svg:y1="11.814cm" svg:x2="22.858cm" svg:y2="11.814cm">
            <text:p/>
          </draw:line>
          <draw:custom-shape draw:style-name="gr4" draw:text-style-name="P1" draw:layer="layout" svg:width="-0.22cm" svg:height="-0.22cm" svg:x="24.173cm" svg:y="11.8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-0.983cm" svg:height="-0.432cm" svg:x="23.887cm" svg:y="11.579cm">
            <draw:text-box>
              <text:p><text:span text:style-name="T1">S-615A</text:span></text:p>
            </draw:text-box>
          </draw:frame>
        </draw:g>
        <draw:g>
          <draw:custom-shape draw:style-name="gr1" draw:text-style-name="P1" draw:layer="layout" svg:width="2.193cm" svg:height="1.746cm" svg:x="9.352cm" svg:y="11.29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1.198cm" svg:y1="12.71cm" svg:x2="9.698cm" svg:y2="12.71cm">
            <text:p/>
          </draw:line>
          <draw:line draw:style-name="gr2" draw:text-style-name="P1" draw:layer="layout" svg:x1="9.583cm" svg:y1="12.492cm" svg:x2="11.314cm" svg:y2="12.492cm">
            <text:p/>
          </draw:line>
          <draw:line draw:style-name="gr2" draw:text-style-name="P1" draw:layer="layout" svg:x1="9.698cm" svg:y1="12.71cm" svg:x2="11.314cm" svg:y2="11.837cm">
            <text:p/>
          </draw:line>
          <draw:line draw:style-name="gr2" draw:text-style-name="P1" draw:layer="layout" svg:x1="9.583cm" svg:y1="12.492cm" svg:x2="11.199cm" svg:y2="11.619cm">
            <text:p/>
          </draw:line>
          <draw:custom-shape draw:style-name="gr3" draw:text-style-name="P1" draw:layer="layout" svg:width="0.23cm" svg:height="0.218cm" svg:x="11.026cm" svg:y="12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10.004cm" svg:y="12.71cm">
            <draw:text-box>
              <text:p><text:span text:style-name="T1">S-954A</text:span></text:p>
            </draw:text-box>
          </draw:frame>
        </draw:g>
        <draw:g>
          <draw:custom-shape draw:style-name="gr1" draw:text-style-name="P1" draw:layer="layout" svg:width="2.193cm" svg:height="1.746cm" svg:x="7.7cm" svg:y="12.1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9.546cm" svg:y1="13.578cm" svg:x2="8.046cm" svg:y2="13.578cm">
            <text:p/>
          </draw:line>
          <draw:line draw:style-name="gr2" draw:text-style-name="P1" draw:layer="layout" svg:x1="7.931cm" svg:y1="13.36cm" svg:x2="9.662cm" svg:y2="13.36cm">
            <text:p/>
          </draw:line>
          <draw:line draw:style-name="gr2" draw:text-style-name="P1" draw:layer="layout" svg:x1="8.046cm" svg:y1="13.578cm" svg:x2="9.662cm" svg:y2="12.705cm">
            <text:p/>
          </draw:line>
          <draw:line draw:style-name="gr2" draw:text-style-name="P1" draw:layer="layout" svg:x1="7.931cm" svg:y1="13.36cm" svg:x2="9.547cm" svg:y2="12.487cm">
            <text:p/>
          </draw:line>
          <draw:custom-shape draw:style-name="gr3" draw:text-style-name="P1" draw:layer="layout" svg:width="0.23cm" svg:height="0.218cm" svg:x="9.374cm" svg:y="12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8.352cm" svg:y="13.578cm">
            <draw:text-box>
              <text:p><text:span text:style-name="T1">S-954A</text:span></text:p>
            </draw:text-box>
          </draw:frame>
        </draw:g>
        <draw:g>
          <draw:g>
            <draw:line draw:style-name="gr11" draw:text-style-name="P1" draw:layer="layout" svg:x1="16.322cm" svg:y1="13.339cm" svg:x2="17.821cm" svg:y2="13.339cm">
              <text:p/>
            </draw:line>
            <draw:line draw:style-name="gr11" draw:text-style-name="P1" draw:layer="layout" svg:x1="17.936cm" svg:y1="13.557cm" svg:x2="16.206cm" svg:y2="13.557cm">
              <text:p/>
            </draw:line>
            <draw:custom-shape draw:style-name="gr12" draw:text-style-name="P1" draw:layer="layout" svg:width="2.191cm" svg:height="0.86cm" draw:transform="rotate (3.1415926535892) translate (18.16cm 13.873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16.322cm" svg:y1="13.339cm" svg:x2="17.821cm" svg:y2="13.339cm">
              <text:p/>
            </draw:line>
            <draw:line draw:style-name="gr11" draw:text-style-name="P1" draw:layer="layout" svg:x1="17.936cm" svg:y1="13.557cm" svg:x2="16.206cm" svg:y2="13.557cm">
              <text:p/>
            </draw:line>
          </draw:g>
          <draw:frame draw:style-name="gr6" draw:text-style-name="P2" draw:layer="layout" svg:width="-0.983cm" svg:height="-0.432cm" svg:x="17.457cm" svg:y="13.339cm">
            <draw:text-box>
              <text:p><text:span text:style-name="T1">S-510A</text:span></text:p>
            </draw:text-box>
          </draw:frame>
        </draw:g>
        <draw:g>
          <draw:g>
            <draw:custom-shape draw:style-name="gr1" draw:text-style-name="P1" draw:layer="layout" svg:width="2.192cm" svg:height="1.746cm" svg:x="14.319cm" svg:y="10.39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6.165cm" svg:y1="11.816cm" svg:x2="14.665cm" svg:y2="11.816cm">
              <text:p/>
            </draw:line>
            <draw:line draw:style-name="gr2" draw:text-style-name="P1" draw:layer="layout" svg:x1="14.55cm" svg:y1="11.598cm" svg:x2="16.281cm" svg:y2="11.598cm">
              <text:p/>
            </draw:line>
          </draw:g>
          <draw:frame draw:style-name="gr6" draw:text-style-name="P2" draw:layer="layout" svg:width="0.983cm" svg:height="0.432cm" svg:x="14.896cm" svg:y="10.397cm">
            <draw:text-box>
              <text:p><text:span text:style-name="T1">S-709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16.112cm 18.0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-0.22cm" svg:height="-0.22cm" svg:x="15.131cm" svg:y="17.97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274cm" svg:y1="17.486cm" svg:x2="15.773cm" svg:y2="17.486cm">
            <text:p/>
          </draw:line>
          <draw:line draw:style-name="gr2" draw:text-style-name="P1" draw:layer="layout" svg:x1="15.888cm" svg:y1="17.704cm" svg:x2="14.158cm" svg:y2="17.704cm">
            <text:p/>
          </draw:line>
          <draw:line draw:style-name="gr2" draw:text-style-name="P1" draw:layer="layout" svg:x1="14.263cm" svg:y1="17.486cm" svg:x2="15.773cm" svg:y2="17.486cm">
            <text:p/>
          </draw:line>
          <draw:line draw:style-name="gr2" draw:text-style-name="P1" draw:layer="layout" svg:x1="15.905cm" svg:y1="17.704cm" svg:x2="14.125cm" svg:y2="17.704cm">
            <text:p/>
          </draw:line>
          <draw:frame draw:style-name="gr6" draw:text-style-name="P2" draw:layer="layout" svg:width="-0.992cm" svg:height="-0.432cm" svg:x="14.752cm" svg:y="18.136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-0.485cm" svg:height="-0.211cm" svg:x="15.214cm" svg:y="17.4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14.868cm" svg:y="17.4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4.809cm" svg:y="17.3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5.073cm" svg:y="17.4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5.014cm" svg:y="17.3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5.273cm" svg:y="17.4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5.214cm" svg:y="17.3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0.814719694830799) translate (15.076cm 17.293cm)">
              <text:p/>
            </draw:rect>
            <draw:line draw:style-name="gr17" draw:text-style-name="P1" draw:layer="layout" svg:x1="15.273cm" svg:y1="17.325cm" svg:x2="15.404cm" svg:y2="17.326cm">
              <text:p/>
            </draw:line>
            <draw:line draw:style-name="gr17" draw:text-style-name="P1" draw:layer="layout" svg:x1="15.395cm" svg:y1="17.391cm" svg:x2="15.396cm" svg:y2="17.26cm">
              <text:p/>
            </draw:line>
          </draw:g>
          <draw:custom-shape draw:style-name="gr4" draw:text-style-name="P1" draw:layer="layout" svg:width="-0.22cm" svg:height="-0.22cm" svg:x="14.774cm" svg:y="17.97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-0.22cm" svg:height="-0.22cm" svg:x="15.507cm" svg:y="17.9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15.128cm 17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svg:x="13.939cm" svg:y="15.99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-0.22cm" svg:height="-0.22cm" svg:x="15.15cm" svg:y="16.8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293cm" svg:y1="16.318cm" svg:x2="15.792cm" svg:y2="16.318cm">
            <text:p/>
          </draw:line>
          <draw:line draw:style-name="gr2" draw:text-style-name="P1" draw:layer="layout" svg:x1="14.282cm" svg:y1="16.536cm" svg:x2="15.792cm" svg:y2="16.536cm">
            <text:p/>
          </draw:line>
          <draw:line draw:style-name="gr2" draw:text-style-name="P1" draw:layer="layout" svg:x1="15.916cm" svg:y1="16.317cm" svg:x2="14.136cm" svg:y2="16.317cm">
            <text:p/>
          </draw:line>
          <draw:frame draw:style-name="gr6" draw:text-style-name="P2" draw:layer="layout" svg:width="0.992cm" svg:height="0.432cm" svg:x="15.289cm" svg:y="15.859cm">
            <draw:text-box>
              <text:p text:style-name="P3"><text:span text:style-name="T1">S-643C</text:span></text:p>
            </draw:text-box>
          </draw:frame>
          <draw:g>
            <draw:custom-shape draw:style-name="gr14" draw:text-style-name="P1" draw:layer="layout" svg:width="-0.485cm" svg:height="-0.211cm" svg:x="15.231cm" svg:y="16.25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14.885cm" svg:y="16.2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4.826cm" svg:y="16.1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5.09cm" svg:y="16.2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5.031cm" svg:y="16.1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5.29cm" svg:y="16.2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5.231cm" svg:y="16.1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0.814719694830799) translate (15.093cm 16.123cm)">
              <text:p/>
            </draw:rect>
            <draw:line draw:style-name="gr17" draw:text-style-name="P1" draw:layer="layout" svg:x1="15.29cm" svg:y1="16.155cm" svg:x2="15.421cm" svg:y2="16.156cm">
              <text:p/>
            </draw:line>
            <draw:line draw:style-name="gr17" draw:text-style-name="P1" draw:layer="layout" svg:x1="15.412cm" svg:y1="16.221cm" svg:x2="15.413cm" svg:y2="16.09cm">
              <text:p/>
            </draw:line>
          </draw:g>
          <draw:custom-shape draw:style-name="gr4" draw:text-style-name="P1" draw:layer="layout" svg:width="-0.22cm" svg:height="-0.22cm" svg:x="14.793cm" svg:y="16.8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-0.22cm" svg:height="-0.22cm" svg:x="15.526cm" svg:y="16.80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15.147cm 16.70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draw:transform="rotate (3.1415926535892) translate (21.52cm 13.89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20.309cm" svg:y="13.08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1.166cm" svg:y1="13.572cm" svg:x2="19.667cm" svg:y2="13.572cm">
            <text:p/>
          </draw:line>
          <draw:line draw:style-name="gr2" draw:text-style-name="P1" draw:layer="layout" svg:x1="21.177cm" svg:y1="13.354cm" svg:x2="19.667cm" svg:y2="13.354cm">
            <text:p/>
          </draw:line>
          <draw:line draw:style-name="gr2" draw:text-style-name="P1" draw:layer="layout" svg:x1="19.543cm" svg:y1="13.573cm" svg:x2="21.323cm" svg:y2="13.573cm">
            <text:p/>
          </draw:line>
          <draw:frame draw:style-name="gr6" draw:text-style-name="P2" draw:layer="layout" svg:width="-0.992cm" svg:height="-0.432cm" svg:x="20.17cm" svg:y="14.031cm">
            <draw:text-box>
              <text:p text:style-name="P3"><text:span text:style-name="T1">S-643C</text:span></text:p>
            </draw:text-box>
          </draw:frame>
          <draw:g>
            <draw:custom-shape draw:style-name="gr14" draw:text-style-name="P1" draw:layer="layout" svg:width="0.485cm" svg:height="0.211cm" svg:x="20.228cm" svg:y="13.63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20.574cm" svg:y="13.6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633cm" svg:y="13.6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20.369cm" svg:y="13.6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428cm" svg:y="13.6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20.169cm" svg:y="13.6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228cm" svg:y="13.6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20.366cm 13.767cm)">
              <text:p/>
            </draw:rect>
            <draw:line draw:style-name="gr17" draw:text-style-name="P1" draw:layer="layout" svg:x1="20.169cm" svg:y1="13.735cm" svg:x2="20.038cm" svg:y2="13.734cm">
              <text:p/>
            </draw:line>
            <draw:line draw:style-name="gr17" draw:text-style-name="P1" draw:layer="layout" svg:x1="20.047cm" svg:y1="13.669cm" svg:x2="20.046cm" svg:y2="13.8cm">
              <text:p/>
            </draw:line>
          </draw:g>
          <draw:custom-shape draw:style-name="gr4" draw:text-style-name="P1" draw:layer="layout" svg:width="0.22cm" svg:height="0.22cm" svg:x="20.666cm" svg:y="13.08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19.933cm" svg:y="13.08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20.312cm 13.18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draw:transform="rotate (3.1415926535892) translate (19.824cm 13.02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18.613cm" svg:y="12.2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47cm" svg:y1="12.696cm" svg:x2="17.971cm" svg:y2="12.696cm">
            <text:p/>
          </draw:line>
          <draw:line draw:style-name="gr2" draw:text-style-name="P1" draw:layer="layout" svg:x1="19.481cm" svg:y1="12.478cm" svg:x2="17.971cm" svg:y2="12.478cm">
            <text:p/>
          </draw:line>
          <draw:line draw:style-name="gr2" draw:text-style-name="P1" draw:layer="layout" svg:x1="17.847cm" svg:y1="12.697cm" svg:x2="19.627cm" svg:y2="12.697cm">
            <text:p/>
          </draw:line>
          <draw:frame draw:style-name="gr6" draw:text-style-name="P2" draw:layer="layout" svg:width="-0.992cm" svg:height="-0.432cm" svg:x="18.474cm" svg:y="13.155cm">
            <draw:text-box>
              <text:p text:style-name="P3"><text:span text:style-name="T1">S-643C</text:span></text:p>
            </draw:text-box>
          </draw:frame>
          <draw:g>
            <draw:custom-shape draw:style-name="gr14" draw:text-style-name="P1" draw:layer="layout" svg:width="0.485cm" svg:height="0.211cm" svg:x="18.532cm" svg:y="12.7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18.878cm" svg:y="12.7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937cm" svg:y="12.8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8.673cm" svg:y="12.7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732cm" svg:y="12.8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8.473cm" svg:y="12.7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532cm" svg:y="12.8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18.67cm 12.891cm)">
              <text:p/>
            </draw:rect>
            <draw:line draw:style-name="gr17" draw:text-style-name="P1" draw:layer="layout" svg:x1="18.473cm" svg:y1="12.859cm" svg:x2="18.342cm" svg:y2="12.858cm">
              <text:p/>
            </draw:line>
            <draw:line draw:style-name="gr17" draw:text-style-name="P1" draw:layer="layout" svg:x1="18.351cm" svg:y1="12.793cm" svg:x2="18.35cm" svg:y2="12.924cm">
              <text:p/>
            </draw:line>
          </draw:g>
          <draw:custom-shape draw:style-name="gr4" draw:text-style-name="P1" draw:layer="layout" svg:width="0.22cm" svg:height="0.22cm" svg:x="18.97cm" svg:y="12.2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18.237cm" svg:y="12.21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18.616cm 12.31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svg:x="17.632cm" svg:y="11.27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18.613cm" svg:y="11.31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47cm" svg:y1="11.807cm" svg:x2="17.971cm" svg:y2="11.807cm">
            <text:p/>
          </draw:line>
          <draw:line draw:style-name="gr2" draw:text-style-name="P1" draw:layer="layout" svg:x1="17.856cm" svg:y1="11.589cm" svg:x2="19.586cm" svg:y2="11.589cm">
            <text:p/>
          </draw:line>
          <draw:line draw:style-name="gr2" draw:text-style-name="P1" draw:layer="layout" svg:x1="19.481cm" svg:y1="11.807cm" svg:x2="17.971cm" svg:y2="11.807cm">
            <text:p/>
          </draw:line>
          <draw:line draw:style-name="gr2" draw:text-style-name="P1" draw:layer="layout" svg:x1="17.839cm" svg:y1="11.589cm" svg:x2="19.619cm" svg:y2="11.589cm">
            <text:p/>
          </draw:line>
          <draw:frame draw:style-name="gr6" draw:text-style-name="P2" draw:layer="layout" svg:width="0.992cm" svg:height="0.432cm" svg:x="18.992cm" svg:y="11.157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0.485cm" svg:height="0.211cm" svg:x="18.53cm" svg:y="11.86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18.876cm" svg:y="11.8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935cm" svg:y="11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8.671cm" svg:y="11.8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73cm" svg:y="11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8.471cm" svg:y="11.8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53cm" svg:y="11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18.668cm 12cm)">
              <text:p/>
            </draw:rect>
            <draw:line draw:style-name="gr17" draw:text-style-name="P1" draw:layer="layout" svg:x1="18.471cm" svg:y1="11.968cm" svg:x2="18.34cm" svg:y2="11.967cm">
              <text:p/>
            </draw:line>
            <draw:line draw:style-name="gr17" draw:text-style-name="P1" draw:layer="layout" svg:x1="18.349cm" svg:y1="11.902cm" svg:x2="18.348cm" svg:y2="12.033cm">
              <text:p/>
            </draw:line>
          </draw:g>
          <draw:custom-shape draw:style-name="gr4" draw:text-style-name="P1" draw:layer="layout" svg:width="0.22cm" svg:height="0.22cm" svg:x="18.97cm" svg:y="11.31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18.237cm" svg:y="11.32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18.616cm 11.42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draw:transform="rotate (3.1415926535892) translate (11.545cm 13.89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-0.22cm" svg:height="-0.22cm" svg:x="10.564cm" svg:y="13.85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707cm" svg:y1="13.364cm" svg:x2="11.206cm" svg:y2="13.364cm">
            <text:p/>
          </draw:line>
          <draw:line draw:style-name="gr2" draw:text-style-name="P1" draw:layer="layout" svg:x1="11.321cm" svg:y1="13.582cm" svg:x2="9.591cm" svg:y2="13.582cm">
            <text:p/>
          </draw:line>
          <draw:line draw:style-name="gr2" draw:text-style-name="P1" draw:layer="layout" svg:x1="9.696cm" svg:y1="13.364cm" svg:x2="11.206cm" svg:y2="13.364cm">
            <text:p/>
          </draw:line>
          <draw:line draw:style-name="gr2" draw:text-style-name="P1" draw:layer="layout" svg:x1="11.338cm" svg:y1="13.582cm" svg:x2="9.558cm" svg:y2="13.582cm">
            <text:p/>
          </draw:line>
          <draw:frame draw:style-name="gr6" draw:text-style-name="P2" draw:layer="layout" svg:width="-0.992cm" svg:height="-0.432cm" svg:x="10.185cm" svg:y="14.014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-0.485cm" svg:height="-0.211cm" svg:x="10.647cm" svg:y="13.30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10.301cm" svg:y="13.3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0.242cm" svg:y="13.2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0.506cm" svg:y="13.3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0.447cm" svg:y="13.2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0.706cm" svg:y="13.3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0.647cm" svg:y="13.2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0.814719694830799) translate (10.509cm 13.171cm)">
              <text:p/>
            </draw:rect>
            <draw:line draw:style-name="gr17" draw:text-style-name="P1" draw:layer="layout" svg:x1="10.706cm" svg:y1="13.203cm" svg:x2="10.837cm" svg:y2="13.204cm">
              <text:p/>
            </draw:line>
            <draw:line draw:style-name="gr17" draw:text-style-name="P1" draw:layer="layout" svg:x1="10.828cm" svg:y1="13.269cm" svg:x2="10.829cm" svg:y2="13.138cm">
              <text:p/>
            </draw:line>
          </draw:g>
          <draw:custom-shape draw:style-name="gr4" draw:text-style-name="P1" draw:layer="layout" svg:width="-0.22cm" svg:height="-0.22cm" svg:x="10.207cm" svg:y="13.85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-0.22cm" svg:height="-0.22cm" svg:x="10.94cm" svg:y="13.84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10.561cm 13.7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draw:transform="rotate (3.1415926535892) translate (13.197cm 13.02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-0.22cm" svg:height="-0.22cm" svg:x="12.216cm" svg:y="12.98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359cm" svg:y1="12.493cm" svg:x2="12.858cm" svg:y2="12.493cm">
            <text:p/>
          </draw:line>
          <draw:line draw:style-name="gr2" draw:text-style-name="P1" draw:layer="layout" svg:x1="12.973cm" svg:y1="12.711cm" svg:x2="11.243cm" svg:y2="12.711cm">
            <text:p/>
          </draw:line>
          <draw:line draw:style-name="gr2" draw:text-style-name="P1" draw:layer="layout" svg:x1="11.348cm" svg:y1="12.493cm" svg:x2="12.858cm" svg:y2="12.493cm">
            <text:p/>
          </draw:line>
          <draw:line draw:style-name="gr2" draw:text-style-name="P1" draw:layer="layout" svg:x1="12.99cm" svg:y1="12.711cm" svg:x2="11.21cm" svg:y2="12.711cm">
            <text:p/>
          </draw:line>
          <draw:frame draw:style-name="gr6" draw:text-style-name="P2" draw:layer="layout" svg:width="-0.992cm" svg:height="-0.432cm" svg:x="11.837cm" svg:y="13.143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-0.485cm" svg:height="-0.211cm" svg:x="12.299cm" svg:y="12.4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11.953cm" svg:y="12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1.894cm" svg:y="12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2.158cm" svg:y="12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2.099cm" svg:y="12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2.358cm" svg:y="12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2.299cm" svg:y="12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0.814719694830799) translate (12.161cm 12.3cm)">
              <text:p/>
            </draw:rect>
            <draw:line draw:style-name="gr17" draw:text-style-name="P1" draw:layer="layout" svg:x1="12.358cm" svg:y1="12.332cm" svg:x2="12.489cm" svg:y2="12.333cm">
              <text:p/>
            </draw:line>
            <draw:line draw:style-name="gr17" draw:text-style-name="P1" draw:layer="layout" svg:x1="12.48cm" svg:y1="12.398cm" svg:x2="12.481cm" svg:y2="12.267cm">
              <text:p/>
            </draw:line>
          </draw:g>
          <draw:custom-shape draw:style-name="gr4" draw:text-style-name="P1" draw:layer="layout" svg:width="-0.22cm" svg:height="-0.22cm" svg:x="11.859cm" svg:y="12.98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-0.22cm" svg:height="-0.22cm" svg:x="12.592cm" svg:y="12.97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12.213cm 12.87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svg:x="11cm" svg:y="11.28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-0.22cm" svg:height="-0.22cm" svg:x="12.211cm" svg:y="12.099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354cm" svg:y1="11.61cm" svg:x2="12.853cm" svg:y2="11.61cm">
            <text:p/>
          </draw:line>
          <draw:line draw:style-name="gr2" draw:text-style-name="P1" draw:layer="layout" svg:x1="11.343cm" svg:y1="11.828cm" svg:x2="12.853cm" svg:y2="11.828cm">
            <text:p/>
          </draw:line>
          <draw:line draw:style-name="gr2" draw:text-style-name="P1" draw:layer="layout" svg:x1="12.977cm" svg:y1="11.609cm" svg:x2="11.197cm" svg:y2="11.609cm">
            <text:p/>
          </draw:line>
          <draw:frame draw:style-name="gr6" draw:text-style-name="P2" draw:layer="layout" svg:width="0.992cm" svg:height="0.432cm" svg:x="12.35cm" svg:y="11.151cm">
            <draw:text-box>
              <text:p text:style-name="P3"><text:span text:style-name="T1">S-643C</text:span></text:p>
            </draw:text-box>
          </draw:frame>
          <draw:g>
            <draw:custom-shape draw:style-name="gr14" draw:text-style-name="P1" draw:layer="layout" svg:width="-0.485cm" svg:height="-0.211cm" svg:x="12.292cm" svg:y="11.5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11.946cm" svg:y="11.5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1.887cm" svg:y="11.4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2.151cm" svg:y="11.5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2.092cm" svg:y="11.4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2.351cm" svg:y="11.5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2.292cm" svg:y="11.4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0.814719694830799) translate (12.154cm 11.415cm)">
              <text:p/>
            </draw:rect>
            <draw:line draw:style-name="gr17" draw:text-style-name="P1" draw:layer="layout" svg:x1="12.351cm" svg:y1="11.447cm" svg:x2="12.482cm" svg:y2="11.448cm">
              <text:p/>
            </draw:line>
            <draw:line draw:style-name="gr17" draw:text-style-name="P1" draw:layer="layout" svg:x1="12.473cm" svg:y1="11.513cm" svg:x2="12.474cm" svg:y2="11.382cm">
              <text:p/>
            </draw:line>
          </draw:g>
          <draw:custom-shape draw:style-name="gr4" draw:text-style-name="P1" draw:layer="layout" svg:width="-0.22cm" svg:height="-0.22cm" svg:x="11.854cm" svg:y="12.099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-0.22cm" svg:height="-0.22cm" svg:x="12.587cm" svg:y="12.09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12.208cm 11.99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7" draw:text-style-name="P6" draw:layer="layout" svg:width="5.726cm" svg:height="0.64cm" svg:x="11.268cm" svg:y="14.345cm">
          <draw:text-box>
            <text:p><text:span text:style-name="T2">Zwei Abschnitte könnten entfallen</text:span></text:p>
          </draw:text-box>
        </draw:frame>
        <draw:line draw:style-name="gr28" draw:text-style-name="P1" draw:layer="layout" svg:x1="13.671cm" svg:y1="14.345cm" svg:x2="13.671cm" svg:y2="13.895cm">
          <text:p/>
        </draw:line>
        <draw:line draw:style-name="gr28" draw:text-style-name="P1" draw:layer="layout" svg:x1="15.487cm" svg:y1="14.345cm" svg:x2="15.473cm" svg:y2="13.895cm">
          <text:p/>
        </draw:line>
        <draw:frame draw:style-name="gr27" draw:layer="layout" svg:width="5.679cm" svg:height="0.963cm" svg:x="20.718cm" svg:y="3.879cm">
          <draw:text-box>
            <text:p>Stand: 28.01.2018</text:p>
          </draw:text-box>
        </draw:frame>
        <draw:g>
          <draw:g>
            <draw:custom-shape draw:style-name="gr1" draw:text-style-name="P3" draw:layer="layout" svg:width="2.191cm" svg:height="1.745cm" svg:x="12.682cm" svg:y="11.28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4.527cm" svg:y1="12.702cm" svg:x2="13.028cm" svg:y2="12.702cm">
              <text:p/>
            </draw:line>
            <draw:line draw:style-name="gr2" draw:text-style-name="P3" draw:layer="layout" svg:x1="12.913cm" svg:y1="12.484cm" svg:x2="14.643cm" svg:y2="12.484cm">
              <text:p/>
            </draw:line>
            <draw:line draw:style-name="gr2" draw:text-style-name="P3" draw:layer="layout" svg:x1="12.913cm" svg:y1="11.829cm" svg:x2="14.643cm" svg:y2="11.829cm">
              <text:p/>
            </draw:line>
            <draw:line draw:style-name="gr2" draw:text-style-name="P3" draw:layer="layout" svg:x1="14.527cm" svg:y1="11.611cm" svg:x2="13.028cm" svg:y2="11.611cm">
              <text:p/>
            </draw:line>
          </draw:g>
          <draw:frame draw:style-name="gr6" draw:text-style-name="P5" draw:layer="layout" svg:width="0.983cm" svg:height="0.432cm" svg:x="13.235cm" svg:y="12.702cm">
            <draw:text-box>
              <text:p text:style-name="P3"><text:span text:style-name="T1">S-710A</text:span></text:p>
            </draw:text-box>
          </draw:frame>
        </draw:g>
        <draw:g>
          <draw:g>
            <draw:custom-shape draw:style-name="gr1" draw:text-style-name="P1" draw:layer="layout" svg:width="2.191cm" svg:height="1.745cm" svg:x="15.969cm" svg:y="11.27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7.814cm" svg:y1="12.691cm" svg:x2="16.315cm" svg:y2="12.691cm">
              <text:p/>
            </draw:line>
            <draw:line draw:style-name="gr2" draw:text-style-name="P1" draw:layer="layout" svg:x1="16.2cm" svg:y1="12.473cm" svg:x2="17.93cm" svg:y2="12.473cm">
              <text:p/>
            </draw:line>
            <draw:line draw:style-name="gr2" draw:text-style-name="P1" draw:layer="layout" svg:x1="16.2cm" svg:y1="11.818cm" svg:x2="17.93cm" svg:y2="11.818cm">
              <text:p/>
            </draw:line>
            <draw:line draw:style-name="gr2" draw:text-style-name="P1" draw:layer="layout" svg:x1="17.814cm" svg:y1="11.6cm" svg:x2="16.315cm" svg:y2="11.6cm">
              <text:p/>
            </draw:line>
          </draw:g>
          <draw:frame draw:style-name="gr6" draw:text-style-name="P2" draw:layer="layout" svg:width="0.983cm" svg:height="0.432cm" svg:x="16.522cm" svg:y="12.691cm">
            <draw:text-box>
              <text:p><text:span text:style-name="T1">S-710A</text:span></text:p>
            </draw:text-box>
          </draw:frame>
        </draw:g>
        <draw:g>
          <draw:g>
            <draw:line draw:style-name="gr11" draw:text-style-name="P1" draw:layer="layout" svg:x1="12.844cm" svg:y1="13.572cm" svg:x2="11.345cm" svg:y2="13.572cm">
              <text:p/>
            </draw:line>
            <draw:line draw:style-name="gr11" draw:text-style-name="P1" draw:layer="layout" svg:x1="11.23cm" svg:y1="13.354cm" svg:x2="12.96cm" svg:y2="13.354cm">
              <text:p/>
            </draw:line>
            <draw:custom-shape draw:style-name="gr12" draw:text-style-name="P1" draw:layer="layout" svg:width="2.191cm" svg:height="0.86cm" svg:x="11.006cm" svg:y="13.03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12.844cm" svg:y1="13.572cm" svg:x2="11.345cm" svg:y2="13.572cm">
              <text:p/>
            </draw:line>
            <draw:line draw:style-name="gr11" draw:text-style-name="P1" draw:layer="layout" svg:x1="11.23cm" svg:y1="13.354cm" svg:x2="12.96cm" svg:y2="13.354cm">
              <text:p/>
            </draw:line>
          </draw:g>
          <draw:frame draw:style-name="gr6" draw:text-style-name="P2" draw:layer="layout" svg:width="0.983cm" svg:height="0.432cm" svg:x="11.709cm" svg:y="13.572cm">
            <draw:text-box>
              <text:p><text:span text:style-name="T1">S-510A</text:span></text:p>
            </draw:text-box>
          </draw:frame>
        </draw:g>
        <draw:g>
          <draw:g>
            <draw:line draw:style-name="gr11" draw:text-style-name="P1" draw:layer="layout" svg:x1="19.471cm" svg:y1="13.572cm" svg:x2="17.972cm" svg:y2="13.572cm">
              <text:p/>
            </draw:line>
            <draw:line draw:style-name="gr11" draw:text-style-name="P1" draw:layer="layout" svg:x1="17.857cm" svg:y1="13.354cm" svg:x2="19.587cm" svg:y2="13.354cm">
              <text:p/>
            </draw:line>
            <draw:custom-shape draw:style-name="gr12" draw:text-style-name="P1" draw:layer="layout" svg:width="2.191cm" svg:height="0.86cm" svg:x="17.633cm" svg:y="13.03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19.471cm" svg:y1="13.572cm" svg:x2="17.972cm" svg:y2="13.572cm">
              <text:p/>
            </draw:line>
            <draw:line draw:style-name="gr11" draw:text-style-name="P1" draw:layer="layout" svg:x1="17.857cm" svg:y1="13.354cm" svg:x2="19.587cm" svg:y2="13.354cm">
              <text:p/>
            </draw:line>
          </draw:g>
          <draw:frame draw:style-name="gr6" draw:text-style-name="P2" draw:layer="layout" svg:width="0.983cm" svg:height="0.432cm" svg:x="18.336cm" svg:y="13.572cm">
            <draw:text-box>
              <text:p><text:span text:style-name="T1">S-510A</text:span></text:p>
            </draw:text-box>
          </draw:frame>
        </draw:g>
        <draw:g>
          <draw:custom-shape draw:style-name="gr1" draw:text-style-name="P1" draw:layer="layout" svg:width="2.193cm" svg:height="1.746cm" svg:x="14.706cm" svg:y="3.44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6.552cm" svg:y1="4.862cm" svg:x2="15.052cm" svg:y2="4.862cm">
            <text:p/>
          </draw:line>
          <draw:line draw:style-name="gr2" draw:text-style-name="P1" draw:layer="layout" svg:x1="14.937cm" svg:y1="4.644cm" svg:x2="16.668cm" svg:y2="4.644cm">
            <text:p/>
          </draw:line>
          <draw:line draw:style-name="gr2" draw:text-style-name="P1" draw:layer="layout" svg:x1="15.052cm" svg:y1="4.862cm" svg:x2="16.668cm" svg:y2="3.989cm">
            <text:p/>
          </draw:line>
          <draw:line draw:style-name="gr2" draw:text-style-name="P1" draw:layer="layout" svg:x1="14.937cm" svg:y1="4.644cm" svg:x2="16.553cm" svg:y2="3.771cm">
            <text:p/>
          </draw:line>
          <draw:custom-shape draw:style-name="gr3" draw:text-style-name="P1" draw:layer="layout" svg:width="0.23cm" svg:height="0.218cm" svg:x="16.38cm" svg:y="4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15.358cm" svg:y="4.862cm">
            <draw:text-box>
              <text:p><text:span text:style-name="T1">S-954A</text:span></text:p>
            </draw:text-box>
          </draw:frame>
        </draw:g>
        <draw:g>
          <draw:custom-shape draw:style-name="gr1" draw:text-style-name="P1" draw:layer="layout" svg:width="2.193cm" svg:height="1.746cm" draw:transform="rotate (3.1415926535892) translate (15.258cm 6.076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3.412cm" svg:y1="4.658cm" svg:x2="14.912cm" svg:y2="4.658cm">
            <text:p/>
          </draw:line>
          <draw:line draw:style-name="gr2" draw:text-style-name="P1" draw:layer="layout" svg:x1="15.027cm" svg:y1="4.876cm" svg:x2="13.296cm" svg:y2="4.876cm">
            <text:p/>
          </draw:line>
          <draw:line draw:style-name="gr2" draw:text-style-name="P1" draw:layer="layout" svg:x1="14.912cm" svg:y1="4.658cm" svg:x2="13.296cm" svg:y2="5.531cm">
            <text:p/>
          </draw:line>
          <draw:line draw:style-name="gr2" draw:text-style-name="P1" draw:layer="layout" svg:x1="15.027cm" svg:y1="4.876cm" svg:x2="13.411cm" svg:y2="5.749cm">
            <text:p/>
          </draw:line>
          <draw:custom-shape draw:style-name="gr3" draw:text-style-name="P1" draw:layer="layout" svg:width="-0.23cm" svg:height="-0.218cm" svg:x="13.584cm" svg:y="5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-0.983cm" svg:height="-0.433cm" svg:x="14.606cm" svg:y="4.658cm">
            <draw:text-box>
              <text:p><text:span text:style-name="T1">S-954A</text:span></text:p>
            </draw:text-box>
          </draw:frame>
        </draw:g>
        <draw:g>
          <draw:custom-shape draw:style-name="gr10" draw:text-style-name="P1" draw:layer="layout" svg:width="2.191cm" svg:height="0.86cm" svg:x="9.33cm" svg:y="4.29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10.311cm" svg:y="4.341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168cm" svg:y1="4.83cm" svg:x2="9.669cm" svg:y2="4.83cm">
            <text:p/>
          </draw:line>
          <draw:line draw:style-name="gr2" draw:text-style-name="P1" draw:layer="layout" svg:x1="9.554cm" svg:y1="4.612cm" svg:x2="11.284cm" svg:y2="4.612cm">
            <text:p/>
          </draw:line>
          <draw:line draw:style-name="gr2" draw:text-style-name="P1" draw:layer="layout" svg:x1="11.179cm" svg:y1="4.83cm" svg:x2="9.669cm" svg:y2="4.83cm">
            <text:p/>
          </draw:line>
          <draw:line draw:style-name="gr2" draw:text-style-name="P1" draw:layer="layout" svg:x1="9.537cm" svg:y1="4.612cm" svg:x2="11.317cm" svg:y2="4.612cm">
            <text:p/>
          </draw:line>
          <draw:frame draw:style-name="gr6" draw:text-style-name="P2" draw:layer="layout" svg:width="0.992cm" svg:height="0.432cm" svg:x="10.69cm" svg:y="4.18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0.485cm" svg:height="0.211cm" svg:x="10.228cm" svg:y="4.8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10.574cm" svg:y="4.8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0.633cm" svg:y="4.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0.369cm" svg:y="4.8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0.428cm" svg:y="4.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0.169cm" svg:y="4.8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0.228cm" svg:y="4.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10.366cm 5.023cm)">
              <text:p/>
            </draw:rect>
            <draw:line draw:style-name="gr17" draw:text-style-name="P1" draw:layer="layout" svg:x1="10.169cm" svg:y1="4.991cm" svg:x2="10.038cm" svg:y2="4.99cm">
              <text:p/>
            </draw:line>
            <draw:line draw:style-name="gr17" draw:text-style-name="P1" draw:layer="layout" svg:x1="10.047cm" svg:y1="4.925cm" svg:x2="10.046cm" svg:y2="5.056cm">
              <text:p/>
            </draw:line>
          </draw:g>
          <draw:custom-shape draw:style-name="gr4" draw:text-style-name="P1" draw:layer="layout" svg:width="0.22cm" svg:height="0.22cm" svg:x="10.668cm" svg:y="4.341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9.935cm" svg:y="4.346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10.314cm 4.4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draw:transform="rotate (3.1415926535892) translate (21.831cm 8.28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20.62cm" svg:y="7.47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1.477cm" svg:y1="7.963cm" svg:x2="19.978cm" svg:y2="7.963cm">
            <text:p/>
          </draw:line>
          <draw:line draw:style-name="gr2" draw:text-style-name="P1" draw:layer="layout" svg:x1="21.488cm" svg:y1="7.745cm" svg:x2="19.978cm" svg:y2="7.745cm">
            <text:p/>
          </draw:line>
          <draw:line draw:style-name="gr2" draw:text-style-name="P1" draw:layer="layout" svg:x1="19.854cm" svg:y1="7.964cm" svg:x2="21.634cm" svg:y2="7.964cm">
            <text:p/>
          </draw:line>
          <draw:frame draw:style-name="gr6" draw:text-style-name="P2" draw:layer="layout" svg:width="-0.992cm" svg:height="-0.432cm" svg:x="20.481cm" svg:y="8.422cm">
            <draw:text-box>
              <text:p text:style-name="P3"><text:span text:style-name="T1">S-643C</text:span></text:p>
            </draw:text-box>
          </draw:frame>
          <draw:g>
            <draw:custom-shape draw:style-name="gr14" draw:text-style-name="P1" draw:layer="layout" svg:width="0.485cm" svg:height="0.211cm" svg:x="20.539cm" svg:y="8.0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20.885cm" svg:y="8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944cm" svg:y="8.0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20.68cm" svg:y="8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739cm" svg:y="8.0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20.48cm" svg:y="8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539cm" svg:y="8.0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20.677cm 8.158cm)">
              <text:p/>
            </draw:rect>
            <draw:line draw:style-name="gr17" draw:text-style-name="P1" draw:layer="layout" svg:x1="20.48cm" svg:y1="8.126cm" svg:x2="20.349cm" svg:y2="8.125cm">
              <text:p/>
            </draw:line>
            <draw:line draw:style-name="gr17" draw:text-style-name="P1" draw:layer="layout" svg:x1="20.358cm" svg:y1="8.06cm" svg:x2="20.357cm" svg:y2="8.191cm">
              <text:p/>
            </draw:line>
          </draw:g>
          <draw:custom-shape draw:style-name="gr4" draw:text-style-name="P1" draw:layer="layout" svg:width="0.22cm" svg:height="0.22cm" svg:x="20.977cm" svg:y="7.47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20.244cm" svg:y="7.479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20.623cm 7.5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1" draw:text-style-name="P3" draw:layer="layout" svg:width="2.191cm" svg:height="1.745cm" svg:x="17.985cm" svg:y="6.56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9.83cm" svg:y1="7.987cm" svg:x2="18.331cm" svg:y2="7.987cm">
              <text:p/>
            </draw:line>
            <draw:line draw:style-name="gr2" draw:text-style-name="P3" draw:layer="layout" svg:x1="18.216cm" svg:y1="7.769cm" svg:x2="19.946cm" svg:y2="7.769cm">
              <text:p/>
            </draw:line>
            <draw:line draw:style-name="gr2" draw:text-style-name="P3" draw:layer="layout" svg:x1="18.216cm" svg:y1="7.114cm" svg:x2="19.946cm" svg:y2="7.114cm">
              <text:p/>
            </draw:line>
            <draw:line draw:style-name="gr2" draw:text-style-name="P3" draw:layer="layout" svg:x1="19.83cm" svg:y1="6.896cm" svg:x2="18.331cm" svg:y2="6.896cm">
              <text:p/>
            </draw:line>
          </draw:g>
          <draw:frame draw:style-name="gr6" draw:text-style-name="P5" draw:layer="layout" svg:width="0.983cm" svg:height="0.432cm" svg:x="18.538cm" svg:y="7.987cm">
            <draw:text-box>
              <text:p text:style-name="P3"><text:span text:style-name="T1">S-710A</text:span></text:p>
            </draw:text-box>
          </draw:frame>
        </draw:g>
        <draw:g>
          <draw:custom-shape draw:style-name="gr1" draw:text-style-name="P1" draw:layer="layout" svg:width="2.193cm" svg:height="1.746cm" svg:x="11.516cm" svg:y="6.35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3.362cm" svg:y1="7.769cm" svg:x2="11.862cm" svg:y2="7.769cm">
            <text:p/>
          </draw:line>
          <draw:line draw:style-name="gr2" draw:text-style-name="P1" draw:layer="layout" svg:x1="11.747cm" svg:y1="7.551cm" svg:x2="13.478cm" svg:y2="7.551cm">
            <text:p/>
          </draw:line>
          <draw:line draw:style-name="gr2" draw:text-style-name="P1" draw:layer="layout" svg:x1="11.862cm" svg:y1="7.769cm" svg:x2="13.478cm" svg:y2="6.896cm">
            <text:p/>
          </draw:line>
          <draw:line draw:style-name="gr2" draw:text-style-name="P1" draw:layer="layout" svg:x1="11.747cm" svg:y1="7.551cm" svg:x2="13.363cm" svg:y2="6.678cm">
            <text:p/>
          </draw:line>
          <draw:custom-shape draw:style-name="gr3" draw:text-style-name="P1" draw:layer="layout" svg:width="0.23cm" svg:height="0.218cm" svg:x="13.19cm" svg:y="7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12.168cm" svg:y="7.769cm">
            <draw:text-box>
              <text:p><text:span text:style-name="T1">S-954A</text:span></text:p>
            </draw:text-box>
          </draw:frame>
        </draw:g>
        <draw:g>
          <draw:g>
            <draw:line draw:style-name="gr11" draw:text-style-name="P1" draw:layer="layout" svg:x1="6.401cm" svg:y1="13.372cm" svg:x2="7.9cm" svg:y2="13.372cm">
              <text:p/>
            </draw:line>
            <draw:line draw:style-name="gr11" draw:text-style-name="P1" draw:layer="layout" svg:x1="8.015cm" svg:y1="13.59cm" svg:x2="6.285cm" svg:y2="13.59cm">
              <text:p/>
            </draw:line>
            <draw:custom-shape draw:style-name="gr12" draw:text-style-name="P1" draw:layer="layout" svg:width="2.191cm" svg:height="0.86cm" draw:transform="rotate (3.1415926535892) translate (8.239cm 13.90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6.401cm" svg:y1="13.372cm" svg:x2="7.9cm" svg:y2="13.372cm">
              <text:p/>
            </draw:line>
            <draw:line draw:style-name="gr11" draw:text-style-name="P1" draw:layer="layout" svg:x1="8.015cm" svg:y1="13.59cm" svg:x2="6.285cm" svg:y2="13.59cm">
              <text:p/>
            </draw:line>
          </draw:g>
          <draw:frame draw:style-name="gr6" draw:text-style-name="P2" draw:layer="layout" svg:width="-0.983cm" svg:height="-0.432cm" svg:x="7.536cm" svg:y="13.372cm">
            <draw:text-box>
              <text:p><text:span text:style-name="T1">S-510A</text:span></text:p>
            </draw:text-box>
          </draw:frame>
        </draw:g>
        <draw:g>
          <draw:g>
            <draw:custom-shape draw:style-name="gr1" draw:text-style-name="P1" draw:layer="layout" svg:width="2.192cm" svg:height="1.746cm" svg:x="4.389cm" svg:y="12.1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6.235cm" svg:y1="13.579cm" svg:x2="4.735cm" svg:y2="13.579cm">
              <text:p/>
            </draw:line>
            <draw:line draw:style-name="gr2" draw:text-style-name="P1" draw:layer="layout" svg:x1="4.62cm" svg:y1="13.361cm" svg:x2="6.351cm" svg:y2="13.361cm">
              <text:p/>
            </draw:line>
          </draw:g>
          <draw:frame draw:style-name="gr6" draw:text-style-name="P2" draw:layer="layout" svg:width="0.983cm" svg:height="0.432cm" svg:x="4.966cm" svg:y="12.16cm">
            <draw:text-box>
              <text:p><text:span text:style-name="T1">S-709A</text:span></text:p>
            </draw:text-box>
          </draw:frame>
        </draw:g>
        <draw:g>
          <draw:g>
            <draw:line draw:style-name="gr11" draw:text-style-name="P1" draw:layer="layout" svg:x1="3.095cm" svg:y1="13.372cm" svg:x2="4.594cm" svg:y2="13.372cm">
              <text:p/>
            </draw:line>
            <draw:line draw:style-name="gr11" draw:text-style-name="P1" draw:layer="layout" svg:x1="4.709cm" svg:y1="13.59cm" svg:x2="2.979cm" svg:y2="13.59cm">
              <text:p/>
            </draw:line>
            <draw:custom-shape draw:style-name="gr12" draw:text-style-name="P1" draw:layer="layout" svg:width="2.191cm" svg:height="0.86cm" draw:transform="rotate (3.1415926535892) translate (4.933cm 13.90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3.095cm" svg:y1="13.372cm" svg:x2="4.594cm" svg:y2="13.372cm">
              <text:p/>
            </draw:line>
            <draw:line draw:style-name="gr11" draw:text-style-name="P1" draw:layer="layout" svg:x1="4.709cm" svg:y1="13.59cm" svg:x2="2.979cm" svg:y2="13.59cm">
              <text:p/>
            </draw:line>
          </draw:g>
          <draw:frame draw:style-name="gr6" draw:text-style-name="P2" draw:layer="layout" svg:width="-0.983cm" svg:height="-0.432cm" svg:x="4.23cm" svg:y="13.372cm">
            <draw:text-box>
              <text:p><text:span text:style-name="T1">S-510A</text:span></text:p>
            </draw:text-box>
          </draw:frame>
        </draw:g>
        <draw:g>
          <draw:custom-shape draw:style-name="gr1" draw:text-style-name="P1" draw:layer="layout" svg:width="2.191cm" svg:height="1.745cm" svg:x="6.887cm" svg:y="10.1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7.098cm" svg:y1="11.39cm" svg:x2="7.81cm" svg:y2="11.01cm">
            <text:p/>
          </draw:line>
          <draw:line draw:style-name="gr2" draw:text-style-name="P1" draw:layer="layout" svg:x1="7.811cm" svg:y1="11.01cm" svg:x2="7.83cm" svg:y2="10.178cm">
            <text:p/>
          </draw:line>
          <draw:line draw:style-name="gr2" draw:text-style-name="P1" draw:layer="layout" svg:x1="8.087cm" svg:y1="11.139cm" svg:x2="8.109cm" svg:y2="10.178cm">
            <text:p/>
          </draw:line>
          <draw:line draw:style-name="gr2" draw:text-style-name="P1" draw:layer="layout" svg:x1="7.234cm" svg:y1="11.596cm" svg:x2="8.087cm" svg:y2="11.139cm">
            <text:p/>
          </draw:line>
          <draw:rect draw:style-name="gr24" draw:text-style-name="P1" draw:layer="layout" svg:width="0.27cm" svg:height="0.562cm" draw:transform="skewX (0.003490658503988) rotate (-0.0260054058558972) translate (7.839cm 10.174cm)">
            <text:p/>
          </draw:rect>
          <draw:rect draw:style-name="gr24" draw:text-style-name="P1" draw:layer="layout" svg:width="0.243cm" svg:height="0.552cm" draw:transform="skewX (0.0596902604181948) rotate (-1.02049401364208) translate (7.586cm 11.128cm)">
            <text:p/>
          </draw:rect>
          <draw:frame draw:style-name="gr6" draw:text-style-name="P2" draw:layer="layout" svg:width="0.983cm" svg:height="0.432cm" svg:x="7.477cm" svg:y="11.596cm">
            <draw:text-box>
              <text:p><text:span text:style-name="T1">S-717A</text:span></text:p>
            </draw:text-box>
          </draw:frame>
        </draw:g>
        <draw:g>
          <draw:g>
            <draw:custom-shape draw:style-name="gr1" draw:text-style-name="P1" draw:layer="layout" svg:width="2.191cm" svg:height="1.745cm" svg:x="1.093cm" svg:y="10.411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.051cm" svg:y1="12.155cm" svg:x2="2.052cm" svg:y2="10.411cm">
              <text:p/>
            </draw:line>
            <draw:line draw:style-name="gr2" draw:text-style-name="P1" draw:layer="layout" svg:x1="2.326cm" svg:y1="12.156cm" svg:x2="2.331cm" svg:y2="10.413cm">
              <text:p/>
            </draw:line>
            <draw:line draw:style-name="gr2" draw:text-style-name="P1" draw:layer="layout" svg:x1="2.035cm" svg:y1="12.139cm" svg:x2="2.036cm" svg:y2="10.395cm">
              <text:p/>
            </draw:line>
            <draw:line draw:style-name="gr2" draw:text-style-name="P1" draw:layer="layout" svg:x1="2.31cm" svg:y1="12.14cm" svg:x2="2.315cm" svg:y2="10.397cm">
              <text:p/>
            </draw:line>
            <draw:rect draw:style-name="gr24" draw:text-style-name="P1" draw:layer="layout" svg:width="0.27cm" svg:height="0.562cm" draw:transform="skewX (0.003490658503988) rotate (0.0047123889803838) translate (2.044cm 10.4cm)">
              <text:p/>
            </draw:rect>
            <draw:rect draw:style-name="gr24" draw:text-style-name="P1" draw:layer="layout" svg:width="0.27cm" svg:height="0.562cm" draw:transform="skewX (0.003490658503988) rotate (0.0047123889803838) translate (2.045cm 11.601cm)">
              <text:p/>
            </draw:rect>
          </draw:g>
          <draw:frame draw:style-name="gr6" draw:text-style-name="P2" draw:layer="layout" svg:width="0.975cm" svg:height="0.432cm" draw:transform="rotate (1.0175269539125) translate (2.456cm 11.995cm)">
            <draw:text-box>
              <text:p><text:span text:style-name="T1">S-711A</text:span></text:p>
            </draw:text-box>
          </draw:frame>
        </draw:g>
        <draw:g>
          <draw:custom-shape draw:style-name="gr1" draw:text-style-name="P1" draw:layer="layout" svg:width="2.191cm" svg:height="1.745cm" draw:transform="rotate (-3.1381019950864) translate (3.286cm 7.791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3.071cm" svg:y1="6.579cm" svg:x2="2.36cm" svg:y2="6.961cm">
            <text:p/>
          </draw:line>
          <draw:line draw:style-name="gr2" draw:text-style-name="P1" draw:layer="layout" svg:x1="2.359cm" svg:y1="6.961cm" svg:x2="2.343cm" svg:y2="7.793cm">
            <text:p/>
          </draw:line>
          <draw:line draw:style-name="gr2" draw:text-style-name="P1" draw:layer="layout" svg:x1="2.083cm" svg:y1="6.833cm" svg:x2="2.064cm" svg:y2="7.794cm">
            <text:p/>
          </draw:line>
          <draw:line draw:style-name="gr2" draw:text-style-name="P1" draw:layer="layout" svg:x1="2.934cm" svg:y1="6.373cm" svg:x2="2.083cm" svg:y2="6.833cm">
            <text:p/>
          </draw:line>
          <draw:rect draw:style-name="gr24" draw:text-style-name="P1" draw:layer="layout" svg:width="0.27cm" svg:height="0.562cm" draw:transform="skewX (0.003490658503988) rotate (3.11907790623848) translate (2.334cm 7.797cm)">
            <text:p/>
          </draw:rect>
          <draw:rect draw:style-name="gr24" draw:text-style-name="P1" draw:layer="layout" svg:width="0.243cm" svg:height="0.552cm" draw:transform="skewX (0.0596902604181949) rotate (2.1245892984523) translate (2.584cm 6.843cm)">
            <text:p/>
          </draw:rect>
          <draw:frame draw:style-name="gr6" draw:text-style-name="P2" draw:layer="layout" svg:width="0.983cm" svg:height="0.432cm" draw:transform="rotate (-3.1381019950864) translate (2.691cm 6.374cm)">
            <draw:text-box>
              <text:p><text:span text:style-name="T1">S-717A</text:span></text:p>
            </draw:text-box>
          </draw:frame>
        </draw:g>
        <draw:g>
          <draw:custom-shape draw:style-name="gr1" draw:text-style-name="P1" draw:layer="layout" svg:width="2.193cm" svg:height="1.746cm" svg:x="2.74cm" svg:y="5.19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4.586cm" svg:y1="6.609cm" svg:x2="3.086cm" svg:y2="6.609cm">
            <text:p/>
          </draw:line>
          <draw:line draw:style-name="gr2" draw:text-style-name="P1" draw:layer="layout" svg:x1="2.971cm" svg:y1="6.391cm" svg:x2="4.702cm" svg:y2="6.391cm">
            <text:p/>
          </draw:line>
          <draw:line draw:style-name="gr2" draw:text-style-name="P1" draw:layer="layout" svg:x1="3.086cm" svg:y1="6.609cm" svg:x2="4.702cm" svg:y2="5.736cm">
            <text:p/>
          </draw:line>
          <draw:line draw:style-name="gr2" draw:text-style-name="P1" draw:layer="layout" svg:x1="2.971cm" svg:y1="6.391cm" svg:x2="4.587cm" svg:y2="5.518cm">
            <text:p/>
          </draw:line>
          <draw:custom-shape draw:style-name="gr3" draw:text-style-name="P1" draw:layer="layout" svg:width="0.23cm" svg:height="0.218cm" svg:x="4.414cm" svg:y="5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3.392cm" svg:y="6.609cm">
            <draw:text-box>
              <text:p><text:span text:style-name="T1">S-954A</text:span></text:p>
            </draw:text-box>
          </draw:frame>
        </draw:g>
        <draw:g>
          <draw:g>
            <draw:custom-shape draw:style-name="gr1" draw:text-style-name="P1" draw:layer="layout" svg:width="2.192cm" svg:height="1.746cm" svg:x="6.033cm" svg:y="5.18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7.879cm" svg:y1="6.602cm" svg:x2="6.379cm" svg:y2="6.602cm">
              <text:p/>
            </draw:line>
            <draw:line draw:style-name="gr2" draw:text-style-name="P1" draw:layer="layout" svg:x1="6.264cm" svg:y1="6.384cm" svg:x2="7.995cm" svg:y2="6.384cm">
              <text:p/>
            </draw:line>
          </draw:g>
          <draw:frame draw:style-name="gr6" draw:text-style-name="P2" draw:layer="layout" svg:width="0.983cm" svg:height="0.432cm" svg:x="6.61cm" svg:y="5.183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2cm" svg:height="1.746cm" draw:transform="rotate (-3.13967279141319) translate (6.572cm 7.81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4.723cm" svg:y1="6.394cm" svg:x2="6.223cm" svg:y2="6.391cm">
              <text:p/>
            </draw:line>
            <draw:line draw:style-name="gr2" draw:text-style-name="P1" draw:layer="layout" svg:x1="6.338cm" svg:y1="6.609cm" svg:x2="4.607cm" svg:y2="6.612cm">
              <text:p/>
            </draw:line>
          </draw:g>
          <draw:frame draw:style-name="gr6" draw:text-style-name="P2" draw:layer="layout" svg:width="0.983cm" svg:height="0.432cm" draw:transform="rotate (-3.13967279141319) translate (5.995cm 7.81cm)">
            <draw:text-box>
              <text:p><text:span text:style-name="T1">S-709A</text:span></text:p>
            </draw:text-box>
          </draw:frame>
        </draw:g>
        <draw:g>
          <draw:custom-shape draw:style-name="gr1" draw:text-style-name="P1" draw:layer="layout" svg:width="2.193cm" svg:height="1.746cm" draw:transform="rotate (3.1415926535892) translate (6.57cm 6.06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4.724cm" svg:y1="4.646cm" svg:x2="6.224cm" svg:y2="4.646cm">
            <text:p/>
          </draw:line>
          <draw:line draw:style-name="gr2" draw:text-style-name="P1" draw:layer="layout" svg:x1="6.339cm" svg:y1="4.864cm" svg:x2="4.608cm" svg:y2="4.864cm">
            <text:p/>
          </draw:line>
          <draw:line draw:style-name="gr2" draw:text-style-name="P1" draw:layer="layout" svg:x1="6.224cm" svg:y1="4.646cm" svg:x2="4.608cm" svg:y2="5.519cm">
            <text:p/>
          </draw:line>
          <draw:line draw:style-name="gr2" draw:text-style-name="P1" draw:layer="layout" svg:x1="6.339cm" svg:y1="4.864cm" svg:x2="4.723cm" svg:y2="5.737cm">
            <text:p/>
          </draw:line>
          <draw:custom-shape draw:style-name="gr3" draw:text-style-name="P1" draw:layer="layout" svg:width="-0.23cm" svg:height="-0.218cm" svg:x="4.896cm" svg:y="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-0.983cm" svg:height="-0.433cm" svg:x="5.918cm" svg:y="4.646cm">
            <draw:text-box>
              <text:p><text:span text:style-name="T1">S-954A</text:span></text:p>
            </draw:text-box>
          </draw:frame>
        </draw:g>
        <draw:g>
          <draw:custom-shape draw:style-name="gr1" draw:text-style-name="P1" draw:layer="layout" svg:width="2.192cm" svg:height="1.746cm" draw:transform="rotate (-0.00331612557997587) translate (1.095cm 12.154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2.936cm" svg:y1="13.579cm" svg:x2="1.436cm" svg:y2="13.574cm">
            <text:p/>
          </draw:line>
          <draw:line draw:style-name="gr2" draw:text-style-name="P1" draw:layer="layout" svg:x1="1.321cm" svg:y1="13.355cm" svg:x2="3.052cm" svg:y2="13.361cm">
            <text:p/>
          </draw:line>
          <draw:line draw:style-name="gr2" draw:text-style-name="P1" draw:layer="layout" svg:x1="1.436cm" svg:y1="13.574cm" svg:x2="2.364cm" svg:y2="12.158cm">
            <text:p/>
          </draw:line>
          <draw:line draw:style-name="gr2" draw:text-style-name="P1" draw:layer="layout" svg:x1="1.321cm" svg:y1="13.355cm" svg:x2="2.086cm" svg:y2="12.157cm">
            <text:p/>
          </draw:line>
          <draw:custom-shape draw:style-name="gr3" draw:text-style-name="P1" draw:layer="layout" svg:width="0.23cm" svg:height="0.219cm" draw:transform="rotate (-0.00331612557997587) translate (2.766cm 12.9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2" draw:layer="layout" svg:width="0.984cm" svg:height="0.432cm" draw:transform="rotate (-0.00331612557997498) translate (1.638cm 13.574cm)">
            <draw:text-box>
              <text:p><text:span text:style-name="T1">S-956A</text:span></text:p>
            </draw:text-box>
          </draw:frame>
        </draw:g>
        <draw:g>
          <draw:g>
            <draw:custom-shape draw:style-name="gr1" draw:text-style-name="P1" draw:layer="layout" svg:width="2.191cm" svg:height="1.745cm" svg:x="1.093cm" svg:y="8.66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.051cm" svg:y1="10.413cm" svg:x2="2.052cm" svg:y2="8.669cm">
              <text:p/>
            </draw:line>
            <draw:line draw:style-name="gr2" draw:text-style-name="P1" draw:layer="layout" svg:x1="2.326cm" svg:y1="10.414cm" svg:x2="2.331cm" svg:y2="8.671cm">
              <text:p/>
            </draw:line>
            <draw:line draw:style-name="gr2" draw:text-style-name="P1" draw:layer="layout" svg:x1="2.035cm" svg:y1="10.397cm" svg:x2="2.036cm" svg:y2="8.653cm">
              <text:p/>
            </draw:line>
            <draw:line draw:style-name="gr2" draw:text-style-name="P1" draw:layer="layout" svg:x1="2.31cm" svg:y1="10.398cm" svg:x2="2.315cm" svg:y2="8.655cm">
              <text:p/>
            </draw:line>
            <draw:rect draw:style-name="gr24" draw:text-style-name="P1" draw:layer="layout" svg:width="0.27cm" svg:height="0.562cm" draw:transform="skewX (0.003490658503988) rotate (0.0047123889803838) translate (2.044cm 8.658cm)">
              <text:p/>
            </draw:rect>
            <draw:rect draw:style-name="gr24" draw:text-style-name="P1" draw:layer="layout" svg:width="0.27cm" svg:height="0.562cm" draw:transform="skewX (0.003490658503988) rotate (0.0047123889803838) translate (2.045cm 9.859cm)">
              <text:p/>
            </draw:rect>
          </draw:g>
          <draw:frame draw:style-name="gr6" draw:text-style-name="P2" draw:layer="layout" svg:width="0.975cm" svg:height="0.432cm" draw:transform="rotate (1.0175269539125) translate (2.456cm 10.253cm)">
            <draw:text-box>
              <text:p><text:span text:style-name="T1">S-711A</text:span></text:p>
            </draw:text-box>
          </draw:frame>
        </draw:g>
        <draw:g>
          <draw:g>
            <draw:custom-shape draw:style-name="gr1" draw:text-style-name="P1" draw:layer="layout" svg:width="2.192cm" svg:height="1.746cm" svg:x="6.034cm" svg:y="3.43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7.88cm" svg:y1="4.856cm" svg:x2="6.38cm" svg:y2="4.856cm">
              <text:p/>
            </draw:line>
            <draw:line draw:style-name="gr2" draw:text-style-name="P1" draw:layer="layout" svg:x1="6.265cm" svg:y1="4.638cm" svg:x2="7.996cm" svg:y2="4.638cm">
              <text:p/>
            </draw:line>
          </draw:g>
          <draw:frame draw:style-name="gr6" draw:text-style-name="P2" draw:layer="layout" svg:width="0.983cm" svg:height="0.432cm" svg:x="6.611cm" svg:y="3.437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2cm" svg:height="1.746cm" draw:transform="rotate (3.1412435877388) translate (9.871cm 6.043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8.025cm" svg:y1="4.623cm" svg:x2="9.525cm" svg:y2="4.624cm">
              <text:p/>
            </draw:line>
            <draw:line draw:style-name="gr2" draw:text-style-name="P1" draw:layer="layout" svg:x1="9.64cm" svg:y1="4.842cm" svg:x2="7.909cm" svg:y2="4.841cm">
              <text:p/>
            </draw:line>
          </draw:g>
          <draw:frame draw:style-name="gr6" draw:text-style-name="P2" draw:layer="layout" svg:width="0.983cm" svg:height="0.432cm" draw:transform="rotate (3.1412435877388) translate (9.294cm 6.041cm)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2cm" svg:height="1.746cm" draw:transform="rotate (3.1412435877388) translate (9.871cm 7.79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8.025cm" svg:y1="6.37cm" svg:x2="9.525cm" svg:y2="6.371cm">
              <text:p/>
            </draw:line>
            <draw:line draw:style-name="gr2" draw:text-style-name="P1" draw:layer="layout" svg:x1="9.64cm" svg:y1="6.589cm" svg:x2="7.909cm" svg:y2="6.588cm">
              <text:p/>
            </draw:line>
          </draw:g>
          <draw:frame draw:style-name="gr6" draw:text-style-name="P2" draw:layer="layout" svg:width="0.983cm" svg:height="0.432cm" draw:transform="rotate (3.1412435877388) translate (9.294cm 7.788cm)">
            <draw:text-box>
              <text:p><text:span text:style-name="T1">S-709A</text:span></text:p>
            </draw:text-box>
          </draw:frame>
        </draw:g>
        <draw:g>
          <draw:custom-shape draw:style-name="gr10" draw:text-style-name="P1" draw:layer="layout" svg:width="2.191cm" svg:height="0.86cm" svg:x="9.325cm" svg:y="6.03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10.306cm" svg:y="6.0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163cm" svg:y1="6.569cm" svg:x2="9.664cm" svg:y2="6.569cm">
            <text:p/>
          </draw:line>
          <draw:line draw:style-name="gr2" draw:text-style-name="P1" draw:layer="layout" svg:x1="9.549cm" svg:y1="6.351cm" svg:x2="11.279cm" svg:y2="6.351cm">
            <text:p/>
          </draw:line>
          <draw:line draw:style-name="gr2" draw:text-style-name="P1" draw:layer="layout" svg:x1="11.174cm" svg:y1="6.569cm" svg:x2="9.664cm" svg:y2="6.569cm">
            <text:p/>
          </draw:line>
          <draw:line draw:style-name="gr2" draw:text-style-name="P1" draw:layer="layout" svg:x1="9.532cm" svg:y1="6.351cm" svg:x2="11.312cm" svg:y2="6.351cm">
            <text:p/>
          </draw:line>
          <draw:frame draw:style-name="gr6" draw:text-style-name="P2" draw:layer="layout" svg:width="0.992cm" svg:height="0.432cm" svg:x="10.685cm" svg:y="5.919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0.485cm" svg:height="0.211cm" svg:x="10.223cm" svg:y="6.6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10.569cm" svg:y="6.6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0.628cm" svg:y="6.6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0.364cm" svg:y="6.6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0.423cm" svg:y="6.6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0.164cm" svg:y="6.6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0.223cm" svg:y="6.6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10.361cm 6.762cm)">
              <text:p/>
            </draw:rect>
            <draw:line draw:style-name="gr17" draw:text-style-name="P1" draw:layer="layout" svg:x1="10.164cm" svg:y1="6.73cm" svg:x2="10.033cm" svg:y2="6.729cm">
              <text:p/>
            </draw:line>
            <draw:line draw:style-name="gr17" draw:text-style-name="P1" draw:layer="layout" svg:x1="10.042cm" svg:y1="6.664cm" svg:x2="10.041cm" svg:y2="6.795cm">
              <text:p/>
            </draw:line>
          </draw:g>
          <draw:custom-shape draw:style-name="gr4" draw:text-style-name="P1" draw:layer="layout" svg:width="0.22cm" svg:height="0.22cm" svg:x="10.663cm" svg:y="6.0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9.93cm" svg:y="6.08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10.309cm 6.18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</meta:initial-creator>
    <meta:creation-date>2017-06-04T20:20:56.54</meta:creation-date>
    <meta:editing-duration>P9DT6H3M39S</meta:editing-duration>
    <meta:editing-cycles>43</meta:editing-cycles>
    <dc:date>2019-03-08T21:14:38.85</dc:date>
    <meta:generator>OpenOffice/4.0.1$Win32 OpenOffice.org_project/401m5$Build-9714</meta:generator>
    <dc:creator>Dirk </dc:creator>
    <meta:document-statistic meta:object-count="1313"/>
  </office:meta>
</office:document-meta>
</file>